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QYFPA+TimesNewRoman" svg:font-family="AQYFPA+TimesNewRoman"/>
    <style:font-face style:name="AQYFPA+ËÎÌå" svg:font-family="AQYFPA+ËÎÌå"/>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automatic-styles>
    <style:style style:name="表格2" style:family="table">
      <style:table-properties style:width="17cm" table:align="margins"/>
    </style:style>
    <style:style style:name="表格2.A" style:family="table-column">
      <style:table-column-properties style:column-width="0.868cm" style:rel-column-width="3345*"/>
    </style:style>
    <style:style style:name="表格2.B" style:family="table-column">
      <style:table-column-properties style:column-width="16.133cm" style:rel-column-width="6219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0.868cm" style:rel-column-width="3345*"/>
    </style:style>
    <style:style style:name="表格3.B" style:family="table-column">
      <style:table-column-properties style:column-width="16.133cm" style:rel-column-width="62190*"/>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0.868cm" style:rel-column-width="3345*"/>
    </style:style>
    <style:style style:name="表格4.B" style:family="table-column">
      <style:table-column-properties style:column-width="16.133cm" style:rel-column-width="6219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padding="0.097cm" fo:border="0.05pt solid #000000"/>
    </style:style>
    <style:style style:name="表格8" style:family="table">
      <style:table-properties style:width="17cm" table:align="margins"/>
    </style:style>
    <style:style style:name="表格8.A" style:family="table-column">
      <style:table-column-properties style:column-width="0.868cm" style:rel-column-width="3345*"/>
    </style:style>
    <style:style style:name="表格8.B" style:family="table-column">
      <style:table-column-properties style:column-width="16.133cm" style:rel-column-width="62190*"/>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0.868cm" style:rel-column-width="3345*"/>
    </style:style>
    <style:style style:name="表格7.B" style:family="table-column">
      <style:table-column-properties style:column-width="16.133cm" style:rel-column-width="62190*"/>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0.868cm" style:rel-column-width="3345*"/>
    </style:style>
    <style:style style:name="表格6.B" style:family="table-column">
      <style:table-column-properties style:column-width="16.133cm" style:rel-column-width="62190*"/>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14" style:family="table">
      <style:table-properties style:width="17cm" table:align="margins"/>
    </style:style>
    <style:style style:name="表格14.A" style:family="table-column">
      <style:table-column-properties style:column-width="0.868cm" style:rel-column-width="3345*"/>
    </style:style>
    <style:style style:name="表格14.B" style:family="table-column">
      <style:table-column-properties style:column-width="16.133cm" style:rel-column-width="62190*"/>
    </style:style>
    <style:style style:name="表格14.A1" style:family="table-cell">
      <style:table-cell-properties fo:padding="0.097cm" fo:border-left="0.05pt solid #000000" fo:border-right="none" fo:border-top="0.05pt solid #000000" fo:border-bottom="0.05pt solid #000000"/>
    </style:style>
    <style:style style:name="表格14.B1" style:family="table-cell">
      <style:table-cell-properties fo:padding="0.097cm" fo:border="0.05pt solid #000000"/>
    </style:style>
    <style:style style:name="表格15" style:family="table">
      <style:table-properties style:width="17cm" table:align="margins"/>
    </style:style>
    <style:style style:name="表格15.A" style:family="table-column">
      <style:table-column-properties style:column-width="0.868cm" style:rel-column-width="3345*"/>
    </style:style>
    <style:style style:name="表格15.B" style:family="table-column">
      <style:table-column-properties style:column-width="16.133cm" style:rel-column-width="62190*"/>
    </style:style>
    <style:style style:name="表格15.A1" style:family="table-cell">
      <style:table-cell-properties fo:padding="0.097cm" fo:border-left="0.05pt solid #000000" fo:border-right="none" fo:border-top="0.05pt solid #000000" fo:border-bottom="0.05pt solid #000000"/>
    </style:style>
    <style:style style:name="表格15.B1" style:family="table-cell">
      <style:table-cell-properties fo:padding="0.097cm" fo:border="0.05pt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5pt solid #000000"/>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padding="0.097cm" fo:border="0.05pt solid #000000"/>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padding="0.097cm" fo:border="0.05pt solid #000000"/>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padding="0.097cm" fo:border="0.05pt solid #000000"/>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padding="0.097cm" fo:border="0.05pt solid #000000"/>
    </style:style>
    <style:style style:name="表格38" style:family="table">
      <style:table-properties style:width="17cm" table:align="margins"/>
    </style:style>
    <style:style style:name="表格38.A" style:family="table-column">
      <style:table-column-properties style:column-width="0.868cm" style:rel-column-width="3345*"/>
    </style:style>
    <style:style style:name="表格38.B" style:family="table-column">
      <style:table-column-properties style:column-width="16.133cm" style:rel-column-width="62190*"/>
    </style:style>
    <style:style style:name="表格38.A1" style:family="table-cell">
      <style:table-cell-properties fo:padding="0.097cm" fo:border-left="0.05pt solid #000000" fo:border-right="none" fo:border-top="0.05pt solid #000000" fo:border-bottom="0.05pt solid #000000"/>
    </style:style>
    <style:style style:name="表格38.B1" style:family="table-cell">
      <style:table-cell-properties fo:padding="0.097cm" fo:border="0.05pt solid #000000"/>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0.868cm" style:rel-column-width="3345*"/>
    </style:style>
    <style:style style:name="表格9.B" style:family="table-column">
      <style:table-column-properties style:column-width="16.133cm" style:rel-column-width="62190*"/>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padding="0.097cm" fo:border="0.05pt solid #000000"/>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padding="0.097cm" fo:border="0.05pt solid #000000"/>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padding="0.097cm" fo:border="0.05pt solid #000000"/>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padding="0.097cm" fo:border="0.05pt solid #000000"/>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padding="0.097cm" fo:border="0.05pt solid #000000"/>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padding="0.097cm" fo:border="0.05pt solid #000000"/>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padding="0.097cm" fo:border="0.05pt solid #000000"/>
    </style:style>
    <style:style style:name="表格20" style:family="table">
      <style:table-properties style:width="17cm" table:align="margins"/>
    </style:style>
    <style:style style:name="表格20.A" style:family="table-column">
      <style:table-column-properties style:column-width="0.868cm" style:rel-column-width="3345*"/>
    </style:style>
    <style:style style:name="表格20.B" style:family="table-column">
      <style:table-column-properties style:column-width="16.133cm" style:rel-column-width="62190*"/>
    </style:style>
    <style:style style:name="表格20.A1" style:family="table-cell">
      <style:table-cell-properties fo:padding="0.097cm" fo:border-left="0.05pt solid #000000" fo:border-right="none" fo:border-top="0.05pt solid #000000" fo:border-bottom="0.05pt solid #000000"/>
    </style:style>
    <style:style style:name="表格20.B1" style:family="table-cell">
      <style:table-cell-properties fo:padding="0.097cm" fo:border="0.05pt solid #000000"/>
    </style:style>
    <style:style style:name="表格13" style:family="table">
      <style:table-properties style:width="17cm" table:align="margins"/>
    </style:style>
    <style:style style:name="表格13.A" style:family="table-column">
      <style:table-column-properties style:column-width="0.868cm" style:rel-column-width="3345*"/>
    </style:style>
    <style:style style:name="表格13.B" style:family="table-column">
      <style:table-column-properties style:column-width="16.133cm" style:rel-column-width="62190*"/>
    </style:style>
    <style:style style:name="表格13.A1" style:family="table-cell">
      <style:table-cell-properties fo:padding="0.097cm" fo:border-left="0.05pt solid #000000" fo:border-right="none" fo:border-top="0.05pt solid #000000" fo:border-bottom="0.05pt solid #000000"/>
    </style:style>
    <style:style style:name="表格13.B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0.868cm" style:rel-column-width="3345*"/>
    </style:style>
    <style:style style:name="表格10.B" style:family="table-column">
      <style:table-column-properties style:column-width="16.133cm" style:rel-column-width="62190*"/>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23" style:family="table">
      <style:table-properties style:width="17cm" table:align="margins"/>
    </style:style>
    <style:style style:name="表格23.A" style:family="table-column">
      <style:table-column-properties style:column-width="0.889cm" style:rel-column-width="3427*"/>
    </style:style>
    <style:style style:name="表格23.B" style:family="table-column">
      <style:table-column-properties style:column-width="16.111cm" style:rel-column-width="62108*"/>
    </style:style>
    <style:style style:name="表格23.A1" style:family="table-cell">
      <style:table-cell-properties fo:padding="0.097cm" fo:border-left="0.05pt solid #000000" fo:border-right="none" fo:border-top="0.05pt solid #000000" fo:border-bottom="0.05pt solid #000000"/>
    </style:style>
    <style:style style:name="表格23.B1" style:family="table-cell">
      <style:table-cell-properties fo:padding="0.097cm" fo:border="0.05pt solid #000000"/>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padding="0.097cm" fo:border="0.05pt solid #000000"/>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padding="0.097cm" fo:border="0.05pt solid #000000"/>
    </style:style>
    <style:style style:name="表格40" style:family="table">
      <style:table-properties style:width="17cm" table:align="margins"/>
    </style:style>
    <style:style style:name="表格40.A" style:family="table-column">
      <style:table-column-properties style:column-width="0.868cm" style:rel-column-width="3345*"/>
    </style:style>
    <style:style style:name="表格40.B" style:family="table-column">
      <style:table-column-properties style:column-width="16.133cm" style:rel-column-width="62190*"/>
    </style:style>
    <style:style style:name="表格40.A1" style:family="table-cell">
      <style:table-cell-properties fo:padding="0.097cm" fo:border-left="0.05pt solid #000000" fo:border-right="none" fo:border-top="0.05pt solid #000000" fo:border-bottom="0.05pt solid #000000"/>
    </style:style>
    <style:style style:name="表格40.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0.868cm" style:rel-column-width="3345*"/>
    </style:style>
    <style:style style:name="表格43.B" style:family="table-column">
      <style:table-column-properties style:column-width="16.133cm" style:rel-column-width="62190*"/>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padding="0.097cm" fo:border="0.05pt solid #000000"/>
    </style:style>
    <style:style style:name="表格27" style:family="table">
      <style:table-properties style:width="17cm" table:align="margins"/>
    </style:style>
    <style:style style:name="表格27.A" style:family="table-column">
      <style:table-column-properties style:column-width="0.656cm" style:rel-column-width="2529*"/>
    </style:style>
    <style:style style:name="表格27.B" style:family="table-column">
      <style:table-column-properties style:column-width="16.344cm" style:rel-column-width="63006*"/>
    </style:style>
    <style:style style:name="表格27.A1" style:family="table-cell">
      <style:table-cell-properties fo:padding="0.097cm" fo:border-left="0.05pt solid #000000" fo:border-right="none" fo:border-top="0.05pt solid #000000" fo:border-bottom="0.05pt solid #000000"/>
    </style:style>
    <style:style style:name="表格27.B1" style:family="table-cell">
      <style:table-cell-properties fo:padding="0.097cm" fo:border="0.05pt solid #000000"/>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padding="0.097cm" fo:border="0.05pt solid #000000"/>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padding="0.097cm" fo:border="0.05pt solid #000000"/>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padding="0.097cm" fo:border="0.05pt solid #000000"/>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padding="0.097cm" fo:border="0.05pt solid #000000"/>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padding="0.097cm" fo:border="0.05pt solid #000000"/>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padding="0.097cm" fo:border="0.05pt solid #000000"/>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padding="0.097cm" fo:border="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color="#000000" style:font-name="AQYFPA+ËÎÌå" fo:font-size="12pt" style:font-name-asian="Arial Black" style:font-size-asian="12pt" style:font-name-complex="AQYFPA+ËÎÌå" style:font-size-complex="12pt"/>
    </style:style>
    <style:style style:name="P5" style:family="paragraph" style:parent-style-name="Text_20_body">
      <style:text-properties fo:color="#000000" style:font-name="AQYFPA+ËÎÌå" fo:font-size="10.5pt" fo:font-style="normal" style:font-name-asian="Arial Black" style:font-size-asian="10.5pt" style:font-style-asian="normal" style:font-name-complex="AQYFPA+ËÎÌå" style:font-size-complex="10.5pt" style:font-style-complex="normal"/>
    </style:style>
    <style:style style:name="P6" style:family="paragraph" style:parent-style-name="Text_20_body">
      <style:text-properties fo:font-size="12pt" fo:font-style="normal" style:font-size-asian="12pt" style:font-style-asian="normal" style:font-size-complex="12pt" style:font-style-complex="normal"/>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ize="14pt" fo:font-style="normal" style:font-size-asian="14pt" style:font-style-asian="normal" style:font-size-complex="14pt" style:font-style-complex="normal"/>
    </style:style>
    <style:style style:name="P10" style:family="paragraph" style:parent-style-name="Text_20_body">
      <style:text-properties fo:font-size="10.5pt" fo:font-style="normal" style:font-size-asian="10.5pt" style:font-style-asian="normal" style:font-size-complex="10.5pt" style:font-style-complex="normal"/>
    </style:style>
    <style:style style:name="P11" style:family="paragraph" style:parent-style-name="Standard">
      <style:text-properties fo:color="#000000" style:font-name="AQYFPA+ËÎÌå" fo:font-size="10pt" style:font-name-asian="AQYFPA+ËÎÌå" style:font-size-asian="10pt" style:font-name-complex="AQYFPA+ËÎÌå" style:font-size-complex="10pt"/>
    </style:style>
    <style:style style:name="P12" style:family="paragraph" style:parent-style-name="Standard">
      <style:paragraph-properties fo:text-align="start" style:justify-single-word="false" style:text-autospace="none"/>
      <style:text-properties fo:color="#000000" style:font-name="AQYFPA+ËÎÌå" fo:font-size="10pt" style:font-name-asian="AQYFPA+ËÎÌå" style:font-size-asian="10pt" style:font-name-complex="AQYFPA+ËÎÌå" style:font-size-complex="10pt"/>
    </style:style>
    <style:style style:name="P13" style:family="paragraph" style:parent-style-name="Standard">
      <style:paragraph-properties fo:text-align="start" style:justify-single-word="false" style:text-autospace="none"/>
      <style:text-properties fo:color="#000000" style:font-name="AQYFPA+ËÎÌå" fo:font-size="12pt" style:font-name-asian="AQYFPA+ËÎÌå" style:font-size-asian="12pt" style:font-name-complex="AQYFPA+ËÎÌå" style:font-size-complex="12pt"/>
    </style:style>
    <style:style style:name="P14" style:family="paragraph" style:parent-style-name="Standard">
      <style:paragraph-properties style:text-autospace="none"/>
    </style:style>
    <style:style style:name="P15" style:family="paragraph" style:parent-style-name="Standard">
      <style:text-properties style:font-name="AQYFPA+ËÎÌå" fo:font-size="10pt" style:font-name-asian="AQYFPA+ËÎÌå" style:font-size-asian="10pt" style:font-name-complex="AQYFPA+ËÎÌå" style:font-size-complex="10pt"/>
    </style:style>
    <style:style style:name="P16" style:family="paragraph" style:parent-style-name="Standard">
      <style:paragraph-properties fo:text-align="start" style:justify-single-word="false" style:text-autospace="none"/>
      <style:text-properties style:font-name="AQYFPA+ËÎÌå" fo:font-size="10pt" style:font-name-asian="AQYFPA+ËÎÌå" style:font-size-asian="10pt" style:font-name-complex="AQYFPA+ËÎÌå" style:font-size-complex="10pt"/>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text-properties style:font-name="AQYFPA+ËÎÌå" fo:font-size="12pt" style:font-name-asian="Arial Black" style:font-size-asian="12pt" style:font-name-complex="AQYFPA+ËÎÌå" style:font-size-complex="12pt"/>
    </style:style>
    <style:style style:name="P21" style:family="paragraph" style:parent-style-name="Table_20_Contents">
      <style:text-properties style:font-name="DejaVu Serif"/>
    </style:style>
    <style:style style:name="P22" style:family="paragraph" style:parent-style-name="Table_20_Contents">
      <style:text-properties style:font-name="DejaVu Serif" fo:font-size="12pt" style:font-name-asian="DejaVu Serif" style:font-size-asian="12pt" style:font-name-complex="Droid Sans Fallback" style:font-size-complex="12pt"/>
    </style:style>
    <style:style style:name="P23" style:family="paragraph" style:parent-style-name="Table_20_Contents">
      <style:text-properties style:font-name="DejaVu Serif" fo:font-size="12pt" style:font-name-asian="DejaVu Serif" style:font-size-asian="12pt" style:font-size-complex="12pt"/>
    </style:style>
    <style:style style:name="P24" style:family="paragraph" style:parent-style-name="Table_20_Contents">
      <style:text-properties fo:font-size="10.5pt" style:font-size-asian="10.5pt" style:font-size-complex="10.5pt"/>
    </style:style>
    <style:style style:name="P25" style:family="paragraph" style:parent-style-name="Preformatted_20_Text">
      <style:text-properties style:font-name="DejaVu Serif" fo:font-size="12pt" style:font-name-asian="DejaVu Serif" style:font-size-asian="12pt" style:font-size-complex="12pt"/>
    </style:style>
    <style:style style:name="P26" style:family="paragraph" style:parent-style-name="Preformatted_20_Text">
      <style:text-properties style:font-name="DejaVu Serif" fo:font-size="12pt" style:font-size-asian="12pt" style:font-size-complex="12pt"/>
    </style:style>
    <style:style style:name="P27" style:family="paragraph" style:parent-style-name="Preformatted_20_Text">
      <style:paragraph-properties fo:margin-top="0cm" fo:margin-bottom="0.499cm"/>
      <style:text-properties style:font-name="DejaVu Serif" fo:font-size="12pt" style:font-name-asian="DejaVu Serif" style:font-size-asian="12pt" style:font-size-complex="12pt"/>
    </style:style>
    <style:style style:name="P28" style:family="paragraph" style:parent-style-name="Standard">
      <style:text-properties fo:font-style="normal" style:font-style-asian="normal" style:font-style-complex="normal"/>
    </style:style>
    <style:style style:name="P29" style:family="paragraph" style:parent-style-name="Text_20_body">
      <style:text-properties fo:font-style="normal" style:font-style-asian="normal" style:font-style-complex="normal"/>
    </style:style>
    <style:style style:name="P30" style:family="paragraph" style:parent-style-name="Heading_20_2">
      <style:text-properties fo:font-style="normal" style:font-style-asian="normal" style:font-style-complex="normal"/>
    </style:style>
    <style:style style:name="P31" style:family="paragraph" style:parent-style-name="Heading_20_2">
      <style:text-properties fo:font-size="14pt" fo:font-style="normal" style:font-size-asian="14pt" style:font-style-asian="normal" style:font-size-complex="14pt" style:font-style-complex="normal"/>
    </style:style>
    <style:style style:name="P32" style:family="paragraph" style:parent-style-name="Heading_20_1">
      <style:text-properties fo:font-size="18pt" style:font-size-asian="18pt" style:font-size-complex="18pt"/>
    </style:style>
    <style:style style:name="P33" style:family="paragraph" style:parent-style-name="Heading_20_3">
      <style:text-properties fo:font-style="normal" style:font-style-asian="normal" style:font-style-complex="normal"/>
    </style:style>
    <style:style style:name="P34" style:family="paragraph" style:parent-style-name="Heading_20_3">
      <style:text-properties fo:font-size="12pt" fo:font-style="normal" style:font-size-asian="12pt" style:font-style-asian="normal" style:font-size-complex="12pt" style:font-style-complex="normal"/>
    </style:style>
    <style:style style:name="P35" style:family="paragraph" style:parent-style-name="Heading_20_3">
      <style:text-properties fo:font-size="12pt" style:font-size-asian="12pt" style:font-size-complex="12pt"/>
    </style:style>
    <style:style style:name="P36" style:family="paragraph" style:parent-style-name="Heading_20_3">
      <style:text-properties fo:font-size="14pt" fo:font-style="normal" style:font-size-asian="14pt" style:font-style-asian="normal" style:font-size-complex="14pt" style:font-style-complex="normal"/>
    </style:style>
    <style:style style:name="P37" style:family="paragraph" style:parent-style-name="Heading_20_4">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font-name="TimesNewRoman" fo:font-size="12pt" style:font-name-asian="TimesNewRoman" style:font-size-asian="12pt" style:font-name-complex="TimesNewRoman" style:font-size-complex="12pt"/>
    </style:style>
    <style:style style:name="T4" style:family="text">
      <style:text-properties style:font-name="TimesNewRoman" fo:font-size="12pt" fo:font-style="normal" style:font-name-asian="TimesNewRoman" style:font-size-asian="12pt" style:font-style-asian="normal" style:font-name-complex="TimesNewRoman" style:font-size-complex="12pt" style:font-style-complex="normal"/>
    </style:style>
    <style:style style:name="T5" style:family="text">
      <style:text-properties style:font-name="TimesNewRoman" fo:font-size="7pt" style:font-name-asian="TimesNewRoman" style:font-size-asian="7pt" style:font-name-complex="TimesNewRoman" style:font-size-complex="7pt"/>
    </style:style>
    <style:style style:name="T6" style:family="text">
      <style:text-properties style:font-name="TimesNewRoman" style:font-name-asian="TimesNewRoman" style:font-name-complex="TimesNewRoman"/>
    </style:style>
    <style:style style:name="T7" style:family="text">
      <style:text-properties style:font-name="AQYFPA+TimesNewRoman" fo:font-size="12pt" style:font-name-asian="AQYFPA+TimesNewRoman" style:font-size-asian="12pt" style:font-name-complex="AQYFPA+TimesNewRoman" style:font-size-complex="12pt"/>
    </style:style>
    <style:style style:name="T8" style:family="text">
      <style:text-properties style:font-name="AQYFPA+TimesNewRoman" fo:font-size="12pt" fo:font-style="normal" style:font-name-asian="AQYFPA+TimesNewRoman" style:font-size-asian="12pt" style:font-style-asian="normal" style:font-name-complex="AQYFPA+TimesNewRoman" style:font-size-complex="12pt" style:font-style-complex="normal"/>
    </style:style>
    <style:style style:name="T9" style:family="text">
      <style:text-properties style:font-name="AQYFPA+TimesNewRoman" style:font-name-asian="AQYFPA+TimesNewRoman" style:font-name-complex="AQYFPA+TimesNewRoman"/>
    </style:style>
    <style:style style:name="T10" style:family="text">
      <style:text-properties fo:color="#ff0000" style:font-name="TimesNewRoman,Bold" fo:font-size="12pt" style:font-name-asian="TimesNewRoman,Bold" style:font-size-asian="12pt" style:font-name-complex="TimesNewRoman,Bold" style:font-size-complex="12pt"/>
    </style:style>
    <style:style style:name="T11" style:family="text">
      <style:text-properties fo:color="#ff0000" style:font-name="TimesNewRoman,Bold" style:font-name-asian="TimesNewRoman,Bold" style:font-name-complex="TimesNewRoman,Bold"/>
    </style:style>
    <style:style style:name="T12" style:family="text">
      <style:text-properties style:font-name="TimesNewRoman,Bold" style:font-name-asian="TimesNewRoman,Bold" style:font-name-complex="TimesNewRoman,Bold"/>
    </style:style>
    <style:style style:name="T13" style:family="text">
      <style:text-properties style:font-name="TimesNewRoman,Bold" fo:font-size="12pt" style:font-name-asian="TimesNewRoman,Bold" style:font-size-asian="12pt" style:font-name-complex="TimesNewRoman,Bold" style:font-size-complex="12pt"/>
    </style:style>
    <style:style style:name="T14" style:family="text">
      <style:text-properties style:font-name="TimesNewRoman,Bold" fo:font-size="12pt" fo:font-style="normal" style:font-name-asian="TimesNewRoman,Bold" style:font-size-asian="12pt" style:font-style-asian="normal" style:font-name-complex="TimesNewRoman,Bold" style:font-size-complex="12pt" style:font-style-complex="normal"/>
    </style:style>
    <style:style style:name="T15" style:family="text">
      <style:text-properties fo:color="#000000" style:font-name="AQYFPA+ËÎÌå" fo:font-size="12pt" style:font-name-asian="AQYFPA+ËÎÌå" style:font-size-asian="12pt" style:font-name-complex="AQYFPA+ËÎÌå" style:font-size-complex="12pt"/>
    </style:style>
    <style:style style:name="T16" style:family="text">
      <style:text-properties fo:color="#000000" style:font-name="TimesNewRoman,Bold" fo:font-size="12pt" style:font-name-asian="TimesNewRoman,Bold" style:font-size-asian="12pt" style:font-name-complex="TimesNewRoman,Bold" style:font-size-complex="12pt"/>
    </style:style>
    <style:style style:name="T17" style:family="text">
      <style:text-properties style:font-name="AQYFPA+ËÎÌå" fo:font-size="12pt" style:font-name-asian="AQYFPA+ËÎÌå" style:font-size-asian="12pt" style:font-name-complex="AQYFPA+ËÎÌå" style:font-size-complex="12pt"/>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Pan-algorithm Contest Code Spells 4</text:h>
      <text:p text:style-name="Standard">本作品采用<text:a xlink:type="simple" xlink:href="http://creativecommons.org/licenses/by-nc-sa/3.0/">知识共享署名-非商业性使用-相同方式共享 3.0 Unported许可协议</text:a>进行许可</text:p>
      <text:p text:style-name="Standard">write by Gestalti Lur</text:p>
      <text:p text:style-name="Standard"><text:date style:data-style-name="N5084" text:date-value="2012-09-17T10:39:39" text:fixed="true">2012-09-17</text:date></text:p>
      <text:h text:style-name="P30" text:outline-level="2">What‘s this</text:h>
      <text:p text:style-name="P1"><text:tab/>这个小作品是Gestalti Lur关于算法竞赛和一些算法问题的注记。有引用非原创内容的都会说明出处。本来是想做一个ICPC用的代码小册子，但是后来觉得要说明的内容太多而不适于在比赛中使用，所以就把方向改为算法和代码问题的笔记了。</text:p>
      <text:p text:style-name="P1"><text:tab/>你可以在CC版权协议（见标题下方）下继续完善此作品的内容。</text:p>
      <text:p text:style-name="P1">Gestalti Lur</text:p>
      <text:p text:style-name="P1">2012-08-08</text:p>
      <text:h text:style-name="Heading_20_2" text:outline-level="2">History</text:h>
      <text:p text:style-name="Text_20_body">20120917</text:p>
      <text:p text:style-name="Text_20_body"><text:tab/>線段樹的離散化問題註解</text:p>
      <text:p text:style-name="Text_20_body">20120823</text:p>
      <text:p text:style-name="Text_20_body"><text:tab/>網絡流的基本問題</text:p>
      <text:p text:style-name="Text_20_body">20120808</text:p>
      <text:p text:style-name="Standard"><text:tab/>改名为pan-algorithm contest code spells，</text:p>
      <text:p text:style-name="Standard"><text:tab/>增加说明和对于后缀数组、最大流算法的一些描述</text:p>
      <text:p text:style-name="Standard">20120426</text:p>
      <text:p text:style-name="Standard"><text:tab/>增加了一些语言的tip</text:p>
      <text:p text:style-name="Standard">20120328 </text:p>
      <text:p text:style-name="Standard"><text:tab/>再次大规模更新内容物 </text:p>
      <text:p text:style-name="Standard">20110903</text:p>
      <text:p text:style-name="Standard"><text:tab/>要是把简短的题解加进去就更好了 </text:p>
      <text:p text:style-name="Standard">20110902</text:p>
      <text:p text:style-name="Standard"><text:tab/>最终觉得还是和CodeBook合起来比较合适一些。</text:p>
      <text:p text:style-name="Standard">20110831</text:p>
      <text:p text:style-name="Standard"><text:tab/>start recoding 喵~</text:p>
      <text:h text:style-name="Heading_20_2" text:outline-level="2">To do list</text:h>
      <text:p text:style-name="Text_20_body">添加一些基础说明的引用方便以后看</text:p>
      <text:p text:style-name="Standard">建议增加相关题目和简单的题解</text:p>
      <text:p text:style-name="Standard">Interval Tree in iteration</text:p>
      <text:p text:style-name="Standard">Splay</text:p>
      <text:p text:style-name="Standard">左偏树/树链剖分/动态树</text:p>
      <text:p text:style-name="Standard">快速幂</text:p>
      <text:p text:style-name="Standard"><text:soft-page-break/>常用题目模型</text:p>
      <text:p text:style-name="Standard">Sort 基数排序</text:p>
      <text:p text:style-name="Standard">贪心策略</text:p>
      <text:p text:style-name="Standard">递推&amp;分治策略</text:p>
      <text:p text:style-name="Standard">动态规划策略</text:p>
      <text:p text:style-name="Standard"><text:tab/>动态规划模型</text:p>
      <text:p text:style-name="Standard">逆序对</text:p>
      <text:p text:style-name="Standard"/>
      <text:h text:style-name="P30" text:outline-level="2">Sort(排序方法)</text:h>
      <text:h text:style-name="P33" text:outline-level="3">Heap Sort</text:h>
      <text:p text:style-name="Text_20_body">code:</text:p>
      <text:p text:style-name="Text_20_body"/>
      <table:table table:name="表格2" table:style-name="表格2">
        <table:table-column table:style-name="表格2.A"/>
        <table:table-column table:style-name="表格2.B"/>
        <table:table-row>
          <table:table-cell table:style-name="表格2.A1" office:value-type="string">
            <text:p text:style-name="Table_20_Contents"/>
          </table:table-cell>
          <table:table-cell table:style-name="表格2.B1" office:value-type="string">
            <text:p text:style-name="Table_20_Contents">/* </text:p>
            <text:p text:style-name="Table_20_Contents"><text:s text:c="2"/>a heap sort sample </text:p>
            <text:p text:style-name="Table_20_Contents"><text:s text:c="2"/>堆排序示例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100 </text:p>
            <text:p text:style-name="Table_20_Contents">using std::cin; </text:p>
            <text:p text:style-name="Table_20_Contents">using std::cout; </text:p>
            <text:p text:style-name="Table_20_Contents">int a[MAXN],n,heapsize; </text:p>
            <text:p text:style-name="Table_20_Contents"/>
            <text:p text:style-name="Table_20_Contents">/*维护最大堆*/ </text:p>
            <text:p text:style-name="Table_20_Contents">void maxheapify(int i) </text:p>
            <text:p text:style-name="Table_20_Contents">{ </text:p>
            <text:p text:style-name="Table_20_Contents"><text:s text:c="2"/>int l,r,largest,t; </text:p>
            <text:p text:style-name="Table_20_Contents"><text:s text:c="2"/>l=i&lt;&lt;1; <text:s text:c="3"/></text:p>
            <text:p text:style-name="Table_20_Contents"><text:s text:c="2"/>r=(i&lt;&lt;1)+1; <text:s text:c="3"/></text:p>
            <text:p text:style-name="Table_20_Contents"><text:s text:c="2"/>if(l&lt;=heapsize and a[i]&lt;a[l]) </text:p>
            <text:p text:style-name="Table_20_Contents"><text:s text:c="4"/>largest=l; </text:p>
            <text:p text:style-name="Table_20_Contents"><text:s text:c="2"/>else </text:p>
            <text:p text:style-name="Table_20_Contents"><text:s text:c="4"/>largest=i; </text:p>
            <text:p text:style-name="Table_20_Contents"><text:s text:c="2"/>if(r&lt;=heapsize and a[r]&gt;a[largest]) <text:s text:c="9"/></text:p>
            <text:p text:style-name="Table_20_Contents"><text:s text:c="4"/>largest=r; </text:p>
            <text:p text:style-name="Table_20_Contents"><text:s text:c="2"/>if(largest != i) </text:p>
            <text:p text:style-name="Table_20_Contents"><text:s text:c="4"/>{ </text:p>
            <text:p text:style-name="Table_20_Contents"><text:s text:c="6"/>t=a[i];a[i]=a[largest];a[largest]=t; </text:p>
            <text:p text:style-name="Table_20_Contents"><text:s text:c="6"/>maxheapify(largest); </text:p>
            <text:p text:style-name="Table_20_Contents"><text:soft-page-break/><text:s text:c="4"/>} </text:p>
            <text:p text:style-name="Table_20_Contents"><text:s text:c="2"/>return ; <text:s text:c="8"/></text:p>
            <text:p text:style-name="Table_20_Contents">} </text:p>
            <text:p text:style-name="Table_20_Contents"/>
            <text:p text:style-name="Table_20_Contents">/*建立最大堆*/ </text:p>
            <text:p text:style-name="Table_20_Contents">void BuildMaxHeap() </text:p>
            <text:p text:style-name="Table_20_Contents">{ </text:p>
            <text:p text:style-name="Table_20_Contents"><text:s text:c="2"/>int i; </text:p>
            <text:p text:style-name="Table_20_Contents"><text:s text:c="2"/>heapsize=n; <text:s text:c="3"/></text:p>
            <text:p text:style-name="Table_20_Contents"><text:s text:c="2"/>for(i=n/2;i&gt;=1;i--) </text:p>
            <text:p text:style-name="Table_20_Contents"><text:s text:c="4"/>maxheapify(i); </text:p>
            <text:p text:style-name="Table_20_Contents"><text:s text:c="2"/>return ; <text:s text:c="6"/></text:p>
            <text:p text:style-name="Table_20_Contents">} </text:p>
            <text:p text:style-name="Table_20_Contents"/>
            <text:p text:style-name="Table_20_Contents">/*堆排序*/ </text:p>
            <text:p text:style-name="Table_20_Contents">void heapsort() </text:p>
            <text:p text:style-name="Table_20_Contents">{ </text:p>
            <text:p text:style-name="Table_20_Contents"><text:s text:c="2"/>int i,t; </text:p>
            <text:p text:style-name="Table_20_Contents"><text:s text:c="2"/>BuildMaxHeap();/*建立最大堆*/ </text:p>
            <text:p text:style-name="Table_20_Contents"><text:s text:c="2"/>for(i=n;i&gt;=2;i--) </text:p>
            <text:p text:style-name="Table_20_Contents"><text:s text:c="4"/>{ </text:p>
            <text:p text:style-name="Table_20_Contents"><text:s text:c="6"/>t=a[1];a[1]=a[i];a[i]=t;/*将a[i]与a[1]交换*/ </text:p>
            <text:p text:style-name="Table_20_Contents"><text:s text:c="6"/>--heapsize;/*剔除交换后的元素a[i]*/ <text:s text:c="14"/></text:p>
            <text:p text:style-name="Table_20_Contents"><text:s text:c="6"/>maxheapify(1);/*维护最大堆性质*/ <text:s text:c="14"/></text:p>
            <text:p text:style-name="Table_20_Contents"><text:s text:c="4"/>} <text:s text:c="3"/></text:p>
            <text:p text:style-name="Table_20_Contents"><text:s text:c="2"/>return ; <text:s text:c="5"/></text:p>
            <text:p text:style-name="Table_20_Contents">} </text:p>
            <text:p text:style-name="Table_20_Contents"/>
            <text:p text:style-name="Table_20_Contents">int main() </text:p>
            <text:p text:style-name="Table_20_Contents">{ </text:p>
            <text:p text:style-name="Table_20_Contents"><text:s text:c="2"/>int i; </text:p>
            <text:p text:style-name="Table_20_Contents"><text:s text:c="2"/></text:p>
            <text:p text:style-name="Table_20_Contents"><text:s text:c="2"/>cin&gt;&gt;n; </text:p>
            <text:p text:style-name="Table_20_Contents"><text:s text:c="2"/>for(i=1;i&lt;=n;i++) </text:p>
            <text:p text:style-name="Table_20_Contents"><text:s text:c="4"/>cin&gt;&gt;a[i]; </text:p>
            <text:p text:style-name="Table_20_Contents"><text:s text:c="2"/></text:p>
            <text:p text:style-name="Table_20_Contents"><text:s text:c="2"/>heapsort(); </text:p>
            <text:p text:style-name="Table_20_Contents"><text:s text:c="2"/></text:p>
            <text:p text:style-name="Table_20_Contents"><text:s text:c="2"/>for(i=1;i&lt;=n;i++) </text:p>
            <text:p text:style-name="Table_20_Contents"><text:s text:c="4"/>cout&lt;&lt;a[i]&lt;&lt;" "; </text:p>
            <text:p text:style-name="Table_20_Contents"><text:s text:c="2"/>cout&lt;&lt;"\n"; </text:p>
            <text:p text:style-name="Table_20_Contents"><text:s text:c="2"/></text:p>
            <text:p text:style-name="Table_20_Contents"><text:s text:c="2"/>return 0; <text:s text:c="8"/></text:p>
            <text:p text:style-name="Table_20_Contents"><text:soft-page-break/>}</text:p>
          </table:table-cell>
        </table:table-row>
      </table:table>
      <text:p text:style-name="Standard"/>
      <text:p text:style-name="P1">Pority Queue</text:p>
      <text:p text:style-name="P1"/>
      <table:table table:name="表格3" table:style-name="表格3">
        <table:table-column table:style-name="表格3.A"/>
        <table:table-column table:style-name="表格3.B"/>
        <table:table-row>
          <table:table-cell table:style-name="表格3.A1" office:value-type="string">
            <text:p text:style-name="Table_20_Contents"/>
          </table:table-cell>
          <table:table-cell table:style-name="表格3.B1" office:value-type="string">
            <text:p text:style-name="Table_20_Contents">/* </text:p>
            <text:p text:style-name="Table_20_Contents"><text:s text:c="2"/>Name: A model of heap priority queue </text:p>
            <text:p text:style-name="Table_20_Contents"><text:s text:c="2"/>Copyright: 1.0 </text:p>
            <text:p text:style-name="Table_20_Contents"><text:s text:c="2"/>Author: Gestapolur </text:p>
            <text:p text:style-name="Table_20_Contents"><text:s text:c="2"/>Date: 04-11-08 16:31 </text:p>
            <text:p text:style-name="Table_20_Contents">*/ </text:p>
            <text:p text:style-name="Table_20_Contents">#include&lt;iostream&gt; </text:p>
            <text:p text:style-name="Table_20_Contents">#define MAXH 100 </text:p>
            <text:p text:style-name="Table_20_Contents">#define INF 0xffffff </text:p>
            <text:p text:style-name="Table_20_Contents">using std::cin; </text:p>
            <text:p text:style-name="Table_20_Contents">using std::cout; </text:p>
            <text:p text:style-name="Table_20_Contents"/>
            <text:p text:style-name="Table_20_Contents">int n,heapsize; </text:p>
            <text:p text:style-name="Table_20_Contents">int a[MAXH]; </text:p>
            <text:p text:style-name="Table_20_Contents"/>
            <text:p text:style-name="Table_20_Contents">void maxheapify(int i) </text:p>
            <text:p text:style-name="Table_20_Contents"><text:s/>{ </text:p>
            <text:p text:style-name="Table_20_Contents"><text:s/>int l,r,largest,t; </text:p>
            <text:p text:style-name="Table_20_Contents"><text:s/>l=i&lt;&lt;1; <text:s text:c="3"/></text:p>
            <text:p text:style-name="Table_20_Contents"><text:s/>r=(i&lt;&lt;1)+1; <text:s text:c="3"/></text:p>
            <text:p text:style-name="Table_20_Contents"><text:s/>if(l&lt;=heapsize and a[i]&lt;a[l]) </text:p>
            <text:p text:style-name="Table_20_Contents"><text:s text:c="4"/>largest=l; </text:p>
            <text:p text:style-name="Table_20_Contents"><text:s/>else </text:p>
            <text:p text:style-name="Table_20_Contents"><text:s text:c="4"/>largest=i; </text:p>
            <text:p text:style-name="Table_20_Contents"><text:s/>if(r&lt;=heapsize and a[r]&gt;a[largest]) <text:s text:c="9"/></text:p>
            <text:p text:style-name="Table_20_Contents"><text:s text:c="4"/>largest=r; </text:p>
            <text:p text:style-name="Table_20_Contents"><text:s/>if(largest not_eq i) </text:p>
            <text:p text:style-name="Table_20_Contents"><text:s text:c="6"/>{ </text:p>
            <text:p text:style-name="Table_20_Contents"><text:s text:c="4"/>t=a[i];a[i]=a[largest];a[largest]=t; </text:p>
            <text:p text:style-name="Table_20_Contents"><text:s text:c="4"/>maxheapify(largest); </text:p>
            <text:p text:style-name="Table_20_Contents"><text:s text:c="6"/>} </text:p>
            <text:p text:style-name="Table_20_Contents"><text:s/>return ; <text:s text:c="8"/></text:p>
            <text:p text:style-name="Table_20_Contents"><text:s/>} </text:p>
            <text:p text:style-name="Table_20_Contents"/>
            <text:p text:style-name="Table_20_Contents">void BuildMaxHeap() </text:p>
            <text:p text:style-name="Table_20_Contents"><text:s/>{ </text:p>
            <text:p text:style-name="Table_20_Contents"><text:s text:c="2"/>int i; </text:p>
            <text:p text:style-name="Table_20_Contents"><text:s text:c="2"/>heapsize=n; <text:s text:c="3"/></text:p>
            <text:p text:style-name="Table_20_Contents"><text:s text:c="2"/>for(i=n/2;i&gt;=1;i--) </text:p>
            <text:p text:style-name="Table_20_Contents"><text:soft-page-break/><text:s text:c="5"/>maxheapify(i); </text:p>
            <text:p text:style-name="Table_20_Contents"><text:s text:c="2"/>return ; <text:s text:c="6"/></text:p>
            <text:p text:style-name="Table_20_Contents"><text:s/>} </text:p>
            <text:p text:style-name="Table_20_Contents"/>
            <text:p text:style-name="Table_20_Contents">int ExtractMax() </text:p>
            <text:p text:style-name="Table_20_Contents"><text:s/>{ </text:p>
            <text:p text:style-name="Table_20_Contents"><text:s text:c="2"/>int max; <text:s text:c="2"/></text:p>
            <text:p text:style-name="Table_20_Contents"><text:s text:c="2"/>max=a[1]; </text:p>
            <text:p text:style-name="Table_20_Contents"><text:s text:c="2"/>a[1]=a[heapsize]; <text:s text:c="2"/></text:p>
            <text:p text:style-name="Table_20_Contents"><text:s text:c="2"/>heapsize--; </text:p>
            <text:p text:style-name="Table_20_Contents"><text:s text:c="2"/>maxheapify(1); <text:s text:c="2"/></text:p>
            <text:p text:style-name="Table_20_Contents"><text:s text:c="2"/>return max; <text:s text:c="3"/></text:p>
            <text:p text:style-name="Table_20_Contents"><text:s/>} </text:p>
            <text:p text:style-name="Table_20_Contents"/>
            <text:p text:style-name="Table_20_Contents">void HeapIncreaseKey(int i,int key) </text:p>
            <text:p text:style-name="Table_20_Contents"><text:s/>{ </text:p>
            <text:p text:style-name="Table_20_Contents"><text:s text:c="2"/>int t; </text:p>
            <text:p text:style-name="Table_20_Contents"><text:s text:c="2"/>if(a[i]&gt;key) </text:p>
            <text:p text:style-name="Table_20_Contents"><text:s text:c="4"/>{cout&lt;&lt;"CURRENT VERX BIGGER THAN KEY\n";return;} </text:p>
            <text:p text:style-name="Table_20_Contents"><text:s text:c="2"/>a[i]=key; <text:s text:c="2"/></text:p>
            <text:p text:style-name="Table_20_Contents"><text:s text:c="2"/>while(i&gt;1 and a[i&gt;&gt;1]&lt;a[i]) </text:p>
            <text:p text:style-name="Table_20_Contents"><text:s text:c="4"/>{t=a[i];a[i]=a[i&gt;&gt;1];a[i&gt;&gt;1]=t;i=i&gt;&gt;1;} <text:s text:c="2"/></text:p>
            <text:p text:style-name="Table_20_Contents"><text:s text:c="2"/>return ; <text:s text:c="3"/></text:p>
            <text:p text:style-name="Table_20_Contents"><text:s/>} </text:p>
            <text:p text:style-name="Table_20_Contents"/>
            <text:p text:style-name="Table_20_Contents">void MaxHeapInsert(int key) </text:p>
            <text:p text:style-name="Table_20_Contents"><text:s/>{ </text:p>
            <text:p text:style-name="Table_20_Contents"><text:s text:c="2"/>heapsize++; <text:s text:c="3"/></text:p>
            <text:p text:style-name="Table_20_Contents"><text:s text:c="2"/>a[heapsize]=-INF; <text:s text:c="2"/></text:p>
            <text:p text:style-name="Table_20_Contents"><text:s text:c="2"/>HeapIncreaseKey(heapsize,key); </text:p>
            <text:p text:style-name="Table_20_Contents"><text:s text:c="2"/>return; <text:s text:c="2"/></text:p>
            <text:p text:style-name="Table_20_Contents"><text:s/>} </text:p>
            <text:p text:style-name="Table_20_Contents"/>
            <text:p text:style-name="Table_20_Contents">int main() </text:p>
            <text:p text:style-name="Table_20_Contents"><text:s/>{ </text:p>
            <text:p text:style-name="Table_20_Contents"><text:s text:c="2"/>int i,key,v; <text:s text:c="6"/></text:p>
            <text:p text:style-name="Table_20_Contents"><text:s text:c="2"/>cin&gt;&gt;n; </text:p>
            <text:p text:style-name="Table_20_Contents"><text:s text:c="2"/>for(i=1;i&lt;=n;i++) <text:s text:c="7"/></text:p>
            <text:p text:style-name="Table_20_Contents"><text:s text:c="5"/>cin&gt;&gt;a[i]; <text:s text:c="4"/></text:p>
            <text:p text:style-name="Table_20_Contents"><text:s text:c="2"/>BuildMaxHeap(); </text:p>
            <text:p text:style-name="Table_20_Contents"><text:s text:c="2"/>cout&lt;&lt;"Please Insert A Instruction:\n"; </text:p>
            <text:p text:style-name="Table_20_Contents"><text:s text:c="2"/>cout&lt;&lt;"1.RETURN MAX VERX\n"; </text:p>
            <text:p text:style-name="Table_20_Contents"><text:soft-page-break/><text:s text:c="2"/>cout&lt;&lt;"2.EXTRACT MAX VERX\n"; </text:p>
            <text:p text:style-name="Table_20_Contents"><text:s text:c="2"/>cout&lt;&lt;"3.INCREASE VERX\n"; </text:p>
            <text:p text:style-name="Table_20_Contents"><text:s text:c="2"/>cout&lt;&lt;"4.INSERT NEW VERX\n"; </text:p>
            <text:p text:style-name="Table_20_Contents"><text:s text:c="2"/>cout&lt;&lt;"OTHER.EXIT\n"; </text:p>
            <text:p text:style-name="Table_20_Contents"><text:s text:c="2"/>while(1) </text:p>
            <text:p text:style-name="Table_20_Contents"><text:s text:c="4"/>{ </text:p>
            <text:p text:style-name="Table_20_Contents"><text:s text:c="4"/>cin&gt;&gt;i; <text:s text:c="7"/></text:p>
            <text:p text:style-name="Table_20_Contents"><text:s text:c="4"/>if(i==1) </text:p>
            <text:p text:style-name="Table_20_Contents"><text:s text:c="6"/>cout&lt;&lt;a[1]&lt;&lt;"\n"; <text:s text:c="5"/></text:p>
            <text:p text:style-name="Table_20_Contents"><text:s text:c="4"/>else if(i==2) </text:p>
            <text:p text:style-name="Table_20_Contents"><text:s text:c="6"/>cout&lt;&lt;ExtractMax()&lt;&lt;"\n"; </text:p>
            <text:p text:style-name="Table_20_Contents"><text:s text:c="4"/>else if(i==3) </text:p>
            <text:p text:style-name="Table_20_Contents"><text:s text:c="6"/>{cin&gt;&gt;v&gt;&gt;key;HeapIncreaseKey(i,key);} </text:p>
            <text:p text:style-name="Table_20_Contents"><text:s text:c="4"/>else if(i==4) </text:p>
            <text:p text:style-name="Table_20_Contents"><text:s text:c="6"/>{cin&gt;&gt;key;MaxHeapInsert(key);} </text:p>
            <text:p text:style-name="Table_20_Contents"><text:s text:c="4"/>else </text:p>
            <text:p text:style-name="Table_20_Contents"><text:s text:c="6"/>break; <text:s text:c="5"/></text:p>
            <text:p text:style-name="Table_20_Contents"><text:s text:c="4"/>} <text:s text:c="7"/></text:p>
            <text:p text:style-name="Table_20_Contents"><text:s text:c="16"/></text:p>
            <text:p text:style-name="Table_20_Contents"><text:s text:c="2"/>return 0; <text:s text:c="8"/></text:p>
            <text:p text:style-name="Table_20_Contents"><text:s/>}</text:p>
          </table:table-cell>
        </table:table-row>
      </table:table>
      <text:h text:style-name="Heading_20_4" text:outline-level="4">STL里heap和 priority queue的使用</text:h>
      <table:table table:name="表格39" table:style-name="表格39">
        <table:table-column table:style-name="表格39.A"/>
        <table:table-row>
          <table:table-cell table:style-name="表格39.A1" office:value-type="string">
            <text:p text:style-name="Table_20_Contents"/>
          </table:table-cell>
        </table:table-row>
      </table:table>
      <text:p text:style-name="Text_20_body"/>
      <text:h text:style-name="P33" text:outline-level="3">Merge sort</text:h>
      <text:p text:style-name="P1">code:</text:p>
      <text:p text:style-name="P1"/>
      <table:table table:name="表格4" table:style-name="表格4">
        <table:table-column table:style-name="表格4.A"/>
        <table:table-column table:style-name="表格4.B"/>
        <table:table-row>
          <table:table-cell table:style-name="表格4.A1" office:value-type="string">
            <text:p text:style-name="Table_20_Contents"/>
          </table:table-cell>
          <table:table-cell table:style-name="表格4.B1" office:value-type="string">
            <text:p text:style-name="Table_20_Contents">#include&lt;stdio.h&gt;</text:p>
            <text:p text:style-name="Table_20_Contents">#include&lt;stdlib.h&gt;</text:p>
            <text:p text:style-name="Table_20_Contents">int a[100000];</text:p>
            <text:p text:style-name="Table_20_Contents">int b[100000];</text:p>
            <text:p text:style-name="Table_20_Contents">void Mergesort(int L,int R)</text:p>
            <text:p text:style-name="Table_20_Contents">{</text:p>
            <text:p text:style-name="Table_20_Contents"><text:s text:c="4"/>int i,j,k;</text:p>
            <text:p text:style-name="Table_20_Contents"><text:s text:c="4"/>if(L&gt;=R)</text:p>
            <text:p text:style-name="Table_20_Contents"><text:s text:c="6"/>return;</text:p>
            <text:p text:style-name="Table_20_Contents"><text:s text:c="4"/>int mid=(L+R)/2;</text:p>
            <text:p text:style-name="Table_20_Contents"><text:s text:c="4"/>Mergesort(L,mid);</text:p>
            <text:p text:style-name="Table_20_Contents"><text:soft-page-break/><text:s text:c="4"/>Mergesort(mid+1,R);</text:p>
            <text:p text:style-name="Table_20_Contents"><text:s text:c="4"/>for(i=L;i&lt;=R;i++)</text:p>
            <text:p text:style-name="Table_20_Contents"><text:s text:c="6"/>b[i]=a[i];</text:p>
            <text:p text:style-name="Table_20_Contents"><text:s text:c="4"/>i=L,j=mid+1;</text:p>
            <text:p text:style-name="Table_20_Contents"><text:s text:c="4"/>for(k=L;k&lt;=R;k++)</text:p>
            <text:p text:style-name="Table_20_Contents"><text:s text:c="4"/>{</text:p>
            <text:p text:style-name="Table_20_Contents"><text:s text:c="6"/>if(i&lt;=mid&amp;&amp;((j&gt;R)||b[i]&lt;b[j]))</text:p>
            <text:p text:style-name="Table_20_Contents"><text:s text:c="8"/>a[k]=b[i++];</text:p>
            <text:p text:style-name="Table_20_Contents"><text:s text:c="6"/>else</text:p>
            <text:p text:style-name="Table_20_Contents"><text:s text:c="8"/>a[k]=b[j++];</text:p>
            <text:p text:style-name="Table_20_Contents"><text:s text:c="4"/>}</text:p>
            <text:p text:style-name="Table_20_Contents">}</text:p>
            <text:p text:style-name="Table_20_Contents">int main()</text:p>
            <text:p text:style-name="Table_20_Contents">{</text:p>
            <text:p text:style-name="Table_20_Contents"><text:s text:c="4"/>freopen("sort.in","r",stdin);</text:p>
            <text:p text:style-name="Table_20_Contents"><text:s text:c="4"/>freopen("sort.out","w",stdout);</text:p>
            <text:p text:style-name="Table_20_Contents"><text:s text:c="4"/>int i,j,n;</text:p>
            <text:p text:style-name="Table_20_Contents"><text:s text:c="4"/>scanf("%d",&amp;n);</text:p>
            <text:p text:style-name="Table_20_Contents"><text:s text:c="4"/>for(i=0;i&lt;n;i++)</text:p>
            <text:p text:style-name="Table_20_Contents"><text:s text:c="6"/>scanf("%d",&amp;a[i]);</text:p>
            <text:p text:style-name="Table_20_Contents"><text:s text:c="4"/>Mergesort(0,n-1);</text:p>
            <text:p text:style-name="Table_20_Contents"><text:s text:c="4"/>for(i=0;i&lt;n;i++)</text:p>
            <text:p text:style-name="Table_20_Contents"><text:s text:c="6"/>printf("%d ",a[i]);</text:p>
            <text:p text:style-name="Table_20_Contents"><text:s text:c="4"/>//system("pause");</text:p>
            <text:p text:style-name="Table_20_Contents">}</text:p>
          </table:table-cell>
        </table:table-row>
      </table:table>
      <text:p text:style-name="Standard"/>
      <text:h text:style-name="P33" text:outline-level="3">基数排序( Bucket Sort )</text:h>
      <table:table table:name="表格5" table:style-name="表格5">
        <table:table-column table:style-name="表格5.A"/>
        <table:table-row>
          <table:table-cell table:style-name="表格5.A1" office:value-type="string">
            <text:p text:style-name="P1">#include&lt;iostream&gt;</text:p>
            <text:p text:style-name="P1">#define MAXN 10001</text:p>
            <text:p text:style-name="P1">using namespace std;</text:p>
            <text:p text:style-name="P1"/>
            <text:p text:style-name="P1">int a[ MAXN ] , b[ MAXN ] , r[ MAXN ];</text:p>
            <text:p text:style-name="P1">int n,m;</text:p>
            <text:p text:style-name="P1"/>
            <text:p text:style-name="P1">int main()</text:p>
            <text:p text:style-name="P1">{</text:p>
            <text:p text:style-name="P1"><text:s text:c="2"/>int i;</text:p>
            <text:p text:style-name="P1"><text:s text:c="2"/>cin&gt;&gt;n;</text:p>
            <text:p text:style-name="P1"><text:soft-page-break/><text:s text:c="2"/>for( i = 1 ; i &lt;= n ; ++ i )</text:p>
            <text:p text:style-name="P1"><text:s text:c="4"/>{</text:p>
            <text:p text:style-name="P1"><text:s text:c="6"/>cin&gt;&gt;a[ i ];</text:p>
            <text:p text:style-name="P1"><text:s text:c="6"/>m = m &gt; a[ i ] ? m : a[ i ];</text:p>
            <text:p text:style-name="P1"><text:s text:c="4"/>}</text:p>
            <text:p text:style-name="P1"><text:s text:c="2"/>//bucket sort</text:p>
            <text:p text:style-name="P1"><text:s text:c="2"/>for( i = 1 ; i &lt;= n ; ++ i )</text:p>
            <text:p text:style-name="P1"><text:s text:c="4"/>++ b[ a[ i ] ];//统计每个关键字的数量</text:p>
            <text:p text:style-name="P1"><text:s text:c="2"/>for( i = 1 ; i &lt;= m ; ++ i )</text:p>
            <text:p text:style-name="P1"><text:s text:c="4"/>b[ i ] += b[ i - 1 ];/*将关键字按照大小累积，使得越靠后的关键字序数越大</text:p>
            <text:p text:style-name="P1">换言之就是使桶中的关键字按照序号递增*/</text:p>
            <text:p text:style-name="P1"><text:s text:c="2"/>for( i = n ; i &gt;= 1 ; -- i )</text:p>
            <text:p text:style-name="P1"><text:s text:c="4"/>r[ b[ a[ i ] ]-- ] = i;</text:p>
            <text:p text:style-name="P1"><text:s text:c="2"/>for( i = 1 ; i &lt;= n ; ++ i )</text:p>
            <text:p text:style-name="P1"><text:s text:c="4"/>cout&lt;&lt;a[ r[ i ] ]&lt;&lt;" ";</text:p>
            <text:p text:style-name="P1"><text:s text:c="2"/>cout&lt;&lt;"\n";</text:p>
            <text:p text:style-name="P1"><text:s text:c="2"/>return 0;</text:p>
            <text:p text:style-name="P1">}</text:p>
          </table:table-cell>
        </table:table-row>
      </table:table>
      <text:p text:style-name="P1"/>
      <text:p text:style-name="P1">bucket sort关键就在于用累加的方法使得同一关键字的序号和其数量成线序的关系从而完成排序过程。</text:p>
      <text:h text:style-name="P30" text:outline-level="2">Dynamic Programming (动态规划)*</text:h>
      <text:p text:style-name="Text_20_body">背包问题 经典模型 动态规划的优化 LCS LIS 树形动规 状态压缩DP 单调队列优化</text:p>
      <text:p text:style-name="Text_20_body">常用模型：</text:p>
      <text:p text:style-name="Text_20_body">线性 区间 树形 状态压缩*</text:p>
      <text:p text:style-name="Text_20_body">*状态压缩注意现搜索可行状态。</text:p>
      <text:h text:style-name="P30" text:outline-level="2"><text:soft-page-break/>Searching Algorithms(搜索方法) *</text:h>
      <text:h text:style-name="P33" text:outline-level="3">Dancing Links *</text:h>
      <text:h text:style-name="Heading_20_3" text:outline-level="3">Hash</text:h>
      <text:h text:style-name="P30" text:outline-level="2">Graph Theory(图论)</text:h>
      <text:h text:style-name="P33" text:outline-level="3">Forward Star(前向星表示法)</text:h>
      <text:p text:style-name="P1"><text:tab/>一种存储图的方式，维护一个链表list[i]记录从点i出发的所有边的编号。</text:p>
      <text:p text:style-name="P1">一个伪代码例子：</text:p>
      <table:table table:name="表格37" table:style-name="表格37">
        <table:table-column table:style-name="表格37.A"/>
        <table:table-row>
          <table:table-cell table:style-name="表格37.A1" office:value-type="string">
            <text:p text:style-name="Table_20_Contents">//添加一条边</text:p>
            <text:p text:style-name="Table_20_Contents">add( i , u , v , w )//i是边的编号</text:p>
            <text:p text:style-name="Table_20_Contents">{</text:p>
            <text:p text:style-name="Table_20_Contents"><text:s text:c="5"/>u[ i ] := u , v[ i ] := v , w[ i ] := w</text:p>
            <text:p text:style-name="Table_20_Contents"><text:s text:c="5"/>next[ i ] := head[ u ];</text:p>
            <text:p text:style-name="Table_20_Contents"><text:s text:c="5"/>head[ u ] := i;</text:p>
            <text:p text:style-name="Table_20_Contents">}</text:p>
          </table:table-cell>
        </table:table-row>
      </table:table>
      <text:p text:style-name="P1"/>
      <text:p text:style-name="P18">另外对于双向边,可以记录e和e+1为正向边和反向边，如果知道其中一条边e，那么另外一条边就是(e - 1 ^ 1 ) + 1。</text:p>
      <text:h text:style-name="P33" text:outline-level="3">SPFA</text:h>
      <text:p text:style-name="P1"/>
      <table:table table:name="表格8" table:style-name="表格8">
        <table:table-column table:style-name="表格8.A"/>
        <table:table-column table:style-name="表格8.B"/>
        <table:table-row>
          <table:table-cell table:style-name="表格8.A1" office:value-type="string">
            <text:p text:style-name="Table_20_Contents"/>
          </table:table-cell>
          <table:table-cell table:style-name="表格8.B1" office:value-type="string">
            <text:p text:style-name="Table_20_Contents">/* </text:p>
            <text:p text:style-name="Table_20_Contents"><text:s text:c="2"/>SPFA </text:p>
            <text:p text:style-name="Table_20_Contents"><text:s text:c="2"/>2011-01-11 </text:p>
            <text:p text:style-name="Table_20_Contents"><text:s text:c="2"/>write by Gestapolur </text:p>
            <text:p text:style-name="Table_20_Contents"><text:s text:c="2"/>most case tested </text:p>
            <text:p text:style-name="Table_20_Contents">*/ </text:p>
            <text:p text:style-name="Table_20_Contents">#include&lt;iostream&gt; </text:p>
            <text:p text:style-name="Table_20_Contents">#define MAXN 1002 </text:p>
            <text:p text:style-name="Table_20_Contents">#define INF 2141483647 </text:p>
            <text:p text:style-name="Table_20_Contents">using namespace std; </text:p>
            <text:p text:style-name="Table_20_Contents"/>
            <text:p text:style-name="Table_20_Contents">int n,m;//verx,edge </text:p>
            <text:p text:style-name="Table_20_Contents">int rear,front; </text:p>
            <text:p text:style-name="Table_20_Contents">int w[MAXN][MAXN],que[MAXN * 100],mark[MAXN]; // record the number of verx in queue ; </text:p>
            <text:p text:style-name="Table_20_Contents">int pre[MAXN]; </text:p>
            <text:p text:style-name="Table_20_Contents">bool in[MAXN]; </text:p>
            <text:p text:style-name="Table_20_Contents"><text:soft-page-break/>//array w is adj matrix </text:p>
            <text:p text:style-name="Table_20_Contents"/>
            <text:p text:style-name="Table_20_Contents">void SPFA(int s) </text:p>
            <text:p text:style-name="Table_20_Contents">{ </text:p>
            <text:p text:style-name="Table_20_Contents"><text:s text:c="2"/>int i; </text:p>
            <text:p text:style-name="Table_20_Contents"><text:s text:c="2"/>for(i=1;i&lt;=n;i++) mark[i] = INF; </text:p>
            <text:p text:style-name="Table_20_Contents"><text:s text:c="2"/>front = 0,rear = 1; </text:p>
            <text:p text:style-name="Table_20_Contents"><text:s text:c="2"/>que[rear] = s,mark[s] = 0; </text:p>
            <text:p text:style-name="Table_20_Contents"/>
            <text:p text:style-name="Table_20_Contents"><text:s text:c="2"/>do{ </text:p>
            <text:p text:style-name="Table_20_Contents"><text:s text:c="4"/>++front; </text:p>
            <text:p text:style-name="Table_20_Contents"><text:s text:c="4"/>in[ que[ front ] ] = false;//notice que[front] here </text:p>
            <text:p text:style-name="Table_20_Contents"><text:s text:c="4"/></text:p>
            <text:p text:style-name="Table_20_Contents"><text:s text:c="4"/>for(i=1;i&lt;=n;i++) </text:p>
            <text:p text:style-name="Table_20_Contents"><text:s text:c="6"/>{ </text:p>
            <text:p text:style-name="Table_20_Contents"><text:tab/>if( w[que[front]][i] &gt; 0 and mark[i] &gt; mark[que[front]] + w[que[front]][i] ) </text:p>
            <text:p text:style-name="Table_20_Contents"><text:tab/> <text:s/>{ </text:p>
            <text:p text:style-name="Table_20_Contents"><text:tab/> <text:s text:c="3"/>mark[i] = mark[que[front]] + w[que[front]][i]; </text:p>
            <text:p text:style-name="Table_20_Contents"><text:tab/> <text:s text:c="3"/>pre[ i ] = que[ front ]; </text:p>
            <text:p text:style-name="Table_20_Contents"><text:tab/> <text:s text:c="3"/></text:p>
            <text:p text:style-name="Table_20_Contents"><text:tab/> <text:s text:c="3"/>if(not in [ i ]) </text:p>
            <text:p text:style-name="Table_20_Contents"><text:tab/> <text:s text:c="5"/>{ </text:p>
            <text:p text:style-name="Table_20_Contents"><text:tab/><text:tab/>que[ ++rear ] = i; </text:p>
            <text:p text:style-name="Table_20_Contents"><text:tab/><text:tab/>in [ i ] = true; </text:p>
            <text:p text:style-name="Table_20_Contents"><text:tab/> <text:s text:c="5"/>} </text:p>
            <text:p text:style-name="Table_20_Contents"><text:tab/> <text:s/>} </text:p>
            <text:p text:style-name="Table_20_Contents"><text:s text:c="6"/>} </text:p>
            <text:p text:style-name="Table_20_Contents"><text:s text:c="2"/>}while(front&lt;=rear); </text:p>
            <text:p text:style-name="Table_20_Contents"><text:s text:c="2"/></text:p>
            <text:p text:style-name="Table_20_Contents"><text:s text:c="2"/>for(i=1;i&lt;=n;i++) </text:p>
            <text:p text:style-name="Table_20_Contents"><text:s text:c="4"/>cout&lt;&lt;mark[i]&lt;&lt;" "; </text:p>
            <text:p text:style-name="Table_20_Contents"><text:s text:c="2"/>cout&lt;&lt;"\n";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for(i = 1 ; i &lt;= m ; ++ i) </text:p>
            <text:p text:style-name="Table_20_Contents"><text:s text:c="4"/>{ </text:p>
            <text:p text:style-name="Table_20_Contents"><text:s text:c="6"/>cin&gt;&gt;u&gt;&gt;v&gt;&gt;wi; </text:p>
            <text:p text:style-name="Table_20_Contents"><text:s text:c="6"/>if(w[u][v] not_eq 0) </text:p>
            <text:p text:style-name="Table_20_Contents"><text:tab/>w[u][v] = w[u][v] &lt; wi ? w[u][v] : wi ; </text:p>
            <text:p text:style-name="Table_20_Contents"><text:soft-page-break/><text:s text:c="6"/>else </text:p>
            <text:p text:style-name="Table_20_Contents"><text:tab/>w[u][v] = wi; </text:p>
            <text:p text:style-name="Table_20_Contents"><text:s text:c="4"/>} </text:p>
            <text:p text:style-name="Table_20_Contents"/>
            <text:p text:style-name="Table_20_Contents"><text:s text:c="2"/>SPFA(1); </text:p>
            <text:p text:style-name="Table_20_Contents"><text:s text:c="2"/></text:p>
            <text:p text:style-name="Table_20_Contents"><text:s text:c="2"/>return 0; </text:p>
            <text:p text:style-name="Table_20_Contents">}</text:p>
          </table:table-cell>
        </table:table-row>
      </table:table>
      <text:h text:style-name="P34" text:outline-level="3">Bellman-Ford </text:h>
      <text:p text:style-name="P6"/>
      <table:table table:name="表格7" table:style-name="表格7">
        <table:table-column table:style-name="表格7.A"/>
        <table:table-column table:style-name="表格7.B"/>
        <table:table-row>
          <table:table-cell table:style-name="表格7.A1" office:value-type="string">
            <text:p text:style-name="Table_20_Contents"/>
          </table:table-cell>
          <table:table-cell table:style-name="表格7.B1" office:value-type="string">
            <text:p text:style-name="Table_20_Contents">/*</text:p>
            <text:p text:style-name="Table_20_Contents"><text:s text:c="2"/>bellman_ford algorithm</text:p>
            <text:p text:style-name="Table_20_Contents"><text:s text:c="2"/>2011-01-11</text:p>
            <text:p text:style-name="Table_20_Contents"><text:s text:c="2"/>write by gestapolur</text:p>
            <text:p text:style-name="Table_20_Contents"><text:s text:c="2"/>mostly cases tested</text:p>
            <text:p text:style-name="Table_20_Contents">*/</text:p>
            <text:p text:style-name="Table_20_Contents">#include&lt;iostream&gt;</text:p>
            <text:p text:style-name="Table_20_Contents">#define MAXN 1002</text:p>
            <text:p text:style-name="Table_20_Contents">#define INF 2141483647</text:p>
            <text:p text:style-name="Table_20_Contents">using namespace std;</text:p>
            <text:p text:style-name="Table_20_Contents"/>
            <text:p text:style-name="Table_20_Contents">//adj list</text:p>
            <text:p text:style-name="Table_20_Contents">int n,e;//e is the num of edge </text:p>
            <text:p text:style-name="Table_20_Contents">int mark[MAXN],u[MAXN * MAXN],v[MAXN * MAXN],w[MAXN * MAXN];</text:p>
            <text:p text:style-name="Table_20_Contents"/>
            <text:p text:style-name="Table_20_Contents">bool bellman_ford(int s)</text:p>
            <text:p text:style-name="Table_20_Contents">{</text:p>
            <text:p text:style-name="Table_20_Contents"><text:s text:c="2"/>int i,j;</text:p>
            <text:p text:style-name="Table_20_Contents"><text:s text:c="2"/>bool sign ;</text:p>
            <text:p text:style-name="Table_20_Contents"><text:s text:c="2"/>//init</text:p>
            <text:p text:style-name="Table_20_Contents"><text:s text:c="2"/>for(i=1;i&lt;=n;i++) mark[i] = INF;</text:p>
            <text:p text:style-name="Table_20_Contents"><text:s text:c="2"/>mark[s] = 0; </text:p>
            <text:p text:style-name="Table_20_Contents"/>
            <text:p text:style-name="Table_20_Contents"><text:s text:c="2"/>for(i=1;i&lt;n;i++)</text:p>
            <text:p text:style-name="Table_20_Contents"><text:s text:c="4"/>{</text:p>
            <text:p text:style-name="Table_20_Contents"><text:s text:c="6"/>sign = false;</text:p>
            <text:p text:style-name="Table_20_Contents"><text:s text:c="6"/>for(j=1;j&lt;=e;j++)</text:p>
            <text:p text:style-name="Table_20_Contents"><text:tab/>if(mark[u[j]] not_eq INF and mark[v[j]] &gt; mark[u[j]] + w[j])</text:p>
            <text:p text:style-name="Table_20_Contents"><text:tab/> <text:s/>{mark[v[j]] = mark[u[j]] + w[j];sign = true;}</text:p>
            <text:p text:style-name="Table_20_Contents"><text:s text:c="6"/>if(not sign)</text:p>
            <text:p text:style-name="Table_20_Contents"><text:tab/>break;</text:p>
            <text:p text:style-name="Table_20_Contents"><text:s text:c="4"/>}</text:p>
            <text:p text:style-name="Table_20_Contents"><text:s text:c="2"/>//验证是否存在负权回路</text:p>
            <text:p text:style-name="Table_20_Contents"><text:soft-page-break/><text:s text:c="2"/>for(i=1;i&lt;=e;i++)</text:p>
            <text:p text:style-name="Table_20_Contents"><text:s text:c="4"/>if(mark[v[i]] &gt; mark[u[i]] + w[i]) </text:p>
            <text:p text:style-name="Table_20_Contents"><text:s text:c="6"/>return false;</text:p>
            <text:p text:style-name="Table_20_Contents"/>
            <text:p text:style-name="Table_20_Contents"><text:s text:c="2"/>return true;</text:p>
            <text:p text:style-name="Table_20_Contents">}</text:p>
            <text:p text:style-name="Table_20_Contents"/>
            <text:p text:style-name="Table_20_Contents">int main()</text:p>
            <text:p text:style-name="Table_20_Contents">{</text:p>
            <text:p text:style-name="Table_20_Contents"><text:s text:c="2"/>int i;</text:p>
            <text:p text:style-name="Table_20_Contents"><text:s text:c="2"/>cin&gt;&gt;n&gt;&gt;e;</text:p>
            <text:p text:style-name="Table_20_Contents"><text:s text:c="2"/>for(i=1;i&lt;=e;i++)</text:p>
            <text:p text:style-name="Table_20_Contents"><text:s text:c="4"/>cin&gt;&gt;u[i]&gt;&gt;v[i]&gt;&gt;w[i];</text:p>
            <text:p text:style-name="Table_20_Contents"/>
            <text:p text:style-name="Table_20_Contents"><text:s text:c="2"/>if(bellman_ford(1))</text:p>
            <text:p text:style-name="Table_20_Contents"><text:s text:c="4"/>for(i=1;i&lt;=n;i++)</text:p>
            <text:p text:style-name="Table_20_Contents"><text:s text:c="6"/>cout&lt;&lt;mark[i]&lt;&lt;" ";</text:p>
            <text:p text:style-name="Table_20_Contents"><text:s text:c="2"/>cout&lt;&lt;"\n";</text:p>
            <text:p text:style-name="Table_20_Contents"/>
            <text:p text:style-name="Table_20_Contents"><text:s text:c="2"/>cin.close();</text:p>
            <text:p text:style-name="Table_20_Contents"><text:s text:c="2"/>cout.close();</text:p>
            <text:p text:style-name="Table_20_Contents"/>
            <text:p text:style-name="Table_20_Contents"><text:s text:c="2"/>return 0;</text:p>
            <text:p text:style-name="Table_20_Contents">}</text:p>
          </table:table-cell>
        </table:table-row>
      </table:table>
      <text:h text:style-name="P34" text:outline-level="3">Dijkstra </text:h>
      <text:p text:style-name="P6"/>
      <table:table table:name="表格6" table:style-name="表格6">
        <table:table-column table:style-name="表格6.A"/>
        <table:table-column table:style-name="表格6.B"/>
        <table:table-row>
          <table:table-cell table:style-name="表格6.A1" office:value-type="string">
            <text:p text:style-name="Table_20_Contents"/>
          </table:table-cell>
          <table:table-cell table:style-name="表格6.B1" office:value-type="string">
            <text:p text:style-name="Table_20_Contents">/* </text:p>
            <text:p text:style-name="Table_20_Contents"><text:s text:c="2"/>dijkstra algorithm </text:p>
            <text:p text:style-name="Table_20_Contents"><text:s text:c="2"/>2011-01-11 </text:p>
            <text:p text:style-name="Table_20_Contents"><text:s text:c="2"/>write by gestapolur </text:p>
            <text:p text:style-name="Table_20_Contents">*/ </text:p>
            <text:p text:style-name="Table_20_Contents">#include&lt;iostream&gt; </text:p>
            <text:p text:style-name="Table_20_Contents">#define INF 2141483647 </text:p>
            <text:p text:style-name="Table_20_Contents">#define MAXN 1002 </text:p>
            <text:p text:style-name="Table_20_Contents">using namespace std; </text:p>
            <text:p text:style-name="Table_20_Contents"/>
            <text:p text:style-name="Table_20_Contents">int n,m; </text:p>
            <text:p text:style-name="Table_20_Contents">//n are verxs , m are edges </text:p>
            <text:p text:style-name="Table_20_Contents">int w[MAXN][MAXN],mark[MAXN]; </text:p>
            <text:p text:style-name="Table_20_Contents">int pre[MAXN]; </text:p>
            <text:p text:style-name="Table_20_Contents">bool in[MAXN]; </text:p>
            <text:p text:style-name="Table_20_Contents"/>
            <text:p text:style-name="Table_20_Contents">void dijkstra(int s) </text:p>
            <text:p text:style-name="Table_20_Contents">{ </text:p>
            <text:p text:style-name="Table_20_Contents"><text:soft-page-break/><text:s text:c="2"/>int i,j,k,min; </text:p>
            <text:p text:style-name="Table_20_Contents"><text:s text:c="2"/>for(i=1;i&lt;=n;i++) {mark[i] = w[s][i];pre[i] = s;} </text:p>
            <text:p text:style-name="Table_20_Contents"><text:s text:c="2"/>mark[s] = 0; </text:p>
            <text:p text:style-name="Table_20_Contents"><text:s text:c="2"/>pre[s] = 0; </text:p>
            <text:p text:style-name="Table_20_Contents"><text:s text:c="2"/>in[s] = true; </text:p>
            <text:p text:style-name="Table_20_Contents"/>
            <text:p text:style-name="Table_20_Contents"><text:s text:c="2"/>for(i=1;i&lt;=n;i++) </text:p>
            <text:p text:style-name="Table_20_Contents"><text:s text:c="4"/>{ </text:p>
            <text:p text:style-name="Table_20_Contents"><text:s text:c="6"/>min = INF ;k = 0; </text:p>
            <text:p text:style-name="Table_20_Contents"><text:s text:c="6"/>for(j=1;j&lt;=n;j++) </text:p>
            <text:p text:style-name="Table_20_Contents"><text:tab/>if(not in[j] and min &gt; mark[j]) </text:p>
            <text:p text:style-name="Table_20_Contents"><text:tab/> <text:s/>{k = j;min = mark[j];} </text:p>
            <text:p text:style-name="Table_20_Contents"/>
            <text:p text:style-name="Table_20_Contents"><text:s text:c="6"/>in[k] = true; </text:p>
            <text:p text:style-name="Table_20_Contents"/>
            <text:p text:style-name="Table_20_Contents"><text:s text:c="6"/>for(j=1;j&lt;=n;j++) </text:p>
            <text:p text:style-name="Table_20_Contents"><text:tab/>if(w[k][j] not_eq INF and mark[j] &gt; mark[k] + w[k][j]) </text:p>
            <text:p text:style-name="Table_20_Contents"><text:tab/> <text:s/>{ </text:p>
            <text:p text:style-name="Table_20_Contents"><text:tab/> <text:s text:c="3"/>mark[j] = mark[k] + w[k][j]; </text:p>
            <text:p text:style-name="Table_20_Contents"><text:tab/> <text:s text:c="3"/>pre[ j ] = k; </text:p>
            <text:p text:style-name="Table_20_Contents"><text:tab/> <text:s/>} </text:p>
            <text:p text:style-name="Table_20_Contents"><text:s text:c="4"/>} </text:p>
            <text:p text:style-name="Table_20_Contents"><text:s/></text:p>
            <text:p text:style-name="Table_20_Contents"><text:s text:c="2"/>//print stage to every point's shortest path ; </text:p>
            <text:p text:style-name="Table_20_Contents"><text:s text:c="2"/>for(i=1;i&lt;=n;i++) </text:p>
            <text:p text:style-name="Table_20_Contents"><text:s text:c="4"/>cout&lt;&lt;mark[i]&lt;&lt;" "; </text:p>
            <text:p text:style-name="Table_20_Contents"><text:s text:c="2"/>cout&lt;&lt;"\n"; </text:p>
            <text:p text:style-name="Table_20_Contents"><text:s text:c="2"/>/* </text:p>
            <text:p text:style-name="Table_20_Contents"><text:s text:c="2"/>for(i = 1 ; i &lt;= n ; ++ i) </text:p>
            <text:p text:style-name="Table_20_Contents"><text:s text:c="4"/>cout&lt;&lt;pre[ i ]&lt;&lt;" "; </text:p>
            <text:p text:style-name="Table_20_Contents"><text:s text:c="2"/>cout&lt;&lt;"\n"; </text:p>
            <text:p text:style-name="Table_20_Contents"><text:s text:c="2"/>*/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init </text:p>
            <text:p text:style-name="Table_20_Contents"><text:s text:c="2"/>for(u=0;u&lt;=n;u++) </text:p>
            <text:p text:style-name="Table_20_Contents"><text:s text:c="4"/>for(v=0;v&lt;=n;v++) </text:p>
            <text:p text:style-name="Table_20_Contents"><text:s text:c="6"/>w[u][v] = INF; </text:p>
            <text:p text:style-name="Table_20_Contents"><text:soft-page-break/><text:s text:c="2"/></text:p>
            <text:p text:style-name="Table_20_Contents"><text:s text:c="2"/>for(i=1;i&lt;=m;i++) </text:p>
            <text:p text:style-name="Table_20_Contents"><text:s text:c="4"/>{ </text:p>
            <text:p text:style-name="Table_20_Contents"><text:s text:c="6"/>cin&gt;&gt;u&gt;&gt;v&gt;&gt;wi; </text:p>
            <text:p text:style-name="Table_20_Contents"><text:s text:c="6"/>w[u][v] = w[u][v] &lt; wi ? w[u][v] : wi; </text:p>
            <text:p text:style-name="Table_20_Contents"><text:s text:c="4"/>} </text:p>
            <text:p text:style-name="Table_20_Contents"/>
            <text:p text:style-name="Table_20_Contents"><text:s text:c="2"/>dijkstra(1); </text:p>
            <text:p text:style-name="Table_20_Contents"><text:s text:c="2"/></text:p>
            <text:p text:style-name="Table_20_Contents"><text:s text:c="2"/>return 0; </text:p>
            <text:p text:style-name="Table_20_Contents">}</text:p>
          </table:table-cell>
        </table:table-row>
      </table:table>
      <text:h text:style-name="P34" text:outline-level="3">Floyd （略）</text:h>
      <text:h text:style-name="P34" text:outline-level="3">prim</text:h>
      <text:p text:style-name="Text_20_body"><text:s/></text:p>
      <table:table table:name="表格14" table:style-name="表格14">
        <table:table-column table:style-name="表格14.A"/>
        <table:table-column table:style-name="表格14.B"/>
        <table:table-row>
          <table:table-cell table:style-name="表格14.A1" office:value-type="string">
            <text:p text:style-name="Table_20_Contents"/>
          </table:table-cell>
          <table:table-cell table:style-name="表格14.B1" office:value-type="string">
            <text:p text:style-name="Table_20_Contents">/* </text:p>
            <text:p text:style-name="Table_20_Contents"><text:s text:c="2"/>prim algorthim sample programme </text:p>
            <text:p text:style-name="Table_20_Contents"><text:s text:c="2"/>prim算法的演示程序 </text:p>
            <text:p text:style-name="Table_20_Contents"><text:s text:c="2"/>这里使用无向图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2001 </text:p>
            <text:p text:style-name="Table_20_Contents">#define INF 999999999 </text:p>
            <text:p text:style-name="Table_20_Contents">using std::cin; </text:p>
            <text:p text:style-name="Table_20_Contents">using std::cout; </text:p>
            <text:p text:style-name="Table_20_Contents">int n,e; </text:p>
            <text:p text:style-name="Table_20_Contents">int w[MAXN][MAXN];/*两点之间边的权值*/ </text:p>
            <text:p text:style-name="Table_20_Contents">int mincount[MAXN];/*从初始顶点到该顶点的最小权值*/ </text:p>
            <text:p text:style-name="Table_20_Contents"/>
            <text:p text:style-name="Table_20_Contents">void prim(int s) </text:p>
            <text:p text:style-name="Table_20_Contents">{ </text:p>
            <text:p text:style-name="Table_20_Contents"><text:s text:c="2"/>int i,j,count=0,min;/*count为生成树所有边的权值和*/ <text:s text:c="10"/></text:p>
            <text:p text:style-name="Table_20_Contents"><text:s text:c="2"/>int k; </text:p>
            <text:p text:style-name="Table_20_Contents"/>
            <text:p text:style-name="Table_20_Contents"><text:s text:c="2"/>for(i=1;i&lt;=n;i++) </text:p>
            <text:p text:style-name="Table_20_Contents"><text:s text:c="4"/>mincount[i]=w[s][i];/*初始化，设w(1,i)为初始点k到i的最小权值，如果没有则为+∞*/ </text:p>
            <text:p text:style-name="Table_20_Contents"><text:s text:c="2"/>mincount[s]=0; </text:p>
            <text:p text:style-name="Table_20_Contents"/>
            <text:p text:style-name="Table_20_Contents"><text:s text:c="2"/>for(i=1;i&lt;n;i++) <text:s text:c="8"/></text:p>
            <text:p text:style-name="Table_20_Contents"><text:soft-page-break/><text:s text:c="4"/>{ </text:p>
            <text:p text:style-name="Table_20_Contents"><text:s text:c="6"/>min=INF; </text:p>
            <text:p text:style-name="Table_20_Contents"><text:s text:c="6"/>for(j=1;j&lt;=n;j++) </text:p>
            <text:p text:style-name="Table_20_Contents"><text:tab/>if(mincount[j]!=0 and mincount[j]&lt;min) </text:p>
            <text:p text:style-name="Table_20_Contents"><text:tab/> <text:s/>/*如果该节点没有被加入到最小生成树中并且该点权值为当前最小*/ <text:s text:c="16"/></text:p>
            <text:p text:style-name="Table_20_Contents"><text:tab/> <text:s/>{ </text:p>
            <text:p text:style-name="Table_20_Contents"><text:tab/> <text:s text:c="3"/>min=mincount[j]; </text:p>
            <text:p text:style-name="Table_20_Contents"><text:tab/> <text:s text:c="3"/>k=j; <text:s/></text:p>
            <text:p text:style-name="Table_20_Contents"><text:tab/> <text:s text:c="3"/>/*记录该点*/ </text:p>
            <text:p text:style-name="Table_20_Contents"><text:tab/> <text:s/>} </text:p>
            <text:p text:style-name="Table_20_Contents"/>
            <text:p text:style-name="Table_20_Contents"><text:s text:c="3"/>mincount[k]=0;/*把这个点加入到最小生成树中*/ </text:p>
            <text:p text:style-name="Table_20_Contents"><text:s text:c="3"/>count+=min; /*将这条边加入到最小生成树中*/ </text:p>
            <text:p text:style-name="Table_20_Contents"/>
            <text:p text:style-name="Table_20_Contents"><text:s text:c="3"/>for(j=1;j&lt;n;j++) /*修正初始点到每个点的最小权值*/ </text:p>
            <text:p text:style-name="Table_20_Contents"><text:s text:c="5"/>if(w[k][j]&lt;mincount[j]) </text:p>
            <text:p text:style-name="Table_20_Contents"><text:s text:c="7"/>mincount[j]=w[k][j]; <text:s text:c="6"/></text:p>
            <text:p text:style-name="Table_20_Contents"><text:s text:c="4"/>} </text:p>
            <text:p text:style-name="Table_20_Contents"/>
            <text:p text:style-name="Table_20_Contents"><text:s text:c="2"/>cout&lt;&lt;count&lt;&lt;"\n"; </text:p>
            <text:p text:style-name="Table_20_Contents"><text:s text:c="2"/>return ; <text:s text:c="8"/></text:p>
            <text:p text:style-name="Table_20_Contents">} </text:p>
            <text:p text:style-name="Table_20_Contents"/>
            <text:p text:style-name="Table_20_Contents">/*演示过程,从标号为1的顶点开始构造生成树*/ </text:p>
            <text:p text:style-name="Table_20_Contents">int main() </text:p>
            <text:p text:style-name="Table_20_Contents"><text:s/>{ </text:p>
            <text:p text:style-name="Table_20_Contents"><text:s text:c="2"/>int i,j,tx,ty; <text:s text:c="7"/></text:p>
            <text:p text:style-name="Table_20_Contents"><text:s text:c="2"/>for(i=0;i&lt;=MAXN;i++) </text:p>
            <text:p text:style-name="Table_20_Contents"><text:s text:c="4"/>for(j=0;j&lt;=MAXN;j++) </text:p>
            <text:p text:style-name="Table_20_Contents"><text:s text:c="7"/>w[i][j]=INF; </text:p>
            <text:p text:style-name="Table_20_Contents"><text:s text:c="10"/></text:p>
            <text:p text:style-name="Table_20_Contents"><text:s text:c="2"/>cin&gt;&gt;n&gt;&gt;e; </text:p>
            <text:p text:style-name="Table_20_Contents"><text:s text:c="2"/>for(i=1;i&lt;=e;i++) <text:s text:c="13"/></text:p>
            <text:p text:style-name="Table_20_Contents"><text:s text:c="10"/>{ </text:p>
            <text:p text:style-name="Table_20_Contents"><text:s text:c="7"/>cin&gt;&gt;tx&gt;&gt;ty&gt;&gt;w[tx][ty]; </text:p>
            <text:p text:style-name="Table_20_Contents"><text:s text:c="7"/>w[ty][tx]=w[tx][ty]; <text:s text:c="2"/></text:p>
            <text:p text:style-name="Table_20_Contents"><text:s text:c="10"/>} </text:p>
            <text:p text:style-name="Table_20_Contents"><text:s text:c="2"/>prim(1); <text:s text:c="13"/></text:p>
            <text:p text:style-name="Table_20_Contents"><text:s text:c="2"/>return 0; <text:s text:c="8"/></text:p>
            <text:p text:style-name="Table_20_Contents"><text:s/>} </text:p>
          </table:table-cell>
        </table:table-row>
      </table:table>
      <text:h text:style-name="P34" text:outline-level="3">Kruskal </text:h>
      <text:p text:style-name="P6"/>
      <table:table table:name="表格15" table:style-name="表格15">
        <table:table-column table:style-name="表格15.A"/>
        <table:table-column table:style-name="表格15.B"/>
        <table:table-row>
          <table:table-cell table:style-name="表格15.A1" office:value-type="string">
            <text:p text:style-name="Table_20_Contents"/>
          </table:table-cell>
          <table:table-cell table:style-name="表格15.B1" office:value-type="string">
            <text:p text:style-name="Table_20_Contents">/* </text:p>
            <text:p text:style-name="Table_20_Contents"><text:s text:c="2"/>Kruskal algorthim to MST </text:p>
            <text:p text:style-name="Table_20_Contents"><text:s text:c="2"/>求最小生成树的kurskal算法 </text:p>
            <text:p text:style-name="Table_20_Contents"><text:s text:c="2"/>这个图不同于样例中的无向图，这是一个有向图 </text:p>
            <text:p text:style-name="Table_20_Contents"><text:s text:c="2"/>write by gestapolur </text:p>
            <text:p text:style-name="Table_20_Contents"><text:s text:c="2"/>2010-9-1 </text:p>
            <text:p text:style-name="Table_20_Contents">*/ </text:p>
            <text:p text:style-name="Table_20_Contents">#include&lt;iostream&gt; </text:p>
            <text:p text:style-name="Table_20_Contents">#define MAXN 2000 </text:p>
            <text:p text:style-name="Table_20_Contents">#define INF 99999999 </text:p>
            <text:p text:style-name="Table_20_Contents">using std::cin; </text:p>
            <text:p text:style-name="Table_20_Contents">using std::cout; </text:p>
            <text:p text:style-name="Table_20_Contents">int n,e;/*点数和边数*/ </text:p>
            <text:p text:style-name="Table_20_Contents">int x[MAXN],y[MAXN],w[MAXN];/*x为边的起点，y为终点，w为边的权值*/ </text:p>
            <text:p text:style-name="Table_20_Contents">int father[MAXN];/*每个节点属于的父亲集合*/ </text:p>
            <text:p text:style-name="Table_20_Contents"/>
            <text:p text:style-name="Table_20_Contents">/*给边权排序*/ </text:p>
            <text:p text:style-name="Table_20_Contents">void sort(int i,int j) </text:p>
            <text:p text:style-name="Table_20_Contents">{ </text:p>
            <text:p text:style-name="Table_20_Contents"><text:s text:c="2"/>if(i&gt;=j) <text:s text:c="4"/></text:p>
            <text:p text:style-name="Table_20_Contents"><text:s text:c="4"/>return ; </text:p>
            <text:p text:style-name="Table_20_Contents"><text:s text:c="2"/>int m,n,t,k; </text:p>
            <text:p text:style-name="Table_20_Contents"><text:s text:c="2"/>m=i,n=j,k=w[ (i+j) &gt;&gt; 1]; <text:s text:c="2"/></text:p>
            <text:p text:style-name="Table_20_Contents"><text:s text:c="2"/>while(m&lt;=n) </text:p>
            <text:p text:style-name="Table_20_Contents"><text:s text:c="4"/>{ </text:p>
            <text:p text:style-name="Table_20_Contents"><text:s text:c="6"/>while(w[m]&lt;k) </text:p>
            <text:p text:style-name="Table_20_Contents"><text:tab/>m++; </text:p>
            <text:p text:style-name="Table_20_Contents"><text:s text:c="6"/>while(w[n]&gt;k) </text:p>
            <text:p text:style-name="Table_20_Contents"><text:tab/>n--; </text:p>
            <text:p text:style-name="Table_20_Contents"><text:s text:c="6"/>if(m&lt;=n) <text:s text:c="9"/></text:p>
            <text:p text:style-name="Table_20_Contents"><text:tab/>{ </text:p>
            <text:p text:style-name="Table_20_Contents"><text:tab/> <text:s/>t=x[m]; </text:p>
            <text:p text:style-name="Table_20_Contents"><text:tab/> <text:s/>x[m]=x[n]; </text:p>
            <text:p text:style-name="Table_20_Contents"><text:tab/> <text:s/>x[n]=t; </text:p>
            <text:p text:style-name="Table_20_Contents"><text:tab/> <text:s/>t=y[m]; </text:p>
            <text:p text:style-name="Table_20_Contents"><text:tab/> <text:s/>y[m]=y[n]; </text:p>
            <text:p text:style-name="Table_20_Contents"><text:tab/> <text:s/>y[n]=t; </text:p>
            <text:p text:style-name="Table_20_Contents"><text:tab/> <text:s/>t=w[m]; </text:p>
            <text:p text:style-name="Table_20_Contents"><text:tab/> <text:s/>w[m]=w[n]; </text:p>
            <text:p text:style-name="Table_20_Contents"><text:tab/> <text:s/>w[n]=t; <text:s text:c="11"/></text:p>
            <text:p text:style-name="Table_20_Contents"><text:tab/> <text:s/>m++; </text:p>
            <text:p text:style-name="Table_20_Contents"><text:tab/> <text:s/>n--; <text:s text:c="12"/></text:p>
            <text:p text:style-name="Table_20_Contents"><text:tab/>} <text:s text:c="7"/></text:p>
            <text:p text:style-name="Table_20_Contents"><text:s text:c="4"/>} </text:p>
            <text:p text:style-name="Table_20_Contents"><text:s text:c="2"/>sort(i,n); </text:p>
            <text:p text:style-name="Table_20_Contents"><text:soft-page-break/><text:s text:c="2"/>sort(m,j); <text:s text:c="5"/></text:p>
            <text:p text:style-name="Table_20_Contents">} </text:p>
            <text:p text:style-name="Table_20_Contents"/>
            <text:p text:style-name="Table_20_Contents"/>
            <text:p text:style-name="Table_20_Contents">int getfather(int x)/*查找点x属于的集合*/ </text:p>
            <text:p text:style-name="Table_20_Contents">{ </text:p>
            <text:p text:style-name="Table_20_Contents"><text:s text:c="2"/>if(x==father[x]) </text:p>
            <text:p text:style-name="Table_20_Contents"><text:s text:c="4"/>return x; <text:s text:c="15"/></text:p>
            <text:p text:style-name="Table_20_Contents"><text:s text:c="2"/>father[x]=getfather(father[x]);/*查找过程中更新x的父亲集合，相当于并查集归并过程*/ </text:p>
            <text:p text:style-name="Table_20_Contents"><text:s text:c="2"/>return (father[x]); </text:p>
            <text:p text:style-name="Table_20_Contents">} </text:p>
            <text:p text:style-name="Table_20_Contents"><text:s/></text:p>
            <text:p text:style-name="Table_20_Contents">void kruskal() </text:p>
            <text:p text:style-name="Table_20_Contents"><text:s/>{ </text:p>
            <text:p text:style-name="Table_20_Contents"><text:s text:c="3"/>int i,p,ans;/*p:已经加入的边数,ans:加入边的边权和*/ </text:p>
            <text:p text:style-name="Table_20_Contents"><text:s text:c="3"/>for(i=1;i&lt;=n;i++) </text:p>
            <text:p text:style-name="Table_20_Contents"><text:s text:c="5"/>father[i]=i;/*初始化点的集合*/ </text:p>
            <text:p text:style-name="Table_20_Contents"/>
            <text:p text:style-name="Table_20_Contents"><text:s text:c="3"/>p=1,ans=0; </text:p>
            <text:p text:style-name="Table_20_Contents"><text:s text:c="7"/></text:p>
            <text:p text:style-name="Table_20_Contents"><text:s text:c="3"/>for(i=1;i&lt;=e;i++) <text:s text:c="2"/></text:p>
            <text:p text:style-name="Table_20_Contents"><text:s text:c="5"/>{ </text:p>
            <text:p text:style-name="Table_20_Contents"><text:s text:c="7"/>if(getfather(x[i]) not_eq getfather(y[i])) <text:s text:c="16"/></text:p>
            <text:p text:style-name="Table_20_Contents"><text:s text:c="9"/>/*如果边的两点不在同一个集合内，则归并两个集合*/ </text:p>
            <text:p text:style-name="Table_20_Contents"><text:tab/> { </text:p>
            <text:p text:style-name="Table_20_Contents"><text:tab/> <text:s text:c="2"/>ans+=w[i];/*加入这条边并统计其权值*/ <text:s text:c="15"/></text:p>
            <text:p text:style-name="Table_20_Contents"><text:tab/> <text:s text:c="2"/>father[getfather(x[i])]=y[i];/*将两个集合并为同一父亲集合*/ </text:p>
            <text:p text:style-name="Table_20_Contents"><text:tab/> <text:s text:c="2"/>p++; <text:s text:c="15"/></text:p>
            <text:p text:style-name="Table_20_Contents"><text:tab/> <text:s text:c="2"/>if(p == n)/*如果最小生成树中的顶点数等于全部顶点数 - 1，这里为加快计算速度p初始化为1所以p=n结束计算*/ </text:p>
            <text:p text:style-name="Table_20_Contents"><text:tab/> <text:s text:c="4"/>{cout&lt;&lt;ans&lt;&lt;"\n";return ;} </text:p>
            <text:p text:style-name="Table_20_Contents"><text:s text:c="9"/>} <text:s text:c="14"/></text:p>
            <text:p text:style-name="Table_20_Contents"><text:s text:c="5"/>} </text:p>
            <text:p text:style-name="Table_20_Contents"><text:s text:c="3"/>return ; </text:p>
            <text:p text:style-name="Table_20_Contents"><text:s/>} </text:p>
            <text:p text:style-name="Table_20_Contents"/>
            <text:p text:style-name="Table_20_Contents">int main() </text:p>
            <text:p text:style-name="Table_20_Contents"><text:s/>{ </text:p>
            <text:p text:style-name="Table_20_Contents"><text:s text:c="2"/>int i,j; <text:s text:c="7"/></text:p>
            <text:p text:style-name="Table_20_Contents"><text:s text:c="2"/></text:p>
            <text:p text:style-name="Table_20_Contents"><text:s text:c="2"/>cin&gt;&gt;n&gt;&gt;e; </text:p>
            <text:p text:style-name="Table_20_Contents"/>
            <text:p text:style-name="Table_20_Contents"><text:soft-page-break/><text:s text:c="2"/>for(i=1;i&lt;=e;i++) </text:p>
            <text:p text:style-name="Table_20_Contents"><text:s text:c="4"/>cin&gt;&gt;x[i]&gt;&gt;y[i]&gt;&gt;w[i]; </text:p>
            <text:p text:style-name="Table_20_Contents"><text:s text:c="2"/></text:p>
            <text:p text:style-name="Table_20_Contents"><text:s text:c="2"/>sort(1,e);/*将边按权值大小排序*/ </text:p>
            <text:p text:style-name="Table_20_Contents"><text:s text:c="3"/></text:p>
            <text:p text:style-name="Table_20_Contents"><text:s text:c="2"/>kruskal(); </text:p>
            <text:p text:style-name="Table_20_Contents"><text:s text:c="2"/></text:p>
            <text:p text:style-name="Table_20_Contents"><text:s text:c="2"/>return 0; <text:s text:c="8"/></text:p>
            <text:p text:style-name="Table_20_Contents"><text:s/>}</text:p>
          </table:table-cell>
        </table:table-row>
      </table:table>
      <text:h text:style-name="P34" text:outline-level="3">度限制生成樹*</text:h>
      <text:p text:style-name="P6">这个代码不是咱写的，不知道对否。</text:p>
      <table:table table:name="表格11" table:style-name="表格11">
        <table:table-column table:style-name="表格11.A"/>
        <table:table-row>
          <table:table-cell table:style-name="表格11.A1" office:value-type="string">
            <text:p text:style-name="P19">#include&lt;stdio.h&gt; </text:p>
            <text:p text:style-name="P19">#include&lt;string.h&gt; </text:p>
            <text:p text:style-name="P19">#define NN 30 </text:p>
            <text:p text:style-name="P19">#define INF 0x3fffffff </text:p>
            <text:p text:style-name="P19"/>
            <text:p text:style-name="P19">int idx, S;// S为需要限制度的那一点 </text:p>
            <text:p text:style-name="P19">int k, mst;// k表示k度限制，mst为最后的结果 </text:p>
            <text:p text:style-name="P19">int pre[NN]; </text:p>
            <text:p text:style-name="P19">int mark[NN]; </text:p>
            <text:p text:style-name="P19">int dis[NN]; </text:p>
            <text:p text:style-name="P19">int vis[NN]; </text:p>
            <text:p text:style-name="P19">char str[NN][NN]; </text:p>
            <text:p text:style-name="P19">int map[NN][NN]; </text:p>
            <text:p text:style-name="P19">int best[NN]; // 存的是最大权值边的终点 </text:p>
            <text:p text:style-name="P19">int edg[NN][NN];// edg[i][j] = 1 表示边[i,j]已在生成树中 </text:p>
            <text:p text:style-name="P19">int father[NN];// 生成树中的父节点 </text:p>
            <text:p text:style-name="P19"/>
            <text:p text:style-name="P19">int find(char s[]){ </text:p>
            <text:p text:style-name="P19"><text:s text:c="5"/>int i; </text:p>
            <text:p text:style-name="P19"><text:s text:c="5"/>for (i = 0; i &lt; idx; i++){ </text:p>
            <text:p text:style-name="P19"><text:s text:c="9"/>if (strcmp(str[i], s) == 0) return i; </text:p>
            <text:p text:style-name="P19"><text:s text:c="5"/>} </text:p>
            <text:p text:style-name="P19"><text:s text:c="6"/>return -1; </text:p>
            <text:p text:style-name="P19"><text:s/>} </text:p>
            <text:p text:style-name="P19"><text:s/></text:p>
            <text:p text:style-name="P19"><text:s/>void dfs(int cur){// 将树拉成有根树 </text:p>
            <text:p text:style-name="P19"><text:s text:c="6"/>int i; </text:p>
            <text:p text:style-name="P19"><text:s text:c="6"/>for (i = 0; i &lt; idx; i++){ </text:p>
            <text:p text:style-name="P19"><text:soft-page-break/><text:s text:c="10"/>if (edg[i][cur] &amp;&amp; mark[i]){ </text:p>
            <text:p text:style-name="P19"><text:s text:c="13"/>father[i] = cur; </text:p>
            <text:p text:style-name="P19"><text:s text:c="13"/>mark[i] = 0; </text:p>
            <text:p text:style-name="P19"><text:s text:c="13"/>dfs(i); </text:p>
            <text:p text:style-name="P19"><text:s text:c="10"/>} </text:p>
            <text:p text:style-name="P19"><text:s text:c="6"/>} </text:p>
            <text:p text:style-name="P19"><text:s/>} </text:p>
            <text:p text:style-name="P19"><text:s text:c="2"/></text:p>
            <text:p text:style-name="P19"><text:s text:c="2"/>int prim(int s){// 求最小生成树 </text:p>
            <text:p text:style-name="P19"><text:s text:c="6"/>int i, key, Min; </text:p>
            <text:p text:style-name="P19"><text:s text:c="6"/>int sum = 0; </text:p>
            <text:p text:style-name="P19"><text:s text:c="6"/>memset(pre, 0, sizeof(pre)); </text:p>
            <text:p text:style-name="P19"><text:s text:c="6"/>for (i = 0; i &lt; idx; i++){ </text:p>
            <text:p text:style-name="P19"><text:s text:c="10"/>dis[i] = map[s][i]; </text:p>
            <text:p text:style-name="P19"><text:s text:c="10"/>pre[i] = s; </text:p>
            <text:p text:style-name="P19"><text:s text:c="6"/>} </text:p>
            <text:p text:style-name="P19"><text:s text:c="6"/>memset(mark, 0, sizeof(mark)); </text:p>
            <text:p text:style-name="P19"><text:s text:c="6"/>mark[s] = 1; </text:p>
            <text:p text:style-name="P19"><text:s text:c="6"/>vis[s] = 1; </text:p>
            <text:p text:style-name="P19"><text:s text:c="6"/></text:p>
            <text:p text:style-name="P19"><text:s text:c="6"/>while(1){ </text:p>
            <text:p text:style-name="P19"><text:s text:c="9"/>Min = INF; </text:p>
            <text:p text:style-name="P19"><text:s text:c="9"/>key = -1; </text:p>
            <text:p text:style-name="P19"><text:s text:c="9"/>for (i = 0; i &lt; idx; i++){ </text:p>
            <text:p text:style-name="P19"><text:s text:c="12"/>if (!vis[i] &amp;&amp; !mark[i] &amp;&amp; dis[i] &lt; Min){ </text:p>
            <text:p text:style-name="P19"><text:s text:c="15"/>key = i; </text:p>
            <text:p text:style-name="P19"><text:s text:c="16"/>Min = dis[i]; </text:p>
            <text:p text:style-name="P19"><text:s text:c="13"/>} </text:p>
            <text:p text:style-name="P19"><text:s text:c="9"/>} </text:p>
            <text:p text:style-name="P19"><text:s text:c="9"/>if (key == -1) break; </text:p>
            <text:p text:style-name="P19"><text:s text:c="9"/>mark[key] = 1; </text:p>
            <text:p text:style-name="P19"><text:s text:c="9"/>vis[key] = 1; </text:p>
            <text:p text:style-name="P19"><text:s text:c="9"/>edg[pre[key]][key] = edg[key][pre[key]] = 1; </text:p>
            <text:p text:style-name="P19"><text:s text:c="9"/>sum += dis[key]; </text:p>
            <text:p text:style-name="P19"><text:s text:c="9"/>for (i = 0; i &lt; idx; i++){ </text:p>
            <text:p text:style-name="P19"><text:soft-page-break/><text:s text:c="13"/>if (!vis[i] &amp;&amp; !mark[i] &amp;&amp; dis[i] &gt; map[key][i]){ </text:p>
            <text:p text:style-name="P19"><text:s text:c="16"/>dis[i] = map[key][i]; </text:p>
            <text:p text:style-name="P19"><text:s text:c="16"/>pre[i] = key; </text:p>
            <text:p text:style-name="P19"><text:s text:c="13"/>} </text:p>
            <text:p text:style-name="P19"><text:s text:c="9"/>} </text:p>
            <text:p text:style-name="P19"><text:s text:c="6"/>} </text:p>
            <text:p text:style-name="P19"><text:s text:c="6"/>Min = INF; </text:p>
            <text:p text:style-name="P19"><text:s text:c="6"/>int root = -1; // 树根 </text:p>
            <text:p text:style-name="P19"><text:s text:c="6"/>for (i = 0; i &lt; idx; i++){ </text:p>
            <text:p text:style-name="P19"><text:s text:c="10"/>if (mark[i] &amp;&amp; map[i][S] &lt; Min){ </text:p>
            <text:p text:style-name="P19"><text:s text:c="13"/>Min = map[i][S]; </text:p>
            <text:p text:style-name="P19"><text:s text:c="13"/>root = i; </text:p>
            <text:p text:style-name="P19"><text:s text:c="10"/>} </text:p>
            <text:p text:style-name="P19"><text:s text:c="6"/>} </text:p>
            <text:p text:style-name="P19"><text:s text:c="6"/>// 拉成有根树 </text:p>
            <text:p text:style-name="P19"><text:s text:c="6"/>mark[root] = 0; </text:p>
            <text:p text:style-name="P19"><text:s text:c="6"/>dfs(root); </text:p>
            <text:p text:style-name="P19"><text:s text:c="6"/>father[root] = S; </text:p>
            <text:p text:style-name="P19"><text:s text:c="6"/>return sum + Min; </text:p>
            <text:p text:style-name="P19"><text:s/>} </text:p>
            <text:p text:style-name="P19"><text:s/></text:p>
            <text:p text:style-name="P19"><text:s/>int Best(int x){// 求得x到S路径上的最大权值边 </text:p>
            <text:p text:style-name="P19"><text:s text:c="5"/>int tmp; </text:p>
            <text:p text:style-name="P19"><text:s text:c="5"/>if (father[x] == S) return -1; </text:p>
            <text:p text:style-name="P19"><text:s text:c="5"/>if (best[x] != -1){ </text:p>
            <text:p text:style-name="P19"><text:s text:c="8"/>return best[x]; </text:p>
            <text:p text:style-name="P19"><text:s text:c="5"/>} </text:p>
            <text:p text:style-name="P19"><text:s text:c="5"/>tmp = Best(father[x]); </text:p>
            <text:p text:style-name="P19"><text:s text:c="5"/>if (tmp != -1 &amp;&amp; map[tmp][father[tmp]] &gt; map[father[x]][x]){ </text:p>
            <text:p text:style-name="P19"><text:s text:c="8"/>best[x] = tmp; </text:p>
            <text:p text:style-name="P19"><text:s text:c="5"/>}else best[x] = x; </text:p>
            <text:p text:style-name="P19"><text:s text:c="5"/>return best[x]; </text:p>
            <text:p text:style-name="P19"><text:s/>} </text:p>
            <text:p text:style-name="P19"><text:s/></text:p>
            <text:p text:style-name="P19"><text:s/>void Solve() </text:p>
            <text:p text:style-name="P19"><text:soft-page-break/><text:s/>{ </text:p>
            <text:p text:style-name="P19"><text:s text:c="5"/>int i, j; </text:p>
            <text:p text:style-name="P19"><text:s text:c="5"/>memset(vis, 0, sizeof(vis)); </text:p>
            <text:p text:style-name="P19"><text:s text:c="5"/>vis[S] = 1; </text:p>
            <text:p text:style-name="P19"><text:s text:c="5"/>int m = 0;// 分支个数 </text:p>
            <text:p text:style-name="P19"><text:s text:c="5"/>mst = 0;// 最小生成树和 </text:p>
            <text:p text:style-name="P19"><text:s text:c="5"/>memset(father, -1, sizeof(father)); </text:p>
            <text:p text:style-name="P19"><text:s text:c="5"/>memset(edg, 0, sizeof(edg)); </text:p>
            <text:p text:style-name="P19"><text:s text:c="5"/>for (i = 0; i &lt; idx; i++){// 先求得m限制生成树 </text:p>
            <text:p text:style-name="P19"><text:s text:c="9"/>if (!vis[i]){ </text:p>
            <text:p text:style-name="P19"><text:s text:c="12"/>m++; </text:p>
            <text:p text:style-name="P19"><text:s text:c="12"/>mst += prim(i); </text:p>
            <text:p text:style-name="P19"><text:s text:c="9"/>} </text:p>
            <text:p text:style-name="P19"><text:s text:c="5"/>} </text:p>
            <text:p text:style-name="P19"><text:s/>/* <text:s text:c="3"/>for (i = 0; i &lt; idx; i++){ </text:p>
            <text:p text:style-name="P19"><text:s text:c="9"/>printf("%d----%d %d\n", father[i], i, map[i][father[i]]); </text:p>
            <text:p text:style-name="P19"><text:s text:c="5"/>}可以用于调试错误 </text:p>
            <text:p text:style-name="P19"><text:s/>*/ </text:p>
            <text:p text:style-name="P19"><text:s text:c="5"/>int minadd, ax, bx,tmp; </text:p>
            <text:p text:style-name="P19"><text:s text:c="5"/>int change; // 回路上权值最大的边，用于交换 </text:p>
            <text:p text:style-name="P19"><text:s text:c="5"/>for (i = m + 1; i &lt;= k &amp;&amp; i &lt; idx; i++){ </text:p>
            <text:p text:style-name="P19"><text:s text:c="9"/>// 再由m度生成树得到m+1度生成树，最后求得k限制生成树 </text:p>
            <text:p text:style-name="P19"><text:s text:c="9"/>memset(best, -1, sizeof(best)); </text:p>
            <text:p text:style-name="P19"><text:s text:c="9"/>for (j = 0; j &lt; idx; j++){ </text:p>
            <text:p text:style-name="P19"><text:s text:c="13"/>if (best[j] == -1 &amp;&amp; father[j] != S){ </text:p>
            <text:p text:style-name="P19"><text:s text:c="16"/>Best(j); </text:p>
            <text:p text:style-name="P19"><text:s text:c="13"/>} </text:p>
            <text:p text:style-name="P19"><text:s text:c="9"/>} </text:p>
            <text:p text:style-name="P19"><text:s text:c="9"/>minadd = INF; // 交换边的最小差值 </text:p>
            <text:p text:style-name="P19"><text:s text:c="9"/>for (j = 0; j &lt; idx; j++){// 遍历所有临边 </text:p>
            <text:p text:style-name="P19"><text:s text:c="13"/>if (map[S][j] != INF &amp;&amp; father[j] != S){ </text:p>
            <text:p text:style-name="P19"><text:s text:c="16"/>ax = best[j]; </text:p>
            <text:p text:style-name="P19"><text:s text:c="16"/>bx = father[ax]; </text:p>
            <text:p text:style-name="P19"><text:s text:c="16"/>tmp = map[S][j] - map[ax][bx]; </text:p>
            <text:p text:style-name="P19"><text:s text:c="16"/>if (tmp &lt; minadd){ </text:p>
            <text:p text:style-name="P19"><text:soft-page-break/><text:s text:c="19"/>minadd = tmp; </text:p>
            <text:p text:style-name="P19"><text:s text:c="19"/>change = j; </text:p>
            <text:p text:style-name="P19"><text:s text:c="16"/>} </text:p>
            <text:p text:style-name="P19"><text:s text:c="13"/>} </text:p>
            <text:p text:style-name="P19"><text:s text:c="9"/>} </text:p>
            <text:p text:style-name="P19"><text:s text:c="9"/>if (minadd &gt;= 0) break;//用于度数不大于k的限制，如果k限制，就不用break了 </text:p>
            <text:p text:style-name="P19"><text:s text:c="9"/>mst += minadd; </text:p>
            <text:p text:style-name="P19"><text:s text:c="9"/>ax = best[change]; </text:p>
            <text:p text:style-name="P19"><text:s text:c="9"/>bx = father[ax]; </text:p>
            <text:p text:style-name="P19"><text:s text:c="9"/>map[ax][bx] = map[bx][ax] = INF; </text:p>
            <text:p text:style-name="P19"><text:s text:c="9"/>father[ax] = bx = S;// 改变生成树，将点ax直接指向源点S </text:p>
            <text:p text:style-name="P19"><text:s text:c="9"/>map[ax][bx] = map[bx][ax] = map[change][S]; </text:p>
            <text:p text:style-name="P19"><text:s text:c="9"/>map[S][change] = map[change][S] = INF; </text:p>
            <text:p text:style-name="P19"><text:s text:c="5"/>} </text:p>
            <text:p text:style-name="P19"><text:s/>} </text:p>
            <text:p text:style-name="P19"><text:s/>int main() </text:p>
            <text:p text:style-name="P19"><text:s/>{ </text:p>
            <text:p text:style-name="P19"><text:s text:c="5"/>int i, j, n, x, y, d; </text:p>
            <text:p text:style-name="P19"><text:s text:c="5"/>char s1[NN], s2[NN]; </text:p>
            <text:p text:style-name="P19"><text:s text:c="5"/>scanf("%d", &amp;n); </text:p>
            <text:p text:style-name="P19"><text:s text:c="5"/>for (i = 0; i &lt;= NN - 2; i++){ </text:p>
            <text:p text:style-name="P19"><text:s text:c="9"/>for (j = 0; j &lt;= NN - 2; j++){ </text:p>
            <text:p text:style-name="P19"><text:s text:c="13"/>map[i][j] = INF; </text:p>
            <text:p text:style-name="P19"><text:s text:c="9"/>} </text:p>
            <text:p text:style-name="P19"><text:s text:c="5"/>} </text:p>
            <text:p text:style-name="P19"><text:s text:c="5"/>idx = 1; </text:p>
            <text:p text:style-name="P19"><text:s text:c="5"/>strcpy(str[0], "Park"); </text:p>
            <text:p text:style-name="P19"><text:s text:c="5"/>while(n--){ </text:p>
            <text:p text:style-name="P19"><text:s text:c="8"/>scanf("%s%s%d", s1, s2, &amp;d); </text:p>
            <text:p text:style-name="P19"><text:s text:c="8"/>x = find(s1); </text:p>
            <text:p text:style-name="P19"><text:s text:c="8"/>if (x == -1){ </text:p>
            <text:p text:style-name="P19"><text:s text:c="11"/>strcpy(str[idx++], s1); </text:p>
            <text:p text:style-name="P19"><text:s text:c="11"/>x = idx - 1; </text:p>
            <text:p text:style-name="P19"><text:s text:c="7"/>} </text:p>
            <text:p text:style-name="P19"><text:soft-page-break/><text:s text:c="8"/>y = find(s2); </text:p>
            <text:p text:style-name="P19"><text:s text:c="8"/>if (y == -1){ </text:p>
            <text:p text:style-name="P19"><text:s text:c="11"/>strcpy(str[idx++], s2); </text:p>
            <text:p text:style-name="P19"><text:s text:c="11"/>y = idx - 1; </text:p>
            <text:p text:style-name="P19"><text:s text:c="8"/>} </text:p>
            <text:p text:style-name="P19"><text:s text:c="8"/>if (d &lt; map[x][y]){ </text:p>
            <text:p text:style-name="P19"><text:s text:c="11"/>map[x][y] = d; </text:p>
            <text:p text:style-name="P19"><text:s text:c="11"/>map[y][x] = d; </text:p>
            <text:p text:style-name="P19"><text:s text:c="8"/>} </text:p>
            <text:p text:style-name="P19"><text:s text:c="5"/>} </text:p>
            <text:p text:style-name="P19"><text:s text:c="5"/>scanf("%d", &amp;k); </text:p>
            <text:p text:style-name="P19"><text:s text:c="5"/>S = 0; </text:p>
            <text:p text:style-name="P19"><text:s text:c="5"/>Solve(); </text:p>
            <text:p text:style-name="P19"><text:s text:c="5"/>printf("Total miles driven: %d\n", mst); </text:p>
            <text:p text:style-name="P19"><text:s text:c="5"/>return 0; </text:p>
            <text:p text:style-name="P19"><text:s/>} </text:p>
            <text:p text:style-name="P19"><text:s/></text:p>
          </table:table-cell>
        </table:table-row>
      </table:table>
      <text:p text:style-name="P6"/>
      <text:h text:style-name="P34" text:outline-level="3">次小生成树 <text:s/>prim</text:h>
      <text:p text:style-name="Text_20_body"><text:span text:style-name="Strong_20_Emphasis"><text:span text:style-name="T2">算法分析</text:span></text:span></text:p>
      <text:p text:style-name="Text_20_body">比较常见的是用kruskal算法计算最小生成树。然后再分别去掉最小生成树上的每一条边，再加入一条除了去掉了的那一条边之外的使得分开的两部分 相连的最小边。分别去掉这n-1条边之后取最小值即可。判断两点是否属于同一部分重新算一遍kruskal的并查集即可。这种方法对于稀疏图来说很有效， 时间复杂度大概O( M * ( N – 1 ) + N – 1 * logN + M*logM )去边的时间复杂度+排序的时间复杂度+合并的时间复杂度)</text:p>
      <text:p text:style-name="Text_20_body">不过这道题我为了试prim的方法用了计算一个环中的第二大的边的方法，结果费了一个下午的时间。我没有看到有怎么介绍具体实现方法的所以这里写一下。</text:p>
      <text:p text:style-name="Text_20_body">首先设w[ i , j ]是从i到j的一条边，mat[ i , j ]是生成树上从i到j路径的最大边,pre[ i ]是点i在加入生成树之前生成树内连接的边权最短的点。</text:p>
      <text:p text:style-name="Text_20_body">因为结点加入的先后次序不同，所以我们最后会得到一棵有根树。</text:p>
      <text:p text:style-name="Text_20_body">Prim算法在计算的时候每次会往生成树中增加一个点，我们记录这个点为k,对于k的所有祖先j，如果有mat[ j , k ] &lt; w[ pre[ k ] , k ]则将 mat[ j , k ]更新为w[ pre[ k ] , k ]。否则则将其变成mat[ j , pre[ k ] ]。这个过程类似于一个简单的区间类型的动态规划就是说我们对于j到k这段路径，选取其[ j , pre[ k ] ]这一段的最大值或者是新加入这段路径的w[ pre[ k ] , k ]这条边。由于<text:soft-page-break/>这个递推过程在prim过程中，所以递推的顺序和节点加入的顺序是一致的。最终我们会得到1到任意结点k以及k的任意祖先到k的路径上的最 大边。 比如说我们完成这个步骤之后会得到这样一棵生成树: 1-&gt;2-&gt;3-&gt;4</text:p>
      <text:p text:style-name="Text_20_body"><text:tab/><text:tab/> <text:s/>|</text:p>
      <text:p text:style-name="Text_20_body"><text:tab/><text:tab/> <text:s/>V</text:p>
      <text:p text:style-name="Text_20_body"><text:tab/><text:tab/> 5-&gt;6-&gt;7</text:p>
      <text:p text:style-name="Text_20_body">我们知道了[1,7]和[1,4]这两个区间内所有点之间的最大边，但是对于[4,7]这样祖先不同的路径这里还没有做处理，所以完成这个步骤之后，还需要对前驱(祖先)结点不同(互不包含)的节点进行处理，假如i,j是两个祖先不同的节点，那么就有：</text:p>
      <text:p text:style-name="Text_20_body">mat[ i , j ] = max(mat[ LCA(i,j) , i ] , mat[ LCA(i,j) , j ]);LCA(i,j)是i,j的最低公共祖先，这个式子实际上就很显然了。</text:p>
      <text:p text:style-name="Text_20_body">最后对于每个不在生成树中的边进行添加和删除操作，计算其最小值就可以了，为了方便起见在代码当中我将树中加入的边在每次循环结束后都赋为0了。设 MST的权值和为cnt,那么次小生成树的权值和则是 cnt + min( w[ i , j ] – mat[ i , j ] ),其中w[ i , j]是不在MST中的边。</text:p>
      <text:p text:style-name="Text_20_body">实际运行过程中没觉得有多快，可能稀疏图和稠密图的数据相抵消了吧。不知道把计算LCA的过程转化为RMQ是不是要快一些。</text:p>
      <text:p text:style-name="Text_20_body"><text:span text:style-name="Strong_20_Emphasis">解题过程</text:span></text:p>
      <text:p text:style-name="Text_20_body">数据会有权值为0的情况，+1即可解决，最后结果减n-1即可，我觉得这是这题最有意思的地方了。</text:p>
      <text:p text:style-name="P6">另外下面的代码可以把邻接矩阵换成邻接表可能会快一些。</text:p>
      <text:p text:style-name="P6"/>
      <table:table table:name="表格17" table:style-name="表格17">
        <table:table-column table:style-name="表格17.A"/>
        <table:table-row>
          <table:table-cell table:style-name="表格17.A1" office:value-type="string">
            <text:p text:style-name="P25">#include&lt;iostream&gt;</text:p>
            <text:p text:style-name="P25">#include&lt;cstring&gt;</text:p>
            <text:p text:style-name="P25">#define INF 2141483647</text:p>
            <text:p text:style-name="P25">#define MAXN 502</text:p>
            <text:p text:style-name="P25">using namespace std;</text:p>
            <text:p text:style-name="P25"/>
            <text:p text:style-name="P25">int n , m ;</text:p>
            <text:p text:style-name="P25">int cnt , scnt ;</text:p>
            <text:p text:style-name="P25">int w[ MAXN ][ MAXN ] , mark[ MAXN ];</text:p>
            <text:p text:style-name="P25">int mat[ MAXN ][ MAXN ];</text:p>
            <text:p text:style-name="P25">int pre[ MAXN ];</text:p>
            <text:p text:style-name="P25"/>
            <text:p text:style-name="P25">void prim()</text:p>
            <text:p text:style-name="P25">{</text:p>
            <text:p text:style-name="P25"><text:s text:c="2"/>int i , j , k , v ;</text:p>
            <text:p text:style-name="P25"><text:s text:c="2"/>int <text:s/>mint ;</text:p>
            <text:p text:style-name="P25"><text:s text:c="2"/>cnt = 0 ;</text:p>
            <text:p text:style-name="P25"><text:s text:c="2"/>for( i = 1 ; i &lt;= n ; ++ i )</text:p>
            <text:p text:style-name="P25"><text:s text:c="4"/>{ mark[ i ] = w[ 1 ][ i ] &gt; 0 ? w[ 1 ][ i ] : INF ; pre[ i ] = 1 ;}</text:p>
            <text:p text:style-name="P25"><text:s text:c="2"/></text:p>
            <text:p text:style-name="P25"><text:s text:c="2"/>mark[ 1 ] = -1 ; pre[ 1 ] = 0;</text:p>
            <text:p text:style-name="P25"/>
            <text:p text:style-name="P25"><text:soft-page-break/><text:s text:c="2"/>for( i = 1 ; i &lt; n ; ++ i )</text:p>
            <text:p text:style-name="P25"><text:s text:c="4"/>{</text:p>
            <text:p text:style-name="P25"><text:s text:c="6"/>mint = INF; k = 0 ;</text:p>
            <text:p text:style-name="P25"><text:s text:c="6"/>for( j = 1 ; j &lt;= n ; ++ j )</text:p>
            <text:p text:style-name="P25"><text:s text:c="8"/>if( mark[ j ] &gt; 0 <text:s/>and mint &gt; mark[ j ])</text:p>
            <text:p text:style-name="P25"><text:s text:c="10"/>{ k = j , mint = mark[ j ] ; }</text:p>
            <text:p text:style-name="P25"><text:s text:c="6"/></text:p>
            <text:p text:style-name="P25"><text:s text:c="6"/>cnt += mint; </text:p>
            <text:p text:style-name="P25"><text:s text:c="6"/>mark[ k ] = -1;</text:p>
            <text:p text:style-name="P25"><text:s text:c="5"/></text:p>
            <text:p text:style-name="P25"><text:s text:c="6"/>//max range</text:p>
            <text:p text:style-name="P25"><text:s text:c="6"/>j = k ;</text:p>
            <text:p text:style-name="P25"><text:s text:c="6"/>while( pre[ j ] )</text:p>
            <text:p text:style-name="P25"><text:s text:c="8"/>{</text:p>
            <text:p text:style-name="P25"><text:s text:c="10"/>mat[ pre[ j ] ][ k ] = mat[ pre[ j ] ][ k ] &gt; w[ pre[ k ] ][ k ] ? mat[ pre[ j ]][ k ] : w[ pre[ k ] ][ k ];</text:p>
            <text:p text:style-name="P25"><text:s text:c="10"/></text:p>
            <text:p text:style-name="P25"><text:s text:c="10"/>if( mat[ pre[ j ] ][ k ] &lt; mat[ pre[ j ] ][ pre[ k ] ]) </text:p>
            <text:p text:style-name="P25"><text:s text:c="12"/>mat[ pre[ j ] ][ k ] = mat[ pre[ j ] ][ pre[ k ] ];</text:p>
            <text:p text:style-name="P25"><text:s text:c="10"/>mat[ k ][ pre[ j ] ] = mat[ pre[ j ] ][ k ];</text:p>
            <text:p text:style-name="P25"><text:s text:c="10"/></text:p>
            <text:p text:style-name="P25"><text:s text:c="10"/>j = pre[ j ];</text:p>
            <text:p text:style-name="P25"><text:s text:c="8"/>}</text:p>
            <text:p text:style-name="P25"><text:s text:c="6"/></text:p>
            <text:p text:style-name="P25"><text:s text:c="6"/>w[ pre[ k ] ][ k ] = w[ k ][ pre[ k ] ] = 0 ;</text:p>
            <text:p text:style-name="P25"/>
            <text:p text:style-name="P25"/>
            <text:p text:style-name="P25"><text:s text:c="6"/>for( j = 1 ; j &lt;= n ; ++ j )</text:p>
            <text:p text:style-name="P25"><text:s text:c="8"/>if(mark[ j ] not_eq -1 and w[ k ][ j ] &gt; 0 <text:s/>and mark[ j ] &gt; w[ k ][ j ] )</text:p>
            <text:p text:style-name="P25"><text:s text:c="10"/>mark[ j ] = w[ k ][ j ] , pre[ j ] = k; <text:s text:c="5"/></text:p>
            <text:p text:style-name="P25"><text:s text:c="4"/>}</text:p>
            <text:p text:style-name="P25"/>
            <text:p text:style-name="P25"><text:s text:c="2"/>for( i = 2 ; i &lt;= n ; ++ i )</text:p>
            <text:p text:style-name="P25"><text:s text:c="4"/>for( j = i + 1 <text:s/>; j &lt;= n ; ++ j )</text:p>
            <text:p text:style-name="P25"><text:s text:c="6"/>{</text:p>
            <text:p text:style-name="P25"><text:s text:c="8"/>if( mat[ i ][ j ] == 0 )</text:p>
            <text:p text:style-name="P25"><text:s text:c="10"/>{</text:p>
            <text:p text:style-name="P25"><text:s text:c="12"/>for( k = i <text:s/>; k &gt; 0 ; k = pre[ k ] )</text:p>
            <text:p text:style-name="P25"><text:s text:c="14"/>for( v = j <text:s/>; v &gt; 0 ; v = pre[ v ] )</text:p>
            <text:p text:style-name="P25"><text:s text:c="16"/>if( k == v )</text:p>
            <text:p text:style-name="P25"><text:s text:c="18"/>{</text:p>
            <text:p text:style-name="P25"><text:s text:c="20"/>mat[ i ][ j ] = mat[ i ][ k ] &gt; mat[ j ][ v ] ? mat[ i ][ k ] : mat[ j ][ v ];</text:p>
            <text:p text:style-name="P25"><text:s text:c="20"/>goto end;</text:p>
            <text:p text:style-name="P25"><text:s text:c="18"/>}</text:p>
            <text:p text:style-name="P25"><text:s text:c="10"/>}</text:p>
            <text:p text:style-name="P25"><text:s text:c="6"/>end:;</text:p>
            <text:p text:style-name="P25"><text:s text:c="6"/>}</text:p>
            <text:p text:style-name="P25"><text:s text:c="2"/>scnt = INF ;</text:p>
            <text:p text:style-name="P25"><text:s text:c="2"/>for( i = 1 ; i &lt;= n ; ++ i )</text:p>
            <text:p text:style-name="P25"><text:s text:c="4"/>for( j = i + 1 ; j &lt;= n ; ++ j )</text:p>
            <text:p text:style-name="P25"><text:soft-page-break/><text:s text:c="6"/>if( w[ i ][ j ] <text:s/>and scnt &gt; cnt - mat[ i ][ j ] + w[ i ][ j ] )</text:p>
            <text:p text:style-name="P25"><text:s text:c="8"/>scnt = cnt - mat[ i ][ j ] + w[ i ][ j ];</text:p>
            <text:p text:style-name="P25"><text:s text:c="10"/></text:p>
            <text:p text:style-name="P25"><text:s text:c="2"/>return ;</text:p>
            <text:p text:style-name="P25">}</text:p>
            <text:p text:style-name="P25"/>
            <text:p text:style-name="P25">int main()</text:p>
            <text:p text:style-name="P25">{</text:p>
            <text:p text:style-name="P25"><text:s text:c="2"/>int u , v ;</text:p>
            <text:p text:style-name="P25"><text:s text:c="2"/>int <text:s/>wi ;</text:p>
            <text:p text:style-name="P25"><text:s text:c="2"/>cin&gt;&gt;n&gt;&gt;m;</text:p>
            <text:p text:style-name="P25"><text:s text:c="6"/>for(int i = 1 ; i &lt;= m ; ++ i )</text:p>
            <text:p text:style-name="P25"><text:s text:c="8"/>{</text:p>
            <text:p text:style-name="P25"><text:s text:c="10"/>cin&gt;&gt;u&gt;&gt;v&gt;&gt;wi;</text:p>
            <text:p text:style-name="P25"><text:s text:c="10"/>w[ v ][ u ] = w[ u ][ v ] = wi + 1 ;</text:p>
            <text:p text:style-name="P25"><text:s text:c="8"/>}</text:p>
            <text:p text:style-name="P25"/>
            <text:p text:style-name="P25"><text:s text:c="6"/>prim();</text:p>
            <text:p text:style-name="P25"><text:s text:c="6"/>if( n - 1 == m ) scnt = -1;</text:p>
            <text:p text:style-name="P25"><text:s text:c="6"/>else scnt = scnt - n + 1 ;</text:p>
            <text:p text:style-name="P25"><text:s text:c="6"/>cout&lt;&lt;"Cost: "&lt;&lt;cnt - n + 1&lt;&lt;"\nCost: "&lt;&lt;scnt&lt;&lt;"\n";</text:p>
            <text:p text:style-name="P25"><text:s text:c="2"/>return 0 ;</text:p>
            <text:p text:style-name="P27">}</text:p>
            <text:p text:style-name="P23"/>
          </table:table-cell>
        </table:table-row>
      </table:table>
      <text:p text:style-name="P6"/>
      <text:h text:style-name="P36" text:outline-level="3">Euler Route/Tour</text:h>
      <text:p text:style-name="P9">實際在小數據中遞歸和迭代差距幾乎可以忽略掉。</text:p>
      <text:p text:style-name="P9">recursion:</text:p>
      <table:table table:name="表格29" table:style-name="表格29">
        <table:table-column table:style-name="表格29.A"/>
        <table:table-row>
          <table:table-cell table:style-name="表格29.A1" office:value-type="string">
            <text:p text:style-name="Table_20_Contents">#include&lt;iostream&gt; </text:p>
            <text:p text:style-name="Table_20_Contents">#define MAXN 502 </text:p>
            <text:p text:style-name="Table_20_Contents">using namespace std; </text:p>
            <text:p text:style-name="Table_20_Contents"><text:s/></text:p>
            <text:p text:style-name="Table_20_Contents">int w[ MAXN ][ MAXN ]; </text:p>
            <text:p text:style-name="Table_20_Contents">int ans[ MAXN * 3 ] , ind[ MAXN ]; </text:p>
            <text:p text:style-name="Table_20_Contents">int n , m , st; </text:p>
            <text:p text:style-name="Table_20_Contents"/>
            <text:p text:style-name="Table_20_Contents">inline int max( int a , int b ) </text:p>
            <text:p text:style-name="Table_20_Contents">{ return a &gt; b ? a : b; } </text:p>
            <text:p text:style-name="Table_20_Contents"/>
            <text:p text:style-name="Table_20_Contents">void init() </text:p>
            <text:p text:style-name="Table_20_Contents">{ </text:p>
            <text:p text:style-name="Table_20_Contents"><text:s text:c="2"/>int s , e; </text:p>
            <text:p text:style-name="Table_20_Contents"><text:s text:c="2"/></text:p>
            <text:p text:style-name="Table_20_Contents"><text:s text:c="2"/>m = 0; </text:p>
            <text:p text:style-name="Table_20_Contents"><text:s text:c="2"/>for( int i = 1 ; i &lt;= n ; ++ i ) </text:p>
            <text:p text:style-name="Table_20_Contents"><text:soft-page-break/><text:s text:c="4"/>{ </text:p>
            <text:p text:style-name="Table_20_Contents"><text:s text:c="6"/>cin&gt;&gt;s&gt;&gt;e; </text:p>
            <text:p text:style-name="Table_20_Contents"><text:s text:c="6"/>m = m &gt; max( s , e ) ? m : max( s , e ); </text:p>
            <text:p text:style-name="Table_20_Contents"><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 = 0; </text:p>
            <text:p text:style-name="Table_20_Contents"><text:s text:c="2"/>for( int i = 1 ; i &lt;= m ; ++ i ) </text:p>
            <text:p text:style-name="Table_20_Contents"><text:s text:c="4"/>if( ind[ i ] &amp; 1 ) </text:p>
            <text:p text:style-name="Table_20_Contents"><text:s text:c="6"/>{ </text:p>
            <text:p text:style-name="Table_20_Contents"><text:s text:c="8"/>st = i; </text:p>
            <text:p text:style-name="Table_20_Contents"><text:s text:c="8"/>break; </text:p>
            <text:p text:style-name="Table_20_Contents"><text:s text:c="6"/>} </text:p>
            <text:p text:style-name="Table_20_Contents"><text:s text:c="4"/>else if( ind[ i ] and not st ) </text:p>
            <text:p text:style-name="Table_20_Contents"><text:s text:c="6"/>st = i; </text:p>
            <text:p text:style-name="Table_20_Contents"/>
            <text:p text:style-name="Table_20_Contents"><text:s text:c="2"/>return ; </text:p>
            <text:p text:style-name="Table_20_Contents">} </text:p>
            <text:p text:style-name="Table_20_Contents"/>
            <text:p text:style-name="Table_20_Contents">void dfs( int pos ) </text:p>
            <text:p text:style-name="Table_20_Contents">{ </text:p>
            <text:p text:style-name="Table_20_Contents"><text:s text:c="2"/>for( int i = 1 ; i &lt;= m ; ++ i ) </text:p>
            <text:p text:style-name="Table_20_Contents"><text:s text:c="4"/>if( w[ pos ][ i ] ) </text:p>
            <text:p text:style-name="Table_20_Contents"><text:s text:c="6"/>{ </text:p>
            <text:p text:style-name="Table_20_Contents"><text:s text:c="8"/>-- w[ pos ][ i ]; </text:p>
            <text:p text:style-name="Table_20_Contents"><text:s text:c="8"/>-- w[ i ][ pos ]; </text:p>
            <text:p text:style-name="Table_20_Contents"><text:s text:c="8"/>dfs( i ); </text:p>
            <text:p text:style-name="Table_20_Contents"><text:s text:c="6"/>} </text:p>
            <text:p text:style-name="Table_20_Contents"/>
            <text:p text:style-name="Table_20_Contents"><text:s text:c="2"/>ans[ ++ ans[ 0 ] ] = pos; </text:p>
            <text:p text:style-name="Table_20_Contents"/>
            <text:p text:style-name="Table_20_Contents"><text:s text:c="2"/>return ; </text:p>
            <text:p text:style-name="Table_20_Contents">} </text:p>
            <text:p text:style-name="Table_20_Contents"/>
            <text:p text:style-name="Table_20_Contents">void out() </text:p>
            <text:p text:style-name="Table_20_Contents">{ </text:p>
            <text:p text:style-name="Table_20_Contents"><text:s text:c="2"/>for( int i = ans[ 0 ] ; i &gt; 0 ; -- i ) </text:p>
            <text:p text:style-name="Table_20_Contents"><text:s text:c="4"/>cout&lt;&lt;ans[ i ]&lt;&lt;"\n"; </text:p>
            <text:p text:style-name="Table_20_Contents"><text:s text:c="2"/>return ; </text:p>
            <text:p text:style-name="Table_20_Contents">} </text:p>
            <text:p text:style-name="Table_20_Contents"><text:soft-page-break/></text:p>
            <text:p text:style-name="Table_20_Contents">void clr() </text:p>
            <text:p text:style-name="Table_20_Contents">{ </text:p>
            <text:p text:style-name="Table_20_Contents"><text:s text:c="2"/>for( int i = 1 ; i &lt;= m ; ++ i ) </text:p>
            <text:p text:style-name="Table_20_Contents"><text:s text:c="4"/>for( int j = 1 ; j &lt;= m ; ++ j ) </text:p>
            <text:p text:style-name="Table_20_Contents"><text:s text:c="6"/>w[ i ][ j ] = 0; </text:p>
            <text:p text:style-name="Table_20_Contents"><text:s text:c="2"/>for( int i = 1 ; i &lt;= m ; ++ i ) </text:p>
            <text:p text:style-name="Table_20_Contents"><text:s text:c="4"/>ind[ i ] = 0; </text:p>
            <text:p text:style-name="Table_20_Contents"><text:s text:c="2"/>ans[ 0 ] = 0;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cin&gt;&gt;n ) </text:p>
            <text:p text:style-name="Table_20_Contents"><text:s text:c="4"/>{ </text:p>
            <text:p text:style-name="Table_20_Contents"><text:s text:c="6"/>init(); </text:p>
            <text:p text:style-name="Table_20_Contents"/>
            <text:p text:style-name="Table_20_Contents"><text:s text:c="6"/>dfs( st ); </text:p>
            <text:p text:style-name="Table_20_Contents"/>
            <text:p text:style-name="Table_20_Contents"><text:s text:c="6"/>out(); </text:p>
            <text:p text:style-name="Table_20_Contents"/>
            <text:p text:style-name="Table_20_Contents"><text:s text:c="6"/>clr(); </text:p>
            <text:p text:style-name="Table_20_Contents"><text:s text:c="4"/>} </text:p>
            <text:p text:style-name="Table_20_Contents"><text:s text:c="2"/>return 0; </text:p>
            <text:p text:style-name="Table_20_Contents">}</text:p>
          </table:table-cell>
        </table:table-row>
      </table:table>
      <text:p text:style-name="P9"/>
      <text:p text:style-name="P9">iteration:</text:p>
      <table:table table:name="表格28" table:style-name="表格28">
        <table:table-column table:style-name="表格28.A"/>
        <table:table-row>
          <table:table-cell table:style-name="表格28.A1" office:value-type="string">
            <text:p text:style-name="Table_20_Contents">/* </text:p>
            <text:p text:style-name="Table_20_Contents"><text:s text:c="2"/>Euler Route calculate ( iteration ) </text:p>
            <text:p text:style-name="Table_20_Contents"><text:s text:c="2"/>gestapolur </text:p>
            <text:p text:style-name="Table_20_Contents"><text:s text:c="2"/>2012-03-12 </text:p>
            <text:p text:style-name="Table_20_Contents"><text:s text:c="2"/>2012-04-26 </text:p>
            <text:p text:style-name="Table_20_Contents"><text:s text:c="2"/>description : find a euler-route/tour in a graph which exist a euler route/tour. </text:p>
            <text:p text:style-name="Table_20_Contents"><text:s text:c="2"/>hint: Use DFS as the recursion strategy. In case that a node may viste over once, it used a two dimension array pre[] to store last visted nodes. </text:p>
            <text:p text:style-name="Table_20_Contents">*/ </text:p>
            <text:p text:style-name="Table_20_Contents">#include&lt;cstdlib&gt; </text:p>
            <text:p text:style-name="Table_20_Contents">#include&lt;cstdio&gt; </text:p>
            <text:p text:style-name="Table_20_Contents">#include&lt;cstring&gt; </text:p>
            <text:p text:style-name="Table_20_Contents">#include&lt;stack&gt; </text:p>
            <text:p text:style-name="Table_20_Contents">#define MAXN 502 </text:p>
            <text:p text:style-name="Table_20_Contents">using std::stack; </text:p>
            <text:p text:style-name="Table_20_Contents"/>
            <text:p text:style-name="Table_20_Contents"><text:soft-page-break/>short int n , m , start; </text:p>
            <text:p text:style-name="Table_20_Contents">short int ans[ MAXN * 2 ]; </text:p>
            <text:p text:style-name="Table_20_Contents">short int ind[ MAXN ] , st[ MAXN ]; </text:p>
            <text:p text:style-name="Table_20_Contents">short int w[ MAXN ][ MAXN ]; </text:p>
            <text:p text:style-name="Table_20_Contents">stack &lt;short int&gt; pre[ MAXN ]; </text:p>
            <text:p text:style-name="Table_20_Contents"/>
            <text:p text:style-name="Table_20_Contents">inline short int max( short int a , short int b ){ return a &gt; b ? a : b ; } </text:p>
            <text:p text:style-name="Table_20_Contents"/>
            <text:p text:style-name="Table_20_Contents">void init() </text:p>
            <text:p text:style-name="Table_20_Contents">{ </text:p>
            <text:p text:style-name="Table_20_Contents"><text:s text:c="2"/>short int i , s , e; </text:p>
            <text:p text:style-name="Table_20_Contents"><text:s text:c="2"/></text:p>
            <text:p text:style-name="Table_20_Contents"><text:s text:c="2"/>m = 0; </text:p>
            <text:p text:style-name="Table_20_Contents"><text:s text:c="2"/>for( i = 1 ; i &lt;= n ; ++ i ) </text:p>
            <text:p text:style-name="Table_20_Contents"><text:s text:c="4"/>{ </text:p>
            <text:p text:style-name="Table_20_Contents"><text:s text:c="6"/>scanf( "%hd%hd" , &amp;s , &amp;e ); </text:p>
            <text:p text:style-name="Table_20_Contents"><text:s text:c="6"/>m = m &gt; max( s , e ) ? m : max( s , e ); </text:p>
            <text:p text:style-name="Table_20_Contents"><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art = 0; </text:p>
            <text:p text:style-name="Table_20_Contents"><text:s text:c="2"/>for( i = 1 ; i &lt;= m ; ++ i ) </text:p>
            <text:p text:style-name="Table_20_Contents"><text:s text:c="4"/>if( ind[ i ] &amp; 1 ) </text:p>
            <text:p text:style-name="Table_20_Contents"><text:s text:c="6"/>{ </text:p>
            <text:p text:style-name="Table_20_Contents"><text:s text:c="8"/>start = i; </text:p>
            <text:p text:style-name="Table_20_Contents"><text:s text:c="8"/>break; </text:p>
            <text:p text:style-name="Table_20_Contents"><text:s text:c="6"/>} </text:p>
            <text:p text:style-name="Table_20_Contents"><text:s text:c="4"/>else if( ind[ i ] and not start ) </text:p>
            <text:p text:style-name="Table_20_Contents"><text:s text:c="6"/>start = i; </text:p>
            <text:p text:style-name="Table_20_Contents"/>
            <text:p text:style-name="Table_20_Contents"><text:s text:c="2"/>for( i = 1 ; i &lt;= m ; ++ i ) </text:p>
            <text:p text:style-name="Table_20_Contents"><text:s text:c="4"/>st[ i ] = 1; </text:p>
            <text:p text:style-name="Table_20_Contents"><text:s text:c="2"/>return ; </text:p>
            <text:p text:style-name="Table_20_Contents">} </text:p>
            <text:p text:style-name="Table_20_Contents"/>
            <text:p text:style-name="Table_20_Contents"/>
            <text:p text:style-name="Table_20_Contents">void dfs() </text:p>
            <text:p text:style-name="Table_20_Contents">{ </text:p>
            <text:p text:style-name="Table_20_Contents"><text:s text:c="2"/>short int i , pos; </text:p>
            <text:p text:style-name="Table_20_Contents"><text:s text:c="2"/>bool turn; </text:p>
            <text:p text:style-name="Table_20_Contents"/>
            <text:p text:style-name="Table_20_Contents"><text:soft-page-break/><text:s text:c="2"/>pos = start; </text:p>
            <text:p text:style-name="Table_20_Contents"><text:s text:c="2"/>do{ </text:p>
            <text:p text:style-name="Table_20_Contents"><text:s text:c="4"/>turn = false; </text:p>
            <text:p text:style-name="Table_20_Contents"><text:s text:c="4"/>for( i = st[ pos ] ; i &lt;= m ; ++ i ) </text:p>
            <text:p text:style-name="Table_20_Contents"><text:s text:c="6"/>if( w[ pos ][ i ] ) </text:p>
            <text:p text:style-name="Table_20_Contents"><text:s text:c="8"/>{ </text:p>
            <text:p text:style-name="Table_20_Contents"><text:s text:c="10"/>-- w[ pos ][ i ]; </text:p>
            <text:p text:style-name="Table_20_Contents"><text:s text:c="10"/>-- w[ i ][ pos ]; </text:p>
            <text:p text:style-name="Table_20_Contents"><text:s text:c="10"/>st[ pos ] = i + 1; </text:p>
            <text:p text:style-name="Table_20_Contents"><text:s text:c="10"/>pre[ i ].push( pos ); </text:p>
            <text:p text:style-name="Table_20_Contents"><text:s text:c="10"/>pos = i ; </text:p>
            <text:p text:style-name="Table_20_Contents"><text:s text:c="10"/>st[ i ] = 1; </text:p>
            <text:p text:style-name="Table_20_Contents"><text:s text:c="10"/>turn = true; </text:p>
            <text:p text:style-name="Table_20_Contents"><text:s text:c="10"/>break; </text:p>
            <text:p text:style-name="Table_20_Contents"><text:s text:c="8"/>} </text:p>
            <text:p text:style-name="Table_20_Contents"/>
            <text:p text:style-name="Table_20_Contents"><text:s text:c="4"/>if( not turn ) </text:p>
            <text:p text:style-name="Table_20_Contents"><text:s text:c="6"/>{ </text:p>
            <text:p text:style-name="Table_20_Contents"><text:s text:c="8"/>ans[ ++ ans[ 0 ] ] = pos; </text:p>
            <text:p text:style-name="Table_20_Contents"><text:s text:c="8"/>st[ pos ] = 1; </text:p>
            <text:p text:style-name="Table_20_Contents"><text:s text:c="8"/>if( pre[ pos ].size() &gt; 0 ) </text:p>
            <text:p text:style-name="Table_20_Contents"><text:s text:c="10"/>{ </text:p>
            <text:p text:style-name="Table_20_Contents"><text:s text:c="12"/>i = pre[ pos ].top(); </text:p>
            <text:p text:style-name="Table_20_Contents"><text:s text:c="12"/>pre[ pos ].pop(); </text:p>
            <text:p text:style-name="Table_20_Contents"><text:s text:c="10"/>} </text:p>
            <text:p text:style-name="Table_20_Contents"><text:s text:c="8"/>else </text:p>
            <text:p text:style-name="Table_20_Contents"><text:s text:c="10"/>i = 0; </text:p>
            <text:p text:style-name="Table_20_Contents"><text:s text:c="8"/>pos = i; </text:p>
            <text:p text:style-name="Table_20_Contents"><text:s text:c="6"/>} </text:p>
            <text:p text:style-name="Table_20_Contents"><text:s text:c="2"/>}while( pos ); </text:p>
            <text:p text:style-name="Table_20_Contents"/>
            <text:p text:style-name="Table_20_Contents"><text:s text:c="2"/>for( i = ans[ 0 ] ; i &gt; 0 ; -- i ) </text:p>
            <text:p text:style-name="Table_20_Contents"><text:s text:c="4"/>printf( "%hd\n" , ans[ i ] ); </text:p>
            <text:p text:style-name="Table_20_Contents"/>
            <text:p text:style-name="Table_20_Contents"><text:s text:c="2"/>return ; </text:p>
            <text:p text:style-name="Table_20_Contents">} </text:p>
            <text:p text:style-name="Table_20_Contents"/>
            <text:p text:style-name="Table_20_Contents">void clr() </text:p>
            <text:p text:style-name="Table_20_Contents">{ </text:p>
            <text:p text:style-name="Table_20_Contents"><text:s text:c="2"/>short int i , j; </text:p>
            <text:p text:style-name="Table_20_Contents"><text:s text:c="2"/>for( i = 1 ; i &lt;= m ; ++ i ) </text:p>
            <text:p text:style-name="Table_20_Contents"><text:soft-page-break/><text:s text:c="4"/>for( j = 1 ; j &lt;= m ; ++ j ) </text:p>
            <text:p text:style-name="Table_20_Contents"><text:s text:c="6"/>w[ i ][ j ] = 0; </text:p>
            <text:p text:style-name="Table_20_Contents"><text:s text:c="2"/></text:p>
            <text:p text:style-name="Table_20_Contents"><text:s text:c="2"/>ans[ 0 ] = 0; </text:p>
            <text:p text:style-name="Table_20_Contents"><text:s text:c="2"/>for( i = 1 ; i &lt;= m ; ++ i ) </text:p>
            <text:p text:style-name="Table_20_Contents"><text:s text:c="4"/>{ </text:p>
            <text:p text:style-name="Table_20_Contents"><text:s text:c="6"/>while( pre[ i ].size() ) </text:p>
            <text:p text:style-name="Table_20_Contents"><text:s text:c="8"/>pre[ i ].pop(); </text:p>
            <text:p text:style-name="Table_20_Contents"><text:s text:c="6"/>//st[ i ] = 1; </text:p>
            <text:p text:style-name="Table_20_Contents"><text:s text:c="6"/>//pre[ i ][ 0 ] = 0; </text:p>
            <text:p text:style-name="Table_20_Contents"><text:s text:c="6"/>ind[ i ] = 0;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scanf( "%hd" , &amp;n ) not_eq EOF ) </text:p>
            <text:p text:style-name="Table_20_Contents"><text:s text:c="4"/>{ </text:p>
            <text:p text:style-name="Table_20_Contents"><text:s text:c="6"/>init(); </text:p>
            <text:p text:style-name="Table_20_Contents"/>
            <text:p text:style-name="Table_20_Contents"><text:s text:c="6"/>dfs(); </text:p>
            <text:p text:style-name="Table_20_Contents"/>
            <text:p text:style-name="Table_20_Contents"><text:s text:c="6"/>clr(); </text:p>
            <text:p text:style-name="Table_20_Contents"><text:s text:c="4"/>} </text:p>
            <text:p text:style-name="Table_20_Contents"/>
            <text:p text:style-name="Table_20_Contents"><text:s text:c="2"/>return 0; </text:p>
            <text:p text:style-name="Table_20_Contents">}</text:p>
          </table:table-cell>
        </table:table-row>
      </table:table>
      <text:p text:style-name="P9"><text:tab/></text:p>
      <text:h text:style-name="P36" text:outline-level="3">并查集 递归/迭代 *</text:h>
      <text:p text:style-name="P6"><text:tab/>迭代方法，设置一个临时变量，将找节点a的最终父亲节点和回溯更改路径上节点的父节点分成两步进行。</text:p>
      <table:table table:name="表格12" table:style-name="表格12">
        <table:table-column table:style-name="表格12.A"/>
        <table:table-row>
          <table:table-cell table:style-name="表格12.A1" office:value-type="string">
            <text:p text:style-name="Table_20_Contents">int gf(int a)</text:p>
            <text:p text:style-name="Table_20_Contents">{</text:p>
            <text:p text:style-name="Table_20_Contents"><text:s text:c="2"/>if(f[ a ] == a )</text:p>
            <text:p text:style-name="Table_20_Contents"><text:s text:c="4"/>return a;</text:p>
            <text:p text:style-name="Table_20_Contents"><text:s text:c="2"/>int t,b;</text:p>
            <text:p text:style-name="Table_20_Contents"><text:s text:c="2"/>t = a;</text:p>
            <text:p text:style-name="Table_20_Contents"><text:s text:c="2"/>while(t not_eq f[ t ] )</text:p>
            <text:p text:style-name="Table_20_Contents"><text:s text:c="4"/>t = f[ t ];</text:p>
            <text:p text:style-name="Table_20_Contents"><text:soft-page-break/><text:s text:c="2"/>while(a not_eq t )</text:p>
            <text:p text:style-name="Table_20_Contents"><text:s text:c="4"/>{</text:p>
            <text:p text:style-name="Table_20_Contents"><text:s text:c="6"/>b = a;</text:p>
            <text:p text:style-name="Table_20_Contents"><text:s text:c="6"/>a = f[ a ];</text:p>
            <text:p text:style-name="Table_20_Contents"><text:s text:c="6"/>f[ b ] = t;</text:p>
            <text:p text:style-name="Table_20_Contents"><text:s text:c="4"/>}</text:p>
            <text:p text:style-name="Table_20_Contents"><text:s text:c="2"/>return t;</text:p>
            <text:p text:style-name="Table_20_Contents">}</text:p>
          </table:table-cell>
        </table:table-row>
      </table:table>
      <text:p text:style-name="P6"/>
      <text:p text:style-name="Text_20_body">递归方法，一个经典例题，mafia</text:p>
      <text:p text:style-name="Text_20_body"/>
      <table:table table:name="表格38" table:style-name="表格38">
        <table:table-column table:style-name="表格38.A"/>
        <table:table-column table:style-name="表格38.B"/>
        <table:table-row>
          <table:table-cell table:style-name="表格38.A1" office:value-type="string">
            <text:p text:style-name="Table_20_Contents"/>
          </table:table-cell>
          <table:table-cell table:style-name="表格38.B1" office:value-type="string">
            <text:p text:style-name="Table_20_Contents">#include&lt;iostream&gt; </text:p>
            <text:p text:style-name="Table_20_Contents">#define MAXN 100001 </text:p>
            <text:p text:style-name="Table_20_Contents">using namespace std; </text:p>
            <text:p text:style-name="Table_20_Contents"><text:s/></text:p>
            <text:p text:style-name="Table_20_Contents">int father[MAXN],n,m,q; </text:p>
            <text:p text:style-name="Table_20_Contents"/>
            <text:p text:style-name="Table_20_Contents">/*获取当前节点的父亲集合并更新递归路径上节点的父亲集合*/ </text:p>
            <text:p text:style-name="Table_20_Contents"/>
            <text:p text:style-name="Table_20_Contents">int getfather(int v) </text:p>
            <text:p text:style-name="Table_20_Contents">{ </text:p>
            <text:p text:style-name="Table_20_Contents"><text:s text:c="2"/>if (father[v]==v) </text:p>
            <text:p text:style-name="Table_20_Contents"><text:s text:c="4"/>return v; </text:p>
            <text:p text:style-name="Table_20_Contents"><text:s text:c="2"/>father[v] = getfather(father[v]); </text:p>
            <text:p text:style-name="Table_20_Contents"><text:s text:c="2"/>return father[v]; </text:p>
            <text:p text:style-name="Table_20_Contents">} </text:p>
            <text:p text:style-name="Table_20_Contents"/>
            <text:p text:style-name="Table_20_Contents">/*判断两个节点是否属于同一集合*/ </text:p>
            <text:p text:style-name="Table_20_Contents">bool same(int x,int y) </text:p>
            <text:p text:style-name="Table_20_Contents">{ </text:p>
            <text:p text:style-name="Table_20_Contents"><text:s text:c="2"/>if( getfather(x) == getfather(y) ) </text:p>
            <text:p text:style-name="Table_20_Contents"><text:s text:c="4"/>return true; </text:p>
            <text:p text:style-name="Table_20_Contents"><text:s text:c="2"/>return false; </text:p>
            <text:p text:style-name="Table_20_Contents">} </text:p>
            <text:p text:style-name="Table_20_Contents"/>
            <text:p text:style-name="Table_20_Contents">/*合并两个不相交的集合,注意cpp中union是关键字不能定义为函数名*/ </text:p>
            <text:p text:style-name="Table_20_Contents">void Union(int x,int y) </text:p>
            <text:p text:style-name="Table_20_Contents">{ </text:p>
            <text:p text:style-name="Table_20_Contents"><text:s text:c="4"/>int fx,fy; </text:p>
            <text:p text:style-name="Table_20_Contents"><text:s text:c="4"/>fx = getfather(x); </text:p>
            <text:p text:style-name="Table_20_Contents"><text:s text:c="4"/>fy = getfather(y); </text:p>
            <text:p text:style-name="Table_20_Contents"><text:s text:c="4"/>if ( fx == fy ) return ; </text:p>
            <text:p text:style-name="Table_20_Contents"><text:s text:c="4"/>father[fx]=fy; </text:p>
            <text:p text:style-name="Table_20_Contents"><text:soft-page-break/>} </text:p>
            <text:p text:style-name="Table_20_Contents"/>
            <text:p text:style-name="Table_20_Contents">void init_work() </text:p>
            <text:p text:style-name="Table_20_Contents">{ </text:p>
            <text:p text:style-name="Table_20_Contents"><text:s text:c="2"/>cin&gt;&gt;n;//n代表子树数 </text:p>
            <text:p text:style-name="Table_20_Contents"><text:s text:c="2"/>cin&gt;&gt;m;//m代表关系数 </text:p>
            <text:p text:style-name="Table_20_Contents"><text:s text:c="2"/>cin&gt;&gt;q;//q代表询问数 </text:p>
            <text:p text:style-name="Table_20_Contents"><text:s text:c="2"/>int i ; </text:p>
            <text:p text:style-name="Table_20_Contents"><text:s text:c="2"/>for ( i=1; i&lt;=n; i++) </text:p>
            <text:p text:style-name="Table_20_Contents"><text:s text:c="4"/>father[i]=i; </text:p>
            <text:p text:style-name="Table_20_Contents"><text:s text:c="2"/>for ( i=1; i&lt;=m; i++) </text:p>
            <text:p text:style-name="Table_20_Contents"><text:s text:c="4"/>{ </text:p>
            <text:p text:style-name="Table_20_Contents"><text:s text:c="6"/>int a,b;cin&gt;&gt;a&gt;&gt;b; </text:p>
            <text:p text:style-name="Table_20_Contents"><text:s text:c="6"/>Union(a,b); </text:p>
            <text:p text:style-name="Table_20_Contents"><text:s text:c="4"/>} </text:p>
            <text:p text:style-name="Table_20_Contents"><text:s text:c="2"/>int a,b; </text:p>
            <text:p text:style-name="Table_20_Contents"><text:s text:c="2"/>for ( i=1;i&lt;=q;i++) </text:p>
            <text:p text:style-name="Table_20_Contents"><text:s text:c="4"/>{ </text:p>
            <text:p text:style-name="Table_20_Contents"><text:s text:c="6"/>cin&gt;&gt;a&gt;&gt;b; </text:p>
            <text:p text:style-name="Table_20_Contents"><text:s text:c="6"/>cout&lt;&lt;(same(a,b)?"friend":"enime")&lt;&lt;endl;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it_work(); </text:p>
            <text:p text:style-name="Table_20_Contents"><text:s text:c="2"/>return 0; </text:p>
            <text:p text:style-name="Table_20_Contents">}</text:p>
          </table:table-cell>
        </table:table-row>
      </table:table>
      <text:h text:style-name="Heading_20_3" text:outline-level="3">强连通分量算法</text:h>
      <text:h text:style-name="Heading_20_4" text:outline-level="4">Tarjan *</text:h>
      <text:p text:style-name="Text_20_body">利用DFS生成的搜索树和记录最早能够回溯到的搜索树上的节点low的方法来寻找强连通分量。</text:p>
      <text:p text:style-name="Text_20_body">这个之前没写总结现在看得有点忘，回来再看一下。下面这个代码不保证正确。</text:p>
      <text:p text:style-name="Text_20_body">con里面最后存贮的是每个节点属于哪个强连通分量。</text:p>
      <table:table table:name="表格16" table:style-name="表格16">
        <table:table-column table:style-name="表格16.A"/>
        <table:table-row>
          <table:table-cell table:style-name="表格16.A1" office:value-type="string">
            <text:p text:style-name="Table_20_Contents">//tarjan test </text:p>
            <text:p text:style-name="Table_20_Contents">#include&lt;iostream&gt; </text:p>
            <text:p text:style-name="Table_20_Contents">#define MAXN 1001 </text:p>
            <text:p text:style-name="Table_20_Contents">#define INF 32767 </text:p>
            <text:p text:style-name="Table_20_Contents">using namespace std; </text:p>
            <text:p text:style-name="Table_20_Contents"/>
            <text:p text:style-name="Table_20_Contents"><text:soft-page-break/>int lnk[ MAXN ][ MAXN ]; </text:p>
            <text:p text:style-name="Table_20_Contents">int mark[ MAXN ] , st[ MAXN ] , con[ MAXN ] , low[ MAXN ]; </text:p>
            <text:p text:style-name="Table_20_Contents">int n , m , idx , scc ; </text:p>
            <text:p text:style-name="Table_20_Contents"/>
            <text:p text:style-name="Table_20_Contents">bool in[ MAXN ]; </text:p>
            <text:p text:style-name="Table_20_Contents"/>
            <text:p text:style-name="Table_20_Contents">void tarjan( int u ) </text:p>
            <text:p text:style-name="Table_20_Contents">{ </text:p>
            <text:p text:style-name="Table_20_Contents"><text:s text:c="2"/>int i , v ; </text:p>
            <text:p text:style-name="Table_20_Contents"><text:s text:c="2"/>mark[ u ] = low[ u ] = ++ idx; </text:p>
            <text:p text:style-name="Table_20_Contents"><text:s text:c="2"/>st[ ++st[ 0 ] ] = u; </text:p>
            <text:p text:style-name="Table_20_Contents"><text:s text:c="2"/>in[ u ] = true; </text:p>
            <text:p text:style-name="Table_20_Contents"><text:s text:c="2"/></text:p>
            <text:p text:style-name="Table_20_Contents"><text:s text:c="2"/>for( i = 1 ; i &lt;= lnk[ u ][ 0 ] ; ++ i ) </text:p>
            <text:p text:style-name="Table_20_Contents"><text:s text:c="4"/>if( mark[ lnk[ u ][ i ] ] == 0 ) </text:p>
            <text:p text:style-name="Table_20_Contents"><text:s text:c="6"/>{ </text:p>
            <text:p text:style-name="Table_20_Contents"><text:tab/>tarjan( lnk[ u ][ i ] ); </text:p>
            <text:p text:style-name="Table_20_Contents"><text:tab/>low[ u ] = low[ u ] &lt; low[ lnk[ u ][ i ] ] ? low[ u ] : low[ lnk[ u ][ i ] ]; </text:p>
            <text:p text:style-name="Table_20_Contents"><text:s text:c="6"/>} </text:p>
            <text:p text:style-name="Table_20_Contents"><text:s text:c="4"/>else if( in[ lnk[ u ][ i ] ] ) </text:p>
            <text:p text:style-name="Table_20_Contents"><text:s text:c="6"/>low[ u ] = low[ u ] &lt; mark[ lnk[ u ][ i ] ] ? low[ u ] : mark[ lnk[ u ][ i ] ]; </text:p>
            <text:p text:style-name="Table_20_Contents"><text:s text:c="2"/></text:p>
            <text:p text:style-name="Table_20_Contents"><text:s text:c="2"/>if( low[ u ] == mark[ u ]) </text:p>
            <text:p text:style-name="Table_20_Contents"><text:s text:c="4"/>{ </text:p>
            <text:p text:style-name="Table_20_Contents"><text:s text:c="6"/>++scc; </text:p>
            <text:p text:style-name="Table_20_Contents"><text:s text:c="6"/>do{ </text:p>
            <text:p text:style-name="Table_20_Contents"><text:tab/>v = st[ st[ 0 ] -- ]; </text:p>
            <text:p text:style-name="Table_20_Contents"><text:tab/>con[ v ] = scc; </text:p>
            <text:p text:style-name="Table_20_Contents"><text:tab/>in[ v ] = false; </text:p>
            <text:p text:style-name="Table_20_Contents"><text:s text:c="6"/>}while( u not_eq v ); </text:p>
            <text:p text:style-name="Table_20_Contents"><text:s text:c="4"/>} </text:p>
            <text:p text:style-name="Table_20_Contents"><text:s text:c="2"/>return ; </text:p>
            <text:p text:style-name="Table_20_Contents">} </text:p>
            <text:p text:style-name="Table_20_Contents"/>
            <text:p text:style-name="Table_20_Contents"/>
            <text:p text:style-name="Table_20_Contents">int main() </text:p>
            <text:p text:style-name="Table_20_Contents">{ </text:p>
            <text:p text:style-name="Table_20_Contents"><text:s text:c="2"/>int i , u , v ; </text:p>
            <text:p text:style-name="Table_20_Contents"><text:s text:c="2"/>cin&gt;&gt;n&gt;&gt;m; </text:p>
            <text:p text:style-name="Table_20_Contents"/>
            <text:p text:style-name="Table_20_Contents"><text:s text:c="2"/>for( i = 1 ; i &lt;= m ; ++ i ) </text:p>
            <text:p text:style-name="Table_20_Contents"><text:s text:c="4"/>{ </text:p>
            <text:p text:style-name="Table_20_Contents"><text:s text:c="6"/>cin&gt;&gt;u&gt;&gt;v; </text:p>
            <text:p text:style-name="Table_20_Contents"><text:s text:c="6"/>lnk[ u ][ ++ lnk[ u ][ 0 ] ] = v; </text:p>
            <text:p text:style-name="Table_20_Contents"><text:soft-page-break/><text:s text:c="4"/>} </text:p>
            <text:p text:style-name="Table_20_Contents"><text:s text:c="2"/>idx = 0 ; </text:p>
            <text:p text:style-name="Table_20_Contents"><text:s text:c="2"/></text:p>
            <text:p text:style-name="Table_20_Contents"><text:s text:c="2"/>for( i = 1 ; i &lt;= n ; ++ i ) </text:p>
            <text:p text:style-name="Table_20_Contents"><text:s text:c="4"/>if( mark[ i ] == 0 ) </text:p>
            <text:p text:style-name="Table_20_Contents"><text:s text:c="6"/>{ </text:p>
            <text:p text:style-name="Table_20_Contents"><text:s/><text:tab/>st[ 0 ] = 0 ; </text:p>
            <text:p text:style-name="Table_20_Contents"><text:tab/>tarjan( i ); </text:p>
            <text:p text:style-name="Table_20_Contents"><text:s text:c="6"/>} </text:p>
            <text:p text:style-name="Table_20_Contents"><text:s text:c="2"/></text:p>
            <text:p text:style-name="Table_20_Contents"><text:s text:c="2"/>for( i = 1 ; i &lt;= n ; ++ i ) </text:p>
            <text:p text:style-name="Table_20_Contents"><text:s text:c="4"/>cout&lt;&lt;low[ i ]&lt;&lt;" "; </text:p>
            <text:p text:style-name="Table_20_Contents"><text:s text:c="2"/>cout&lt;&lt;"\n"; </text:p>
            <text:p text:style-name="Table_20_Contents"><text:s text:c="2"/></text:p>
            <text:p text:style-name="Table_20_Contents"><text:s text:c="2"/>return 0 ; </text:p>
            <text:p text:style-name="Table_20_Contents">}</text:p>
          </table:table-cell>
        </table:table-row>
      </table:table>
      <text:p text:style-name="Text_20_body"/>
      <text:h text:style-name="Heading_20_4" text:outline-level="4">Kosaraju *</text:h>
      <text:p text:style-name="Text_20_body"/>
      <text:h text:style-name="Heading_20_4" text:outline-level="4">Gabow *</text:h>
      <text:p text:style-name="Text_20_body"/>
      <text:h text:style-name="Heading_20_3" text:outline-level="3">2-SAT *</text:h>
      <text:p text:style-name="Text_20_body"><text:tab/>这个需要用强连通分量来缩点。</text:p>
      <text:h text:style-name="P30" text:outline-level="2">Network flow(网络流问题)</text:h>
      <text:h text:style-name="P33" text:outline-level="3">最大流问题</text:h>
      <text:h text:style-name="Heading_20_4" text:outline-level="4">SAP Algorithm</text:h>
      <text:p text:style-name="P1"/>
      <table:table table:name="表格9" table:style-name="表格9">
        <table:table-column table:style-name="表格9.A"/>
        <table:table-column table:style-name="表格9.B"/>
        <table:table-row>
          <table:table-cell table:style-name="表格9.A1" office:value-type="string">
            <text:p text:style-name="Table_20_Contents"/>
          </table:table-cell>
          <table:table-cell table:style-name="表格9.B1" office:value-type="string">
            <text:p text:style-name="Table_20_Contents">/* </text:p>
            <text:p text:style-name="Table_20_Contents"><text:s text:c="2"/>SAP非递归代码 </text:p>
            <text:p text:style-name="Table_20_Contents"><text:s text:c="2"/>过程解释 </text:p>
            <text:p text:style-name="Table_20_Contents"><text:s text:c="2"/>gestapolur </text:p>
            <text:p text:style-name="Table_20_Contents"><text:s text:c="2"/>2010.10.26 v1.0 </text:p>
            <text:p text:style-name="Table_20_Contents"><text:s text:c="2"/>2010.12.11 v1.1 </text:p>
            <text:p text:style-name="Table_20_Contents"><text:s/>*/ </text:p>
            <text:p text:style-name="Table_20_Contents"><text:soft-page-break/>#include&lt;iostream&gt; </text:p>
            <text:p text:style-name="Table_20_Contents">#define MAXN 1006 </text:p>
            <text:p text:style-name="Table_20_Contents">#define INF 2141483647 </text:p>
            <text:p text:style-name="Table_20_Contents">using std::cin; </text:p>
            <text:p text:style-name="Table_20_Contents">using std::cout; </text:p>
            <text:p text:style-name="Table_20_Contents">/* </text:p>
            <text:p text:style-name="Table_20_Contents">ifstream cin("ditch.in"); </text:p>
            <text:p text:style-name="Table_20_Contents">ofstream cout("ditch.out"); </text:p>
            <text:p text:style-name="Table_20_Contents">*/ </text:p>
            <text:p text:style-name="Table_20_Contents">bool flag;/*标记是否有路径被增广*/ </text:p>
            <text:p text:style-name="Table_20_Contents">int h[MAXN];/*当前DFS流到该点的流量*/ </text:p>
            <text:p text:style-name="Table_20_Contents">int pre[MAXN];/*某节点在DFS过程中标记的前驱节点*/ </text:p>
            <text:p text:style-name="Table_20_Contents">int d[MAXN];/*DFS遍历的标号*/ </text:p>
            <text:p text:style-name="Table_20_Contents">int vh[MAXN];/*记录标号为i的节点的个数*/ </text:p>
            <text:p text:style-name="Table_20_Contents">int di[MAXN];/*某节点当前的流量*/ </text:p>
            <text:p text:style-name="Table_20_Contents">int w[MAXN][MAXN];/*网络当前的容量，用邻接矩阵表示*/ </text:p>
            <text:p text:style-name="Table_20_Contents">int mint,flow,aug,m,n; </text:p>
            <text:p text:style-name="Table_20_Contents"/>
            <text:p text:style-name="Table_20_Contents">/* </text:p>
            <text:p text:style-name="Table_20_Contents"><text:s text:c="2"/>aug 是当前增广路的流 </text:p>
            <text:p text:style-name="Table_20_Contents"><text:s text:c="2"/>flow 为整个流网络的最大流 </text:p>
            <text:p text:style-name="Table_20_Contents"><text:s text:c="2"/>m 图上的总边数 </text:p>
            <text:p text:style-name="Table_20_Contents"><text:s text:c="2"/>n 图上的总节点数 </text:p>
            <text:p text:style-name="Table_20_Contents">*/ </text:p>
            <text:p text:style-name="Table_20_Contents">void dfs(int source,int sink) </text:p>
            <text:p text:style-name="Table_20_Contents">{ </text:p>
            <text:p text:style-name="Table_20_Contents"><text:s text:c="2"/>int i,j,tmp,rec=0; </text:p>
            <text:p text:style-name="Table_20_Contents"/>
            <text:p text:style-name="Table_20_Contents"><text:s text:c="2"/>vh[0] = n;/* */ </text:p>
            <text:p text:style-name="Table_20_Contents"/>
            <text:p text:style-name="Table_20_Contents"><text:s text:c="2"/>for(i=1;i&lt;=n;i++)/*di is the mark of DFS ,DFS当前节点遍历到的节点的标记*/ </text:p>
            <text:p text:style-name="Table_20_Contents"><text:s text:c="4"/>di[i] = 1; </text:p>
            <text:p text:style-name="Table_20_Contents"/>
            <text:p text:style-name="Table_20_Contents"><text:s text:c="2"/>i = source;/*从源点开始*/ </text:p>
            <text:p text:style-name="Table_20_Contents"><text:s text:c="2"/>aug=INF; </text:p>
            <text:p text:style-name="Table_20_Contents"><text:s text:c="2"/></text:p>
            <text:p text:style-name="Table_20_Contents"><text:s text:c="2"/>while(d[source] &lt; n) //DFS过程，遍历结束 </text:p>
            <text:p text:style-name="Table_20_Contents"><text:s text:c="4"/>{ </text:p>
            <text:p text:style-name="Table_20_Contents"><text:s text:c="6"/>h[i] = aug;/*从当前节点标记的流开始*/ </text:p>
            <text:p text:style-name="Table_20_Contents"><text:s text:c="6"/>flag = false; </text:p>
            <text:p text:style-name="Table_20_Contents"/>
            <text:p text:style-name="Table_20_Contents"><text:s text:c="6"/>for(j = di[i] ; j &lt;= n ; j++) </text:p>
            <text:p text:style-name="Table_20_Contents"><text:tab/>if( w[i][j] &gt; 0 and d[ j ] + 1 == d[ i ] ) </text:p>
            <text:p text:style-name="Table_20_Contents"><text:tab/> <text:s/>{/*DFS标记必须是连续的，为什么是连续的?DFS原理，关键！！！*/ </text:p>
            <text:p text:style-name="Table_20_Contents"><text:soft-page-break/><text:tab/> <text:s text:c="3"/>flag = true; </text:p>
            <text:p text:style-name="Table_20_Contents"><text:tab/> <text:s text:c="3"/></text:p>
            <text:p text:style-name="Table_20_Contents"><text:tab/> <text:s text:c="3"/>di[ i ] = j; </text:p>
            <text:p text:style-name="Table_20_Contents"><text:tab/> <text:s text:c="3"/>/*当前路径能够增广的流量取决于流量最小的那条边*/ </text:p>
            <text:p text:style-name="Table_20_Contents"><text:tab/> <text:s text:c="3"/>if( map[i][j] &lt; aug ) </text:p>
            <text:p text:style-name="Table_20_Contents"><text:tab/> <text:s text:c="5"/>aug = map[i][j]; </text:p>
            <text:p text:style-name="Table_20_Contents"/>
            <text:p text:style-name="Table_20_Contents"><text:tab/> <text:s text:c="3"/>pre[j] = i; </text:p>
            <text:p text:style-name="Table_20_Contents"><text:tab/> <text:s text:c="3"/>i=j; </text:p>
            <text:p text:style-name="Table_20_Contents"/>
            <text:p text:style-name="Table_20_Contents"><text:tab/> <text:s text:c="3"/>if(i == sink)/*发现了一条增广路*/ </text:p>
            <text:p text:style-name="Table_20_Contents"><text:tab/> <text:s text:c="5"/>{ </text:p>
            <text:p text:style-name="Table_20_Contents"><text:tab/><text:tab/>flow += aug;/*增加总的流量*/ </text:p>
            <text:p text:style-name="Table_20_Contents"><text:tab/><text:tab/>while(i not_eq source)/*回溯，调整网络中的剩余流量*/ </text:p>
            <text:p text:style-name="Table_20_Contents"><text:tab/><text:tab/> <text:s/>{ </text:p>
            <text:p text:style-name="Table_20_Contents"><text:tab/><text:tab/> <text:s text:c="3"/>tmp = i; </text:p>
            <text:p text:style-name="Table_20_Contents"><text:tab/><text:tab/> <text:s text:c="3"/>i = pre[i]; </text:p>
            <text:p text:style-name="Table_20_Contents"><text:tab/><text:tab/> <text:s text:c="3"/>map[i][tmp]-=aug; </text:p>
            <text:p text:style-name="Table_20_Contents"><text:tab/><text:tab/> <text:s text:c="3"/>map[tmp][i]+=aug; </text:p>
            <text:p text:style-name="Table_20_Contents"><text:tab/><text:tab/> <text:s/>} </text:p>
            <text:p text:style-name="Table_20_Contents"><text:tab/><text:tab/>aug = INF; </text:p>
            <text:p text:style-name="Table_20_Contents"><text:tab/> <text:s text:c="5"/>} </text:p>
            <text:p text:style-name="Table_20_Contents"><text:tab/> <text:s text:c="3"/>break; </text:p>
            <text:p text:style-name="Table_20_Contents"><text:tab/> <text:s/>} </text:p>
            <text:p text:style-name="Table_20_Contents"><text:s text:c="6"/></text:p>
            <text:p text:style-name="Table_20_Contents"><text:s text:c="6"/>if(flag) <text:s/>continue; </text:p>
            <text:p text:style-name="Table_20_Contents"><text:s text:c="6"/>/*以下是没有增广的情况，回溯到上一步增加节点的标号*/ </text:p>
            <text:p text:style-name="Table_20_Contents"><text:s text:c="6"/>mint = n-1; </text:p>
            <text:p text:style-name="Table_20_Contents"><text:s text:c="6"/>/*关于下面的*/ </text:p>
            <text:p text:style-name="Table_20_Contents"><text:s text:c="6"/>for(j=1;j&lt;=n;j++)/*搜寻和当前顶点i相连的最短的没有流满的顶点，标记在当前顶点的di上*/ </text:p>
            <text:p text:style-name="Table_20_Contents"><text:tab/>if(map[i][j] &gt; 0 and d[j] &lt; mint)/*标记最小的节点的原因是因为前面增广的过程是di[i] - n 的逐个扫描*/ </text:p>
            <text:p text:style-name="Table_20_Contents"><text:tab/> <text:s/>{rec = j; mint = d[j]; }/*以此保持DFS遍历的性质*/ </text:p>
            <text:p text:style-name="Table_20_Contents"/>
            <text:p text:style-name="Table_20_Contents"><text:s text:c="6"/>/*下面这几步的意思是在没有增广路可选择的情况下，给当前节点的标号+1然后回溯至上一顶点继续寻找*/ </text:p>
            <text:p text:style-name="Table_20_Contents"/>
            <text:p text:style-name="Table_20_Contents"><text:s text:c="6"/>di[i]=rec;/*标记顶点i*/ </text:p>
            <text:p text:style-name="Table_20_Contents"/>
            <text:p text:style-name="Table_20_Contents"><text:s text:c="6"/>vh[d[i]]--; </text:p>
            <text:p text:style-name="Table_20_Contents"/>
            <text:p text:style-name="Table_20_Contents"><text:s text:c="6"/>if(vh[d[i]] == 0)//没有通路了。 </text:p>
            <text:p text:style-name="Table_20_Contents"><text:tab/>break; </text:p>
            <text:p text:style-name="Table_20_Contents"/>
            <text:p text:style-name="Table_20_Contents"><text:s text:c="6"/>d[i] = mint + 1;/*给节点i的标号+1*/ </text:p>
            <text:p text:style-name="Table_20_Contents"><text:soft-page-break/><text:s text:c="6"/></text:p>
            <text:p text:style-name="Table_20_Contents"><text:s text:c="6"/>vh[d[i]]++;// </text:p>
            <text:p text:style-name="Table_20_Contents"><text:s text:c="6"/></text:p>
            <text:p text:style-name="Table_20_Contents"><text:s text:c="6"/>if(i not_eq source)/*回溯至前一个标记的顶点*/ </text:p>
            <text:p text:style-name="Table_20_Contents"><text:tab/>{i = pre[i];aug = h[i];} </text:p>
            <text:p text:style-name="Table_20_Contents"/>
            <text:p text:style-name="Table_20_Contents"><text:s text:c="4"/>} </text:p>
            <text:p text:style-name="Table_20_Contents"/>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x,y,w; </text:p>
            <text:p text:style-name="Table_20_Contents"><text:s text:c="2"/>cin&gt;&gt;n&gt;&gt;m; </text:p>
            <text:p text:style-name="Table_20_Contents"><text:s text:c="2"/>for(i=1;i&lt;=m;i++) </text:p>
            <text:p text:style-name="Table_20_Contents"><text:s text:c="4"/>{ </text:p>
            <text:p text:style-name="Table_20_Contents"><text:s text:c="6"/>cin&gt;&gt;x&gt;&gt;y&gt;&gt;w; </text:p>
            <text:p text:style-name="Table_20_Contents"><text:s text:c="6"/>map[x][y]+=w; </text:p>
            <text:p text:style-name="Table_20_Contents"><text:s text:c="4"/>} </text:p>
            <text:p text:style-name="Table_20_Contents"/>
            <text:p text:style-name="Table_20_Contents"><text:s text:c="2"/>dfs(n,1); </text:p>
            <text:p text:style-name="Table_20_Contents"/>
            <text:p text:style-name="Table_20_Contents"><text:s text:c="2"/>cout&lt;&lt;flow&lt;&lt;"\n"; </text:p>
            <text:p text:style-name="Table_20_Contents"><text:s text:c="2"/>return 0; </text:p>
            <text:p text:style-name="Table_20_Contents">}</text:p>
          </table:table-cell>
        </table:table-row>
      </table:table>
      <text:p text:style-name="P1"/>
      <text:p text:style-name="P1">ford-fulkerson与压入与重标记的对象不同； </text:p>
      <text:p text:style-name="P1">网络流算法的实现方式很多样，BFS和DFS貌似不同情况下有很大的区别； </text:p>
      <text:p text:style-name="P1">h[u] == h[v] + 1 的解释： </text:p>
      <text:p text:style-name="P1">h[i]为顶点的高度函数，在每次增量的过程中，h[i]最多增加1，所以每次扫描恰好多出1的高度。is that so ? </text:p>
      <text:p text:style-name="P1">SAP和Dinic最大流都基于压入与重标记思想； </text:p>
      <text:p text:style-name="P1"/>
      <text:p text:style-name="P1">//push - relabel </text:p>
      <text:p text:style-name="P1">DFS，BFS每个顶点可能多于一次的遍历 </text:p>
      <text:p text:style-name="P1"/>
      <text:p text:style-name="P1">//sap introduction </text:p>
      <text:p text:style-name="P1">最短增广路算法 </text:p>
      <text:p text:style-name="P1"><text:soft-page-break/>SAP是用DFS的方法，直接增广一条从源到汇的路径，将这条路径流满。 </text:p>
      <text:p text:style-name="P1"/>
      <text:p text:style-name="P1">首先来回顾一下用迭代的DFS方式遍历一个图的过程： </text:p>
      <text:p text:style-name="P1"/>
      <text:p text:style-name="P1">SAP的DFS过程： </text:p>
      <text:p text:style-name="P1">while 当原点d[source]没有被抬高至n时(可能存在有增广路) </text:p>
      <text:p text:style-name="P1">{ </text:p>
      <text:p text:style-name="P1"><text:tab/>if 没有找到增广路 </text:p>
      <text:p text:style-name="P1"><text:tab/><text:tab/>{ </text:p>
      <text:p text:style-name="P1"><text:tab/><text:tab/><text:tab/>抬高标号最小且和 </text:p>
      <text:p text:style-name="P1"><text:tab/><text:tab/>} </text:p>
      <text:p text:style-name="P1">} </text:p>
      <text:p text:style-name="P1"/>
      <text:p text:style-name="P1"/>
      <text:p text:style-name="P1">通过SAP的标记过程可以知道，标号di实际上是预先标记好的，只有在没有路径的情况下才需要提升某个节点的标号。 </text:p>
      <text:p text:style-name="P1">SAP是基于上述DFS的过程进行的增广，因此节点需要标记之前节点pre[i]和到此节点的流量h[i]。 </text:p>
      <text:p text:style-name="P1"/>
      <text:p text:style-name="P1">关于gap优化 </text:p>
      <text:p text:style-name="P1">为什么标号d必须要保持连续才能进行增广？ </text:p>
      <text:p text:style-name="P1">因为在抬高标号的过程中，标号每次只+1， </text:p>
      <text:p text:style-name="P1">我们之前标记的h[i],是以节点i为汇点的，之前所有顶点的最大可以流经的流量，i之前的顶点都是由相差为1的标号的节点流过来的， </text:p>
      <text:p text:style-name="P1">只有这样，才能够保持流守恒的特性。（增广流的时候） </text:p>
      <text:p text:style-name="P1">简言之，就是到i的流已经是当前路径能够增广的最大流。这个标号的设置就是为了保持这一流守恒的特性。 </text:p>
      <text:p text:style-name="P1"/>
      <text:h text:style-name="Heading_20_4" text:outline-level="4">Dinic Algorithm</text:h>
      <text:p text:style-name="Text_20_body">Dinic是基于DFS 的分层图算法，算法每次增广过程只在当前构造出的分层图内进行。</text:p>
      <table:table table:name="表格26" table:style-name="表格26">
        <table:table-column table:style-name="表格26.A"/>
        <table:table-row>
          <table:table-cell table:style-name="表格26.A1" office:value-type="string">
            <text:p text:style-name="Table_20_Contents"/>
          </table:table-cell>
        </table:table-row>
      </table:table>
      <text:p text:style-name="Text_20_body"/>
      <text:p text:style-name="Text_20_body"/>
      <text:h text:style-name="Heading_20_3" text:outline-level="3"><text:soft-page-break/>最小费用流</text:h>
      <text:h text:style-name="Heading_20_4" text:outline-level="4">消圈算法(Circle-Canceling Algorithm )</text:h>
      <text:p text:style-name="Text_20_body"><text:tab/>首先在一个流网络上，我们记录边( u , v )的费用为w[ u , v ] , 记录其反向边( v , u )的权值为-w[ u , v ](这是为了在调整路径时可以改变流量)。先随便走出来一个最大的可行流，然后在残量网络上去找所有的负的增广圈，找出所有这样的增广圈，然后对其增广一次，同时调整流量和权值。这种算法实现起来比较困难，而且如果真是这样消圈的话时间复杂度也会比较高，所以用的比较多的是后面良两种算法。</text:p>
      <text:p text:style-name="Text_20_body"><text:tab/></text:p>
      <text:h text:style-name="Heading_20_4" text:outline-level="4">连续最短路径算法(Successive Shortest Path Algorithm)</text:h>
      <text:p text:style-name="Text_20_body"><text:tab/>这个算法实际上是消圈算法的优化，按照消圈算法构图之后每次选择一条费用最少的道路进行增广，每次增广的流量就是这条增广路上流量最小的边。这个算法的正确性可以保证，实际上这个算法是将消圈算法中所需要取消的圈用Bellman-ford或者SPFA在寻找增广路的过程中直接找出并增广了这些圈。</text:p>
      <text:p text:style-name="Text_20_body"><text:tab/>在没有负流量的增广圈(就是一个流量圈，走完以后费用会减少但是流量不会变，因为是一个圈，所以流量不会改变，所以可以走n次，总的费用就可以是无穷小)</text:p>
      <text:p text:style-name="Text_20_body">沿着存在剩余流量的边扩充一条源到汇的最短路。并对当前的残量网络进行增广。</text:p>
      <text:p text:style-name="Text_20_body"><text:tab/>实际上是用SAP的DFS的方法，但是如果增广路当中出现了负的费用圈的话最短路算法设置的前驱可能出现死循环。所以一般的費用流問題都可以保證建立的模型的正向邊是有向無環圖。</text:p>
      <text:p text:style-name="Text_20_body"><text:tab/>代码</text:p>
      <text:p text:style-name="Text_20_body">最小費用流：</text:p>
      <text:p text:style-name="Text_20_body">hint:輸入n,m,vs,vt,分別表示點數、邊數和源、匯點。接下來m行u,v,c,ct分別表示邊的起始點和容量、費用。</text:p>
      <table:table table:name="表格42" table:style-name="表格42">
        <table:table-column table:style-name="表格42.A"/>
        <table:table-row>
          <table:table-cell table:style-name="表格42.A1" office:value-type="string">
            <text:p text:style-name="Table_20_Contents"/>
          </table:table-cell>
        </table:table-row>
      </table:table>
      <text:p text:style-name="Text_20_body"/>
      <text:p text:style-name="Text_20_body">最大費用流：</text:p>
      <text:p text:style-name="Text_20_body">hint:輸入同上。</text:p>
      <table:table table:name="表格44" table:style-name="表格44">
        <table:table-column table:style-name="表格44.A"/>
        <table:table-row>
          <table:table-cell table:style-name="表格44.A1" office:value-type="string">
            <text:p text:style-name="Table_20_Contents"/>
          </table:table-cell>
        </table:table-row>
      </table:table>
      <text:p text:style-name="Text_20_body"/>
      <text:h text:style-name="Heading_20_4" text:outline-level="4">EK算法*</text:h>
      <text:p text:style-name="Text_20_body"><text:tab/>首先计算一次增广路</text:p>
      <text:p text:style-name="Standard"/>
      <text:p text:style-name="Standard"/>
      <text:h text:style-name="Heading_20_3" text:outline-level="3"><text:soft-page-break/>后缀数组 Suffix Array</text:h>
      <text:p text:style-name="Standard"><text:s/><text:note text:id="ftn1" text:note-class="footnote"><text:note-citation>1</text:note-citation><text:note-body><text:p text:style-name="Footnote">这里题目列表和一些题目的解答参考了NOI2009国家集训队罗穗骞同学的论文《后缀数组——处理字符串的有力工具》及其附件里的代码</text:p></text:note-body></text:note></text:p>
      <text:h text:style-name="Heading_20_4" text:outline-level="4">简要说明</text:h>
      <text:p text:style-name="P10">后缀数组 SA[ i ]： 排第i的后缀的起始位置<text:line-break/>rank[ i ] - 从i开始的后缀的排名</text:p>
      <text:p text:style-name="P10">字符串最后添加一个比其他字符都小的字符用来方便比较大小<text:line-break/>如果知道了rank或者SA之一就可以用O(1)的时间复杂度算出另外一个<text:line-break/></text:p>
      <text:p text:style-name="P1">如何排列：字符为第一关键字，长度（升序，长度短的优先）为第二关键字。</text:p>
      <text:p text:style-name="P1"/>
      <text:p text:style-name="P1"><text:tab/>LCP定理 ： suffix( sa[ i ] )...suffix( sa[ j ] ) ( i &lt; j ) 的最长公共前缀等于min{LCP(sa[ k ]，sa[ k + 1 ]|i&lt;=k&lt;j}</text:p>
      <text:p text:style-name="P1">这个定理的证明：</text:p>
      <text:p text:style-name="P15"><text:span text:style-name="T2">设</text:span><text:span text:style-name="T4">i&lt;j</text:span><text:span text:style-name="T2">，则</text:span><text:span text:style-name="T4">LCP(i,j)=min{LCP(k-1,k)|i+1</text:span><text:span text:style-name="T8">≤</text:span><text:span text:style-name="T4">k</text:span><text:span text:style-name="T8">≤</text:span><text:span text:style-name="T4">j} </text:span><text:span text:style-name="T2">（</text:span><text:span text:style-name="T14">LCP Theorem</text:span><text:span text:style-name="T2">）</text:span></text:p>
      <text:p text:style-name="P16"><text:span text:style-name="T1">要证明</text:span><text:span text:style-name="T13">LCP Theorem</text:span><text:span text:style-name="T1">，首先证明</text:span><text:span text:style-name="T13">LCP Lemma</text:span><text:span text:style-name="T3">:</text:span></text:p>
      <text:p text:style-name="P16"><text:span text:style-name="T1">对任意</text:span><text:span text:style-name="T3">1</text:span><text:span text:style-name="T7">≤</text:span><text:span text:style-name="T3">i&lt;j&lt;k</text:span><text:span text:style-name="T7">≤</text:span><text:span text:style-name="T3">n</text:span><text:span text:style-name="T1">，</text:span><text:span text:style-name="T3">LCP(i,k)=min{LCP(i,j),LCP(j,k)}</text:span></text:p>
      <text:p text:style-name="P14"><text:span text:style-name="T17">证明：设</text:span><text:span text:style-name="T3">p=min{LCP(i,j),LCP(j,k)}</text:span><text:span text:style-name="T17">，则有</text:span><text:span text:style-name="T3">LCP(i,j)</text:span><text:span text:style-name="T7">≥</text:span><text:span text:style-name="T3">p,LCP(j,k)</text:span><text:span text:style-name="T7">≥</text:span><text:span text:style-name="T3">p</text:span><text:span text:style-name="T17">。</text:span></text:p>
      <text:p text:style-name="P11"><text:span text:style-name="T2">设</text:span><text:span text:style-name="T4">Suffix(SA[i])=u,Suffix(SA[j])=v,Suffix(SA[k])=w</text:span><text:span text:style-name="T2">。</text:span></text:p>
      <text:p text:style-name="P12"><text:span text:style-name="T1">由</text:span><text:span text:style-name="T3">u=</text:span><text:span text:style-name="T5">LCP(i,j)</text:span><text:span text:style-name="T3">v</text:span><text:span text:style-name="T1">得</text:span><text:span text:style-name="T3">u=</text:span><text:span text:style-name="T5">p</text:span><text:span text:style-name="T3">v</text:span><text:span text:style-name="T1">；同理</text:span><text:span text:style-name="T3">v=</text:span><text:span text:style-name="T5">p</text:span><text:span text:style-name="T3">w</text:span><text:span text:style-name="T1">。</text:span></text:p>
      <text:p text:style-name="P12"><text:span text:style-name="T1">于是</text:span><text:span text:style-name="T3">Suffix(SA[i])=</text:span><text:span text:style-name="T5">p</text:span><text:span text:style-name="T3">Suffix(SA[k])</text:span><text:span text:style-name="T1">，即</text:span><text:span text:style-name="T3">LCP(i,k)</text:span><text:span text:style-name="T7">≥</text:span><text:span text:style-name="T3">p</text:span><text:span text:style-name="T1">。 </text:span><text:span text:style-name="T10">(1)</text:span></text:p>
      <text:p text:style-name="P12"><text:span text:style-name="T1">又设</text:span><text:span text:style-name="T3">LCP(i,k)=q&gt;p</text:span><text:span text:style-name="T1">，则</text:span></text:p>
      <text:p text:style-name="P12"><text:span text:style-name="T3">u[1]=w[1],u[2]=w[2],...u[q]=w[q]</text:span><text:span text:style-name="T1">。</text:span></text:p>
      <text:p text:style-name="P12"><text:span text:style-name="T1">而</text:span><text:span text:style-name="T3">min{LCP(i,j),LCP(j,k)}=p </text:span><text:span text:style-name="T1">说明</text:span><text:span text:style-name="T3">u[p+1]</text:span><text:span text:style-name="T7">≠</text:span><text:span text:style-name="T3">v[p+1]</text:span><text:span text:style-name="T1">或</text:span><text:span text:style-name="T3">v[p+1]</text:span><text:span text:style-name="T7">≠</text:span><text:span text:style-name="T3">w[q+1]</text:span><text:span text:style-name="T1">，</text:span></text:p>
      <text:p text:style-name="P12"><text:span text:style-name="T1">设</text:span><text:span text:style-name="T3">u[p+1]=x,v[p+1]=y,w[p+1]=z</text:span><text:span text:style-name="T1">，显然有</text:span><text:span text:style-name="T3">x</text:span><text:span text:style-name="T7">≤</text:span><text:span text:style-name="T3">y</text:span><text:span text:style-name="T7">≤</text:span><text:span text:style-name="T3">z</text:span><text:span text:style-name="T1">，又由</text:span><text:span text:style-name="T3">p&lt;q </text:span><text:span text:style-name="T1">得</text:span><text:span text:style-name="T3">p+1</text:span><text:span text:style-name="T7">≤</text:span><text:span text:style-name="T3">q</text:span><text:span text:style-name="T1">，</text:span></text:p>
      <text:p text:style-name="P12"><text:span text:style-name="T1">应该有</text:span><text:span text:style-name="T3">x=z</text:span><text:span text:style-name="T1">，也就是</text:span><text:span text:style-name="T3">x=y=z</text:span><text:span text:style-name="T1">，这与</text:span><text:span text:style-name="T3">u[p+1]</text:span><text:span text:style-name="T7">≠</text:span><text:span text:style-name="T3">v[p+1]</text:span><text:span text:style-name="T1">或</text:span><text:span text:style-name="T3">v[p+1]</text:span><text:span text:style-name="T7">≠</text:span><text:span text:style-name="T3">w[q+1]</text:span><text:span text:style-name="T1">矛</text:span></text:p>
      <text:p text:style-name="P13">盾。</text:p>
      <text:p text:style-name="P13">于是，<text:span text:style-name="T6">q&gt;p </text:span>不成立，即<text:span text:style-name="T6">LCP(i,k)</text:span><text:span text:style-name="T9">≤</text:span><text:span text:style-name="T6">p</text:span>。 <text:span text:style-name="T11">(2)</text:span></text:p>
      <text:p text:style-name="P13">综合<text:span text:style-name="T11">(1)</text:span><text:span text:style-name="T6">,</text:span><text:span text:style-name="T11">(2)</text:span>知 <text:span text:style-name="T6">LCP(i,k)=p=min{LCP(i,j),LCP(j,k)}</text:span>，<text:span text:style-name="T12">LCP Lemma </text:span>得</text:p>
      <text:p text:style-name="P13">证。</text:p>
      <text:p text:style-name="P13">于是<text:span text:style-name="T12">LCP Theorem</text:span>可以证明如下：</text:p>
      <text:p text:style-name="P13">当<text:span text:style-name="T6">j-i=1 </text:span>和<text:span text:style-name="T6">j-i=2 </text:span>时，显然成立。</text:p>
      <text:p text:style-name="P13">设<text:span text:style-name="T6">j-i=m</text:span>时<text:span text:style-name="T12">LCP Theorem</text:span>成立，当<text:span text:style-name="T6">j-i=m+1 </text:span>时，</text:p>
      <text:p text:style-name="P12"><text:span text:style-name="T1">由</text:span><text:span text:style-name="T13">LCP Lemma </text:span><text:span text:style-name="T1">知</text:span><text:span text:style-name="T3">LCP(i,j)=min{LCP(i,i+1),LCP(i+1,j)}</text:span><text:span text:style-name="T1">，</text:span></text:p>
      <text:p text:style-name="P12"><text:span text:style-name="T1">因</text:span><text:span text:style-name="T3">j-(i+1)</text:span><text:span text:style-name="T7">≤</text:span><text:span text:style-name="T3">m</text:span><text:span text:style-name="T1">，</text:span><text:span text:style-name="T3">LCP(i+1,j)=min{LCP(k-1,k)|i+2</text:span><text:span text:style-name="T7">≤</text:span><text:span text:style-name="T3">k</text:span><text:span text:style-name="T7">≤</text:span><text:span text:style-name="T3">j}</text:span><text:span text:style-name="T1">，故当</text:span><text:span text:style-name="T3">j-i=m+1 </text:span><text:span text:style-name="T1">时，仍有</text:span></text:p>
      <text:p text:style-name="P12"><text:span text:style-name="T3">LCP(i,j)=min{LCP(i,i+1),min{LCP(k-1,k)|i+2</text:span><text:span text:style-name="T7">≤</text:span><text:span text:style-name="T3">k</text:span><text:span text:style-name="T7">≤</text:span><text:span text:style-name="T3">j}}=min{LCP(k-1,k}|i+1</text:span><text:span text:style-name="T7">≤</text:span><text:span text:style-name="T3">k</text:span><text:span text:style-name="T7">≤</text:span><text:span text:style-name="T3">j)</text:span></text:p>
      <text:p text:style-name="P14"><text:span text:style-name="T15">根据数学归纳法，</text:span><text:span text:style-name="T16">LCP Theorem</text:span><text:span text:style-name="T15">成立</text:span><text:span text:style-name="T15"><text:note text:id="ftn2" text:note-class="footnote"><text:note-citation>2</text:note-citation><text:note-body><text:p text:style-name="Footnote">2004年中国国家集训队，许智磊</text:p></text:note-body></text:note></text:span></text:p>
      <text:h text:style-name="Heading_20_4" text:outline-level="4"><text:soft-page-break/>Doubling Augumenting 2倍增算法</text:h>
      <text:p text:style-name="P4"><text:tab/>DA的核心就是通过倍增子串并比较各子串的当前长度(关键字x)和之前的rank值(关键字y).</text:p>
      <text:p text:style-name="P4"><text:tab/>由于所有子串的长度都不相同，所以排序结束后必然所有子串的后缀数组值都不同，所以算法扩展至所有rank值都不同(最大rank值等于n)后结束。</text:p>
      <text:p text:style-name="P5">二倍增过程:<text:line-break/><text:tab/>//x - 当前位置起始的后缀的排名<text:line-break/><text:tab/>//y - 当前位置加上2^k以后位置的后缀的排名<text:line-break/><text:tab/>S[ n + 1 ] = $//$是比{S}中的所有的字符都要小的值<text:line-break/><text:tab/>x -&gt; sort( {S} )//x初始值为对{S}中单个字符排序之后的结果。<text:line-break/><text:tab/>y -&gt; 0<text:line-break/><text:tab/>k -&gt; 0<text:line-break/><text:tab/>while 2^k &lt; N do<text:line-break/><text:tab/><text:tab/>rank -&gt; sort( x , y )//以第一关键字x和第二关键字y排序<text:line-break/><text:tab/><text:tab/>++k<text:line-break/><text:tab/><text:tab/>x -&gt; rank<text:line-break/><text:tab/><text:tab/>for i := 1 to n<text:line-break/><text:tab/><text:tab/><text:tab/>y[ i ] -&gt; (i + 2 ^ k) &lt;= n ? sa[ x[ 2 ^ k ] ]: $<text:line-break/><text:tab/><text:tab/>for i := 1 to n<text:line-break/><text:tab/><text:tab/><text:tab/>sa[ rank[ i ] ] = i;<text:line-break/>算法的可行性:<text:line-break/><text:tab/>当2^k&gt;=n时必然所有[ i , i + 2 ^ k ](1&lt;=i&lt;=n)的字符串都会不相同，所以算法一定会结束并且所有的字符串的rank值都必然不同。<text:line-break/>算法的正确性:(简要的证明)<text:line-break/><text:tab/>x[i],y[i]代表从一个位置i开始[ i , 2^k-1 ]和[ 2^k-1 , 2^k ]的两段字符串在上一次的rank<text:line-break/><text:tab/>用x[i],y[i]作为两个关键字排序，实际上是利用了上一次对这两段字符串排序结果的信息<text:line-break/>时间复杂度<text:line-break/><text:tab/>和字符串的最长公共前缀相关,最坏O(N*logN)</text:p>
      <text:p text:style-name="P4"/>
      <table:table table:name="表格24" table:style-name="表格24">
        <table:table-column table:style-name="表格24.A"/>
        <table:table-row>
          <table:table-cell table:style-name="表格24.A1" office:value-type="string">
            <text:p text:style-name="P20">#include&lt;cstdlib&gt; </text:p>
            <text:p text:style-name="P20">#include&lt;cstdio&gt; </text:p>
            <text:p text:style-name="P20">#define maxn 1000001 </text:p>
            <text:p text:style-name="P20"/>
            <text:p text:style-name="P20">int wa[maxn],wb[maxn],wv[maxn],ws[maxn]; </text:p>
            <text:p text:style-name="P20"/>
            <text:p text:style-name="P20">int cmp(int *r,int a,int b,int l) </text:p>
            <text:p text:style-name="P20">{return r[a]==r[b]&amp;&amp;r[a+l]==r[b+l];} </text:p>
            <text:p text:style-name="P20">void da(int *r,int *sa,int n,int m) </text:p>
            <text:p text:style-name="P20">{ </text:p>
            <text:p text:style-name="P20"><text:s text:c="5"/>int i,j,p,*x=wa,*y=wb,*t; </text:p>
            <text:p text:style-name="P20"><text:s text:c="5"/>for(i=0;i&lt;m;i++) ws[i]=0; </text:p>
            <text:p text:style-name="P20"><text:s text:c="5"/>for(i=0;i&lt;n;i++) ws[x[i]=r[i]]++; </text:p>
            <text:p text:style-name="P20"><text:s text:c="5"/>for(i=1;i&lt;m;i++) ws[i]+=ws[i-1]; </text:p>
            <text:p text:style-name="P20"><text:s text:c="5"/>for(i=n-1;i&gt;=0;i--) sa[--ws[x[i]]]=i; </text:p>
            <text:p text:style-name="P20"><text:s text:c="5"/>for(j=1,p=1;p&lt;n;j*=2,m=p) </text:p>
            <text:p text:style-name="P20"><text:s text:c="5"/>{ </text:p>
            <text:p text:style-name="P20"><text:soft-page-break/><text:s text:c="7"/>for(p=0,i=n-j;i&lt;n;i++) y[p++]=i; </text:p>
            <text:p text:style-name="P20"><text:s text:c="7"/>for(i=0;i&lt;n;i++) if(sa[i]&gt;=j) y[p++]=sa[i]-j; </text:p>
            <text:p text:style-name="P20"><text:s text:c="7"/>for(i=0;i&lt;n;i++) wv[i]=x[y[i]]; </text:p>
            <text:p text:style-name="P20"><text:s text:c="7"/>for(i=0;i&lt;m;i++) ws[i]=0; </text:p>
            <text:p text:style-name="P20"><text:s text:c="7"/>for(i=0;i&lt;n;i++) ws[wv[i]]++; </text:p>
            <text:p text:style-name="P20"><text:s text:c="7"/>for(i=1;i&lt;m;i++) ws[i]+=ws[i-1]; </text:p>
            <text:p text:style-name="P20"><text:s text:c="7"/>for(i=n-1;i&gt;=0;i--) sa[--ws[wv[i]]]=y[i]; </text:p>
            <text:p text:style-name="P20"><text:s text:c="7"/>for(t=x,x=y,y=t,p=1,x[sa[0]]=0,i=1;i&lt;n;i++) </text:p>
            <text:p text:style-name="P20"><text:s text:c="7"/>x[sa[i]]=cmp(y,sa[i-1],sa[i],j)?p-1:p++; </text:p>
            <text:p text:style-name="P20"><text:s text:c="5"/>} </text:p>
            <text:p text:style-name="P20"><text:s text:c="5"/>return; </text:p>
            <text:p text:style-name="P20">} </text:p>
            <text:p text:style-name="P20">int rank[maxn],height[maxn]; </text:p>
            <text:p text:style-name="P20">void calheight(int *r,int *sa,int n) </text:p>
            <text:p text:style-name="P20">{ </text:p>
            <text:p text:style-name="P20"><text:s text:c="5"/>int i,j,k=0; </text:p>
            <text:p text:style-name="P20"><text:s text:c="5"/>for(i=1;i&lt;=n;i++) rank[sa[i]]=i; </text:p>
            <text:p text:style-name="P20"><text:s text:c="5"/>for(i=0;i&lt;n;height[rank[i++]]=k) </text:p>
            <text:p text:style-name="P20"><text:s text:c="5"/>for(k?k--:0,j=sa[rank[i]-1];r[i+k]==r[j+k];k++); </text:p>
            <text:p text:style-name="P20"><text:s text:c="5"/>return; </text:p>
            <text:p text:style-name="P20">} </text:p>
            <text:p text:style-name="P20">int RMQ[maxn]; </text:p>
            <text:p text:style-name="P20">int mm[maxn]; </text:p>
            <text:p text:style-name="P20">int best[20][maxn]; </text:p>
            <text:p text:style-name="P20">void initRMQ(int n) </text:p>
            <text:p text:style-name="P20">{ </text:p>
            <text:p text:style-name="P20"><text:s text:c="5"/>int i,j,a,b; </text:p>
            <text:p text:style-name="P20"><text:s text:c="5"/>for(mm[0]=-1,i=1;i&lt;=n;i++) </text:p>
            <text:p text:style-name="P20"><text:s text:c="5"/>mm[i]=((i&amp;(i-1))==0)?mm[i-1]+1:mm[i-1]; </text:p>
            <text:p text:style-name="P20"><text:s text:c="5"/>for(i=1;i&lt;=n;i++) best[0][i]=i; </text:p>
            <text:p text:style-name="P20"><text:s text:c="5"/>for(i=1;i&lt;=mm[n];i++) </text:p>
            <text:p text:style-name="P20"><text:s text:c="5"/>for(j=1;j&lt;=n+1-(1&lt;&lt;i);j++) </text:p>
            <text:p text:style-name="P20"><text:s text:c="5"/>{ </text:p>
            <text:p text:style-name="P20"><text:s text:c="7"/>a=best[i-1][j]; </text:p>
            <text:p text:style-name="P20"><text:s text:c="7"/>b=best[i-1][j+(1&lt;&lt;(i-1))]; </text:p>
            <text:p text:style-name="P20"><text:s text:c="7"/>if(RMQ[a]&lt;RMQ[b]) best[i][j]=a; </text:p>
            <text:p text:style-name="P20"><text:s text:c="7"/>else best[i][j]=b; </text:p>
            <text:p text:style-name="P20"><text:s text:c="5"/>} </text:p>
            <text:p text:style-name="P20"><text:s text:c="5"/>return; </text:p>
            <text:p text:style-name="P20">} </text:p>
            <text:p text:style-name="P20">int askRMQ(int a,int b) </text:p>
            <text:p text:style-name="P20">{ </text:p>
            <text:p text:style-name="P20"><text:s text:c="4"/>int t; </text:p>
            <text:p text:style-name="P20"><text:s text:c="4"/>t=mm[b-a+1];b-=(1&lt;&lt;t)-1; </text:p>
            <text:p text:style-name="P20"><text:soft-page-break/><text:s text:c="4"/>a=best[t][a];b=best[t][b]; </text:p>
            <text:p text:style-name="P20"><text:s text:c="4"/>return RMQ[a]&lt;RMQ[b]?a:b; </text:p>
            <text:p text:style-name="P20">} </text:p>
            <text:p text:style-name="P20">int lcp(int a,int b) </text:p>
            <text:p text:style-name="P20">{ </text:p>
            <text:p text:style-name="P20"><text:s text:c="4"/>int t; </text:p>
            <text:p text:style-name="P20"><text:s text:c="4"/>a=rank[a];b=rank[b]; </text:p>
            <text:p text:style-name="P20"><text:s text:c="4"/>if(a&gt;b) {t=a;a=b;b=t;} </text:p>
            <text:p text:style-name="P20"><text:s text:c="4"/>return(height[askRMQ(a+1,b)]); </text:p>
            <text:p text:style-name="P20">} </text:p>
            <text:p text:style-name="P20"/>
            <text:p text:style-name="P20">int r[ maxn ],sa[ maxn ]; </text:p>
            <text:p text:style-name="P20"/>
            <text:p text:style-name="P20">int main() </text:p>
            <text:p text:style-name="P20">{ </text:p>
            <text:p text:style-name="P20"><text:s text:c="2"/>int i , j , n , m = 0 ; </text:p>
            <text:p text:style-name="P20"><text:s text:c="2"/>char ch; </text:p>
            <text:p text:style-name="P20"><text:s text:c="2"/>scanf("%d", &amp;n ); </text:p>
            <text:p text:style-name="P20"><text:s text:c="2"/>getchar(); </text:p>
            <text:p text:style-name="P20"><text:s text:c="2"/>for( i = 0 ; i &lt;= n ; ++ i ) </text:p>
            <text:p text:style-name="P20"><text:s text:c="4"/>{ </text:p>
            <text:p text:style-name="P20"><text:s text:c="6"/>scanf("%c", &amp;ch ); </text:p>
            <text:p text:style-name="P20"><text:s text:c="6"/>r[ i ] = ch - 48; </text:p>
            <text:p text:style-name="P20"><text:s text:c="6"/>m = m &gt; r[ i ] ? m : r[ i ] + 1 ; </text:p>
            <text:p text:style-name="P20"><text:s text:c="4"/>} </text:p>
            <text:p text:style-name="P20"><text:s text:c="2"/>for( i = 0 ; i &lt; n ; ++ i ) printf("%d ",r[ i ]);printf("\n"); </text:p>
            <text:p text:style-name="P20"><text:s text:c="2"/>//r[ n ++ ] = 0 ; </text:p>
            <text:p text:style-name="P20"><text:s text:c="2"/>da( r , sa , n , m ); </text:p>
            <text:p text:style-name="P20"><text:s text:c="2"/>/* </text:p>
            <text:p text:style-name="P20"><text:s text:c="2"/>for( i = 0 ; i &lt; n ; ++ i ) </text:p>
            <text:p text:style-name="P20"><text:s text:c="4"/>printf("%d ",sa[ i ]); </text:p>
            <text:p text:style-name="P20"><text:s text:c="2"/>printf("\n"); </text:p>
            <text:p text:style-name="P20"><text:s text:c="2"/>*/ </text:p>
            <text:p text:style-name="P20"><text:s text:c="2"/>calheight( r , sa , n ); </text:p>
            <text:p text:style-name="P20"><text:s text:c="2"/>initRMQ( n ); </text:p>
            <text:p text:style-name="P20"><text:s text:c="2"/>while( 1 ) </text:p>
            <text:p text:style-name="P20"><text:s text:c="4"/>{ </text:p>
            <text:p text:style-name="P20"><text:s text:c="6"/>int a,b; </text:p>
            <text:p text:style-name="P20"><text:s text:c="6"/>scanf("%d%d",&amp;a,&amp;b); </text:p>
            <text:p text:style-name="P20"><text:s text:c="6"/>printf("%d %d\n", askRMQ( a , b ) , lcp( a , b )); </text:p>
            <text:p text:style-name="P20"><text:s text:c="4"/>} </text:p>
            <text:p text:style-name="P20"><text:s text:c="2"/>return 0; </text:p>
            <text:p text:style-name="P20">}</text:p>
          </table:table-cell>
        </table:table-row>
      </table:table>
      <text:p text:style-name="P4"/>
      <text:h text:style-name="Heading_20_4" text:outline-level="4"><text:soft-page-break/>DC3 *</text:h>
      <text:p text:style-name="Text_20_body">下面的代码计算height数组之后计算最长公共前缀(LCP)。</text:p>
      <table:table table:name="表格19" table:style-name="表格19">
        <table:table-column table:style-name="表格19.A"/>
        <table:table-row>
          <table:table-cell table:style-name="表格19.A1" office:value-type="string">
            <text:p text:style-name="Table_20_Contents">#include&lt;cstdlib&gt; </text:p>
            <text:p text:style-name="Table_20_Contents">#include&lt;cstdio&gt; </text:p>
            <text:p text:style-name="Table_20_Contents">#define maxn 1000003 </text:p>
            <text:p text:style-name="Table_20_Contents">#define F(x) ((x)/3+((x)%3==1?0:tb)) </text:p>
            <text:p text:style-name="Table_20_Contents">#define G(x) ((x)&lt;tb?(x)*3+1:((x)-tb)*3+2) </text:p>
            <text:p text:style-name="Table_20_Contents"/>
            <text:p text:style-name="Table_20_Contents">int wa[maxn],wb[maxn],wv[maxn],ws[maxn]; </text:p>
            <text:p text:style-name="Table_20_Contents">int c0(int *r,int a,int b) </text:p>
            <text:p text:style-name="Table_20_Contents">{return r[a]==r[b]&amp;&amp;r[a+1]==r[b+1]&amp;&amp;r[a+2]==r[b+2];} </text:p>
            <text:p text:style-name="Table_20_Contents">int c12(int k,int *r,int a,int b) </text:p>
            <text:p text:style-name="Table_20_Contents">{if(k==2) return r[a]&lt;r[b]||r[a]==r[b]&amp;&amp;c12(1,r,a+1,b+1); </text:p>
            <text:p text:style-name="Table_20_Contents"><text:s/>else return r[a]&lt;r[b]||r[a]==r[b]&amp;&amp;wv[a+1]&lt;wv[b+1];} </text:p>
            <text:p text:style-name="Table_20_Contents">void sort(int *r,int *a,int *b,int n,int m) </text:p>
            <text:p text:style-name="Table_20_Contents">{ </text:p>
            <text:p text:style-name="Table_20_Contents"><text:s text:c="5"/>int i; </text:p>
            <text:p text:style-name="Table_20_Contents"><text:s text:c="5"/>for(i=0;i&lt;n;i++) wv[i]=r[a[i]]; </text:p>
            <text:p text:style-name="Table_20_Contents"><text:s text:c="5"/>for(i=0;i&lt;m;i++) ws[i]=0; </text:p>
            <text:p text:style-name="Table_20_Contents"><text:s text:c="5"/>for(i=0;i&lt;n;i++) ws[wv[i]]++; </text:p>
            <text:p text:style-name="Table_20_Contents"><text:s text:c="5"/>for(i=1;i&lt;m;i++) ws[i]+=ws[i-1]; </text:p>
            <text:p text:style-name="Table_20_Contents"><text:s text:c="5"/>for(i=n-1;i&gt;=0;i--) b[--ws[wv[i]]]=a[i]; </text:p>
            <text:p text:style-name="Table_20_Contents"><text:s text:c="5"/>return; </text:p>
            <text:p text:style-name="Table_20_Contents">} </text:p>
            <text:p text:style-name="Table_20_Contents">void dc3(int *r,int *sa,int n,int m) </text:p>
            <text:p text:style-name="Table_20_Contents">{ </text:p>
            <text:p text:style-name="Table_20_Contents"><text:s text:c="5"/>int i,j,*rn=r+n,*san=sa+n,ta=0,tb=(n+1)/3,tbc=0,p; </text:p>
            <text:p text:style-name="Table_20_Contents"><text:s text:c="5"/>r[n]=r[n+1]=0; </text:p>
            <text:p text:style-name="Table_20_Contents"><text:s text:c="5"/>for(i=0;i&lt;n;i++) if(i%3!=0) wa[tbc++]=i; </text:p>
            <text:p text:style-name="Table_20_Contents"><text:s text:c="5"/>sort(r+2,wa,wb,tbc,m); </text:p>
            <text:p text:style-name="Table_20_Contents"><text:s text:c="5"/>sort(r+1,wb,wa,tbc,m); </text:p>
            <text:p text:style-name="Table_20_Contents"><text:s text:c="5"/>sort(r,wa,wb,tbc,m); </text:p>
            <text:p text:style-name="Table_20_Contents"><text:s text:c="5"/>for(p=1,rn[F(wb[0])]=0,i=1;i&lt;tbc;i++) </text:p>
            <text:p text:style-name="Table_20_Contents"><text:s text:c="5"/>rn[F(wb[i])]=c0(r,wb[i-1],wb[i])?p-1:p++; </text:p>
            <text:p text:style-name="Table_20_Contents"><text:s text:c="5"/>if(p&lt;tbc) dc3(rn,san,tbc,p); </text:p>
            <text:p text:style-name="Table_20_Contents"><text:s text:c="5"/>else for(i=0;i&lt;tbc;i++) san[rn[i]]=i; </text:p>
            <text:p text:style-name="Table_20_Contents"><text:s text:c="5"/>for(i=0;i&lt;tbc;i++) if(san[i]&lt;tb) wb[ta++]=san[i]*3; </text:p>
            <text:p text:style-name="Table_20_Contents"><text:s text:c="5"/>if(n%3==1) wb[ta++]=n-1; </text:p>
            <text:p text:style-name="Table_20_Contents"><text:s text:c="5"/>sort(r,wb,wa,ta,m); </text:p>
            <text:p text:style-name="Table_20_Contents"><text:s text:c="5"/>for(i=0;i&lt;tbc;i++) wv[wb[i]=G(san[i])]=i; </text:p>
            <text:p text:style-name="Table_20_Contents"><text:s text:c="5"/>for(i=0,j=0,p=0;i&lt;ta &amp;&amp; j&lt;tbc;p++) </text:p>
            <text:p text:style-name="Table_20_Contents"><text:s text:c="5"/>sa[p]=c12(wb[j]%3,r,wa[i],wb[j])?wa[i++]:wb[j++]; </text:p>
            <text:p text:style-name="Table_20_Contents"><text:s text:c="5"/>for(;i&lt;ta;p++) sa[p]=wa[i++]; </text:p>
            <text:p text:style-name="Table_20_Contents"><text:soft-page-break/><text:s text:c="5"/>for(;j&lt;tbc;p++) sa[p]=wb[j++]; </text:p>
            <text:p text:style-name="Table_20_Contents"><text:s text:c="5"/>return; </text:p>
            <text:p text:style-name="Table_20_Contents">} </text:p>
            <text:p text:style-name="Table_20_Contents">int rank[maxn],height[maxn]; </text:p>
            <text:p text:style-name="Table_20_Contents">void calheight(int *r,int *sa,int n) </text:p>
            <text:p text:style-name="Table_20_Contents">{ </text:p>
            <text:p text:style-name="Table_20_Contents"><text:s text:c="5"/>int i,j,k=0; </text:p>
            <text:p text:style-name="Table_20_Contents"><text:s text:c="5"/>for(i=1;i&lt;=n;i++) rank[sa[i]]=i; </text:p>
            <text:p text:style-name="Table_20_Contents"><text:s text:c="5"/>for(i=0;i&lt;n;height[rank[i++]]=k) </text:p>
            <text:p text:style-name="Table_20_Contents"><text:s text:c="5"/>for(k?k--:0,j=sa[rank[i]-1];r[i+k]==r[j+k];k++); </text:p>
            <text:p text:style-name="Table_20_Contents"><text:s text:c="5"/>return; </text:p>
            <text:p text:style-name="Table_20_Contents">} </text:p>
            <text:p text:style-name="Table_20_Contents">int RMQ[maxn]; </text:p>
            <text:p text:style-name="Table_20_Contents">int mm[maxn]; </text:p>
            <text:p text:style-name="Table_20_Contents">int best[20][maxn]; </text:p>
            <text:p text:style-name="Table_20_Contents">void initRMQ(int n) </text:p>
            <text:p text:style-name="Table_20_Contents">{ </text:p>
            <text:p text:style-name="Table_20_Contents"><text:s text:c="5"/>int i,j,a,b; </text:p>
            <text:p text:style-name="Table_20_Contents"><text:s text:c="5"/>for(mm[0]=-1,i=1;i&lt;=n;i++) </text:p>
            <text:p text:style-name="Table_20_Contents"><text:s text:c="5"/>mm[i]=((i&amp;(i-1))==0)?mm[i-1]+1:mm[i-1]; </text:p>
            <text:p text:style-name="Table_20_Contents"><text:s text:c="5"/>for(i=1;i&lt;=n;i++) best[0][i]=i; </text:p>
            <text:p text:style-name="Table_20_Contents"><text:s text:c="5"/>for(i=1;i&lt;=mm[n];i++) </text:p>
            <text:p text:style-name="Table_20_Contents"><text:s text:c="5"/>for(j=1;j&lt;=n+1-(1&lt;&lt;i);j++) </text:p>
            <text:p text:style-name="Table_20_Contents"><text:s text:c="5"/>{ </text:p>
            <text:p text:style-name="Table_20_Contents"><text:s text:c="7"/>a=best[i-1][j]; </text:p>
            <text:p text:style-name="Table_20_Contents"><text:s text:c="7"/>b=best[i-1][j+(1&lt;&lt;(i-1))]; </text:p>
            <text:p text:style-name="Table_20_Contents"><text:s text:c="7"/>if(RMQ[a]&lt;RMQ[b]) best[i][j]=a; </text:p>
            <text:p text:style-name="Table_20_Contents"><text:s text:c="7"/>else best[i][j]=b; </text:p>
            <text:p text:style-name="Table_20_Contents"><text:s text:c="5"/>} </text:p>
            <text:p text:style-name="Table_20_Contents"><text:s text:c="5"/>return; </text:p>
            <text:p text:style-name="Table_20_Contents">} </text:p>
            <text:p text:style-name="Table_20_Contents">int askRMQ(int a,int b) </text:p>
            <text:p text:style-name="Table_20_Contents">{ </text:p>
            <text:p text:style-name="Table_20_Contents"><text:s text:c="4"/>int t; </text:p>
            <text:p text:style-name="Table_20_Contents"><text:s text:c="4"/>t=mm[b-a+1];b-=(1&lt;&lt;t)-1; </text:p>
            <text:p text:style-name="Table_20_Contents"><text:s text:c="4"/>a=best[t][a];b=best[t][b]; </text:p>
            <text:p text:style-name="Table_20_Contents"><text:s text:c="4"/>return RMQ[a]&lt;RMQ[b]?a:b; </text:p>
            <text:p text:style-name="Table_20_Contents">} </text:p>
            <text:p text:style-name="Table_20_Contents">int lcp(int a,int b) </text:p>
            <text:p text:style-name="Table_20_Contents">{ </text:p>
            <text:p text:style-name="Table_20_Contents"><text:s text:c="4"/>int t; </text:p>
            <text:p text:style-name="Table_20_Contents"><text:s text:c="4"/>a=rank[a];b=rank[b]; </text:p>
            <text:p text:style-name="Table_20_Contents"><text:s text:c="4"/>if(a&gt;b) {t=a;a=b;b=t;} </text:p>
            <text:p text:style-name="Table_20_Contents"><text:soft-page-break/><text:s text:c="4"/>return(height[askRMQ(a+1,b)]); </text:p>
            <text:p text:style-name="Table_20_Contents">} </text:p>
            <text:p text:style-name="Table_20_Contents"/>
            <text:p text:style-name="Table_20_Contents">int r[ maxn ] , sa[ maxn ]; </text:p>
            <text:p text:style-name="Table_20_Contents"/>
            <text:p text:style-name="Table_20_Contents">int main() </text:p>
            <text:p text:style-name="Table_20_Contents">{ </text:p>
            <text:p text:style-name="Table_20_Contents"><text:s text:c="2"/>int i , j , n , m = 0 ; </text:p>
            <text:p text:style-name="Table_20_Contents"><text:s text:c="2"/>char ch; </text:p>
            <text:p text:style-name="Table_20_Contents"><text:s text:c="2"/>scanf("%d", &amp;n ); </text:p>
            <text:p text:style-name="Table_20_Contents"><text:s text:c="2"/>getchar(); </text:p>
            <text:p text:style-name="Table_20_Contents"><text:s text:c="2"/>for( i = 0 ; i &lt;= n ; ++ i ) </text:p>
            <text:p text:style-name="Table_20_Contents"><text:s text:c="4"/>{ </text:p>
            <text:p text:style-name="Table_20_Contents"><text:s text:c="6"/>scanf("%c", &amp;ch ); </text:p>
            <text:p text:style-name="Table_20_Contents"><text:s text:c="6"/>r[ i ] = ch - 48; </text:p>
            <text:p text:style-name="Table_20_Contents"><text:s text:c="6"/>m = m &gt; r[ i ] ? m : r[ i ] + 1 ; </text:p>
            <text:p text:style-name="Table_20_Contents"><text:s text:c="4"/>} </text:p>
            <text:p text:style-name="Table_20_Contents"><text:s text:c="2"/>for( i = 0 ; i &lt; n ; ++ i ) printf("%d ",r[ i ]);printf("\n"); </text:p>
            <text:p text:style-name="Table_20_Contents"><text:s text:c="2"/>//r[ n ++ ] = 0 ; </text:p>
            <text:p text:style-name="Table_20_Contents"><text:s text:c="2"/>dc3( r , sa , n , m ); </text:p>
            <text:p text:style-name="Table_20_Contents"><text:s text:c="2"/></text:p>
            <text:p text:style-name="Table_20_Contents"><text:s text:c="2"/></text:p>
            <text:p text:style-name="Table_20_Contents"><text:s text:c="2"/>for( i = 0 ; i &lt; n ; ++ i ) </text:p>
            <text:p text:style-name="Table_20_Contents"><text:s text:c="4"/>printf("%d ",sa[ i ]); </text:p>
            <text:p text:style-name="Table_20_Contents"><text:s text:c="2"/>printf("\n"); </text:p>
            <text:p text:style-name="Table_20_Contents"><text:s text:c="2"/></text:p>
            <text:p text:style-name="Table_20_Contents"><text:s text:c="2"/>/* </text:p>
            <text:p text:style-name="Table_20_Contents"><text:s text:c="2"/>calheight( r , sa , n ); </text:p>
            <text:p text:style-name="Table_20_Contents"><text:s text:c="2"/>for( i = 0 ; i &lt; n ; ++ i ) printf("%d ",rank[ i ]);printf("\n"); </text:p>
            <text:p text:style-name="Table_20_Contents"><text:s text:c="2"/>initRMQ( n ); </text:p>
            <text:p text:style-name="Table_20_Contents"><text:s text:c="2"/>printf("!!!!\n"); </text:p>
            <text:p text:style-name="Table_20_Contents"><text:s text:c="2"/>while( 1 ) </text:p>
            <text:p text:style-name="Table_20_Contents"><text:s text:c="4"/>{ </text:p>
            <text:p text:style-name="Table_20_Contents"><text:s text:c="6"/>int a,b; </text:p>
            <text:p text:style-name="Table_20_Contents"><text:s text:c="6"/>scanf("%d%d",&amp;a,&amp;b); </text:p>
            <text:p text:style-name="Table_20_Contents"><text:s text:c="6"/>printf("%d %d\n", askRMQ( a , b ) , lcp( a , b )); </text:p>
            <text:p text:style-name="Table_20_Contents"><text:s text:c="4"/>} </text:p>
            <text:p text:style-name="Table_20_Contents"><text:s text:c="2"/>*/ </text:p>
            <text:p text:style-name="Table_20_Contents"><text:s text:c="2"/>return 0; </text:p>
            <text:p text:style-name="Table_20_Contents">}</text:p>
          </table:table-cell>
        </table:table-row>
      </table:table>
      <text:p text:style-name="Text_20_body"/>
      <text:h text:style-name="P37" text:outline-level="4"><text:soft-page-break/>后缀数组应用 *</text:h>
      <text:h text:style-name="P31" text:outline-level="2">Bipartite Graph (二分图问题)*</text:h>
      <text:h text:style-name="P35" text:outline-level="3">Hungary算法</text:h>
      <text:p text:style-name="P7"><text:tab/>简言之就是用DFS的方法找可行的路径，如果不行的话试着调整已经走过的路径上的点来增加匹配。</text:p>
      <table:table table:name="表格22" table:style-name="表格22">
        <table:table-column table:style-name="表格22.A"/>
        <table:table-row>
          <table:table-cell table:style-name="表格22.A1" office:value-type="string">
            <text:p text:style-name="Table_20_Contents">#include&lt;iostream&gt;</text:p>
            <text:p text:style-name="Table_20_Contents">#include&lt;cstring&gt;</text:p>
            <text:p text:style-name="Table_20_Contents">#define MAXN 302</text:p>
            <text:p text:style-name="Table_20_Contents">using namespace std;</text:p>
            <text:p text:style-name="Table_20_Contents"/>
            <text:p text:style-name="Table_20_Contents">int n , m;</text:p>
            <text:p text:style-name="Table_20_Contents">int w[ MAXN ][ MAXN ];</text:p>
            <text:p text:style-name="Table_20_Contents">int linky[ MAXN ];</text:p>
            <text:p text:style-name="Table_20_Contents">bool visx[ MAXN ] , visy[ MAXN ];</text:p>
            <text:p text:style-name="Table_20_Contents"/>
            <text:p text:style-name="Table_20_Contents">void init()</text:p>
            <text:p text:style-name="Table_20_Contents">{</text:p>
            <text:p text:style-name="Table_20_Contents"><text:s text:c="2"/>int u , v;</text:p>
            <text:p text:style-name="Table_20_Contents"><text:s text:c="2"/>cin&gt;&gt;n&gt;&gt;m;</text:p>
            <text:p text:style-name="Table_20_Contents"><text:s text:c="2"/>for( int i = 1 ; i &lt;= m ; ++ i )</text:p>
            <text:p text:style-name="Table_20_Contents"><text:s text:c="4"/>{</text:p>
            <text:p text:style-name="Table_20_Contents"><text:s text:c="6"/>cin&gt;&gt;u&gt;&gt;v;</text:p>
            <text:p text:style-name="Table_20_Contents"><text:s text:c="6"/>w[ u ][ v ] = 1;</text:p>
            <text:p text:style-name="Table_20_Contents"><text:s text:c="4"/>}</text:p>
            <text:p text:style-name="Table_20_Contents"><text:s text:c="2"/>return ;</text:p>
            <text:p text:style-name="Table_20_Contents">}</text:p>
            <text:p text:style-name="Table_20_Contents"/>
            <text:p text:style-name="Table_20_Contents">bool find( int x )</text:p>
            <text:p text:style-name="Table_20_Contents">{</text:p>
            <text:p text:style-name="Table_20_Contents"><text:s text:c="2"/>for( int i = 1 ; i &lt;= n ; ++ i )</text:p>
            <text:p text:style-name="Table_20_Contents"><text:s text:c="4"/>if( w[ x ][ i ] and not visy[ i ] )</text:p>
            <text:p text:style-name="Table_20_Contents"><text:s text:c="6"/>{</text:p>
            <text:p text:style-name="Table_20_Contents"><text:tab/>visy[ i ] = true;</text:p>
            <text:p text:style-name="Table_20_Contents"><text:tab/>if( not linky[ i ] or find( linky[ i ] ) )</text:p>
            <text:p text:style-name="Table_20_Contents"><text:tab/> <text:s/>{</text:p>
            <text:p text:style-name="Table_20_Contents"><text:tab/> <text:s text:c="3"/>linky[ i ] = x;</text:p>
            <text:p text:style-name="Table_20_Contents"><text:tab/> <text:s text:c="3"/>return true;</text:p>
            <text:p text:style-name="Table_20_Contents"><text:tab/> <text:s/>}</text:p>
            <text:p text:style-name="Table_20_Contents"><text:s text:c="6"/>}</text:p>
            <text:p text:style-name="Table_20_Contents"><text:s text:c="2"/>return false;</text:p>
            <text:p text:style-name="Table_20_Contents">}</text:p>
            <text:p text:style-name="Table_20_Contents"/>
            <text:p text:style-name="Table_20_Contents"><text:soft-page-break/>void hungry()</text:p>
            <text:p text:style-name="Table_20_Contents">{</text:p>
            <text:p text:style-name="Table_20_Contents"><text:s text:c="2"/>int cnt = 0;</text:p>
            <text:p text:style-name="Table_20_Contents"><text:s text:c="2"/>for( int i = 1 ; i &lt;= n ; ++ i )</text:p>
            <text:p text:style-name="Table_20_Contents"><text:s text:c="4"/>{</text:p>
            <text:p text:style-name="Table_20_Contents"><text:s text:c="6"/>memset( visy , false , sizeof( visy ) );</text:p>
            <text:p text:style-name="Table_20_Contents"><text:s text:c="6"/>if( find( i ) )</text:p>
            <text:p text:style-name="Table_20_Contents"><text:tab/>++ cnt;</text:p>
            <text:p text:style-name="Table_20_Contents"><text:s text:c="4"/>}</text:p>
            <text:p text:style-name="Table_20_Contents"><text:s text:c="2"/>cout&lt;&lt;cnt&lt;&lt;"\n";</text:p>
            <text:p text:style-name="Table_20_Contents"><text:s text:c="2"/>for( int i = 1 ; i &lt;= n ; ++ i )</text:p>
            <text:p text:style-name="Table_20_Contents"><text:s text:c="4"/>cout&lt;&lt;linky[ i ]&lt;&lt;" ";</text:p>
            <text:p text:style-name="Table_20_Contents"><text:s text:c="2"/>cout&lt;&lt;"\n";</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hungry();</text:p>
            <text:p text:style-name="Table_20_Contents"><text:s text:c="2"/>return 0;</text:p>
            <text:p text:style-name="Table_20_Contents">}</text:p>
          </table:table-cell>
        </table:table-row>
      </table:table>
      <text:p text:style-name="P17"/>
      <text:p text:style-name="Standard"/>
      <text:h text:style-name="Heading_20_3" text:outline-level="3">加权二分图最大匹配*</text:h>
      <text:p text:style-name="Text_20_body">这个代码是以前看《离散数学》的时候对照书上的算法说明写出来的，没有什么实际的作用。</text:p>
      <table:table table:name="表格25" table:style-name="表格25">
        <table:table-column table:style-name="表格25.A"/>
        <table:table-row>
          <table:table-cell table:style-name="表格25.A1" office:value-type="string">
            <text:p text:style-name="Table_20_Contents">/*</text:p>
            <text:p text:style-name="Table_20_Contents"><text:s text:c="2"/>bipartite matching</text:p>
            <text:p text:style-name="Table_20_Contents"><text:s text:c="2"/>������������&amp;�����</text:p>
            <text:p text:style-name="Table_20_Contents"><text:s text:c="2"/>������</text:p>
            <text:p text:style-name="Table_20_Contents"><text:s text:c="2"/>nXm ��</text:p>
            <text:p text:style-name="Table_20_Contents"><text:s text:c="2"/>gestapolur</text:p>
            <text:p text:style-name="Table_20_Contents"><text:s text:c="2"/>2009.5.27</text:p>
            <text:p text:style-name="Table_20_Contents"><text:s text:c="2"/>2009.6.4</text:p>
            <text:p text:style-name="Table_20_Contents"><text:s/>*/</text:p>
            <text:p text:style-name="Table_20_Contents">#include&lt;iostream&gt;</text:p>
            <text:p text:style-name="Table_20_Contents">#define MAXN 1000</text:p>
            <text:p text:style-name="Table_20_Contents">#define INF 2141483647</text:p>
            <text:p text:style-name="Table_20_Contents">using std::cin;</text:p>
            <text:p text:style-name="Table_20_Contents">using std::cout;</text:p>
            <text:p text:style-name="Table_20_Contents">//line | cross -</text:p>
            <text:p text:style-name="Table_20_Contents">int w[MAXN][MAXN],ml[MAXN],mc[MAXN],sl[MAXN],sc[MAXN];</text:p>
            <text:p text:style-name="Table_20_Contents"><text:soft-page-break/>// ml/c = mark line/cross; sl/c whether scaned</text:p>
            <text:p text:style-name="Table_20_Contents">int n,m,ans;</text:p>
            <text:p text:style-name="Table_20_Contents">bool st[MAXN][MAXN];</text:p>
            <text:p text:style-name="Table_20_Contents">//w[cross][line]</text:p>
            <text:p text:style-name="Table_20_Contents">/*</text:p>
            <text:p text:style-name="Table_20_Contents">void dis()</text:p>
            <text:p text:style-name="Table_20_Contents">{</text:p>
            <text:p text:style-name="Table_20_Contents"><text:s text:c="2"/>int i,j;</text:p>
            <text:p text:style-name="Table_20_Contents"><text:s text:c="2"/>cout&lt;&lt;"ans: "&lt;&lt;ans&lt;&lt;"\n";</text:p>
            <text:p text:style-name="Table_20_Contents"><text:s text:c="2"/>cout&lt;&lt;" <text:s/>";</text:p>
            <text:p text:style-name="Table_20_Contents"><text:s text:c="2"/>for(i=1;i&lt;=n;i++) cout&lt;&lt;ml[i]&lt;&lt;" ";cout&lt;&lt;"\n";</text:p>
            <text:p text:style-name="Table_20_Contents"><text:s text:c="2"/>for(i=1;i&lt;=n;i++)</text:p>
            <text:p text:style-name="Table_20_Contents"><text:s text:c="4"/>{</text:p>
            <text:p text:style-name="Table_20_Contents"><text:s text:c="6"/>cout&lt;&lt;mc[i]&lt;&lt;" ";</text:p>
            <text:p text:style-name="Table_20_Contents"><text:s text:c="6"/>for(j=1;j&lt;=n;j++)</text:p>
            <text:p text:style-name="Table_20_Contents"><text:tab/>cout&lt;&lt;st[i][j]&lt;&lt;" ";</text:p>
            <text:p text:style-name="Table_20_Contents"><text:s text:c="6"/>cout&lt;&lt;"\n";</text:p>
            <text:p text:style-name="Table_20_Contents"><text:s text:c="4"/>}</text:p>
            <text:p text:style-name="Table_20_Contents"><text:s text:c="2"/>for(i=1;i&lt;=n;i++)</text:p>
            <text:p text:style-name="Table_20_Contents"><text:s text:c="4"/>{</text:p>
            <text:p text:style-name="Table_20_Contents"><text:s text:c="6"/>for(j=1;j&lt;=n;j++)</text:p>
            <text:p text:style-name="Table_20_Contents"><text:tab/>cout&lt;&lt;w[i][j]&lt;&lt;" ";</text:p>
            <text:p text:style-name="Table_20_Contents"><text:s text:c="6"/>cout&lt;&lt;"\n";</text:p>
            <text:p text:style-name="Table_20_Contents"><text:s text:c="4"/>}</text:p>
            <text:p text:style-name="Table_20_Contents"><text:s text:c="2"/></text:p>
            <text:p text:style-name="Table_20_Contents"><text:s text:c="2"/>return ;</text:p>
            <text:p text:style-name="Table_20_Contents">}</text:p>
            <text:p text:style-name="Table_20_Contents">*/</text:p>
            <text:p text:style-name="Table_20_Contents">void independent_set()</text:p>
            <text:p text:style-name="Table_20_Contents">{</text:p>
            <text:p text:style-name="Table_20_Contents"><text:s text:c="2"/>int i,j,fl=-1,fc=-1;</text:p>
            <text:p text:style-name="Table_20_Contents"><text:s text:c="2"/>bool sign,mark;</text:p>
            <text:p text:style-name="Table_20_Contents"><text:s text:c="2"/>//sign : a marked line without a star;</text:p>
            <text:p text:style-name="Table_20_Contents"><text:s text:c="2"/>//mark : every marked line &amp; cross scaned;</text:p>
            <text:p text:style-name="Table_20_Contents"/>
            <text:p text:style-name="Table_20_Contents"><text:s text:c="2"/>//process 1 : mark the no star line </text:p>
            <text:p text:style-name="Table_20_Contents"><text:s text:c="2"/>for(i=1;i&lt;=n;i++)</text:p>
            <text:p text:style-name="Table_20_Contents"><text:s text:c="4"/>{</text:p>
            <text:p text:style-name="Table_20_Contents"><text:s text:c="6"/>ml[i]=0,mc[i]=0,sl[i]=0,sc[i]=0;</text:p>
            <text:p text:style-name="Table_20_Contents"><text:s text:c="6"/>sign = false;</text:p>
            <text:p text:style-name="Table_20_Contents"><text:s text:c="6"/>for(j=1;j&lt;=n;j++)</text:p>
            <text:p text:style-name="Table_20_Contents"><text:tab/>if(st[j][i]) {sign = true;break;}</text:p>
            <text:p text:style-name="Table_20_Contents"><text:s text:c="6"/>if(!sign)</text:p>
            <text:p text:style-name="Table_20_Contents"><text:soft-page-break/><text:tab/>ml[i] = -1;</text:p>
            <text:p text:style-name="Table_20_Contents"><text:s text:c="4"/>}</text:p>
            <text:p text:style-name="Table_20_Contents"><text:s text:c="2"/></text:p>
            <text:p text:style-name="Table_20_Contents"><text:s text:c="2"/>//process 2 : scan &amp; mark</text:p>
            <text:p text:style-name="Table_20_Contents"><text:s text:c="2"/>do{</text:p>
            <text:p text:style-name="Table_20_Contents"><text:s text:c="4"/>mark = false;</text:p>
            <text:p text:style-name="Table_20_Contents"><text:s text:c="4"/>for(i=1;i&lt;=n;i++)</text:p>
            <text:p text:style-name="Table_20_Contents"><text:s text:c="6"/>if(ml[i] and sl[i]==0)</text:p>
            <text:p text:style-name="Table_20_Contents"><text:tab/>{</text:p>
            <text:p text:style-name="Table_20_Contents"><text:tab/> <text:s/>for(j=1;j&lt;=n;j++)</text:p>
            <text:p text:style-name="Table_20_Contents"><text:tab/> <text:s text:c="3"/>if(!st[j][i] and w[j][i]==0 and mc[j]==0)</text:p>
            <text:p text:style-name="Table_20_Contents"><text:tab/> <text:s text:c="5"/>mc[j]=i;</text:p>
            <text:p text:style-name="Table_20_Contents"><text:tab/> <text:s/>mark = true;</text:p>
            <text:p text:style-name="Table_20_Contents"><text:tab/> <text:s/>sl[i] = 1;</text:p>
            <text:p text:style-name="Table_20_Contents"><text:tab/>}</text:p>
            <text:p text:style-name="Table_20_Contents"><text:s text:c="4"/>sign = false;</text:p>
            <text:p text:style-name="Table_20_Contents"><text:s text:c="4"/>for(i=1;i&lt;=n;i++)</text:p>
            <text:p text:style-name="Table_20_Contents"><text:s text:c="6"/>if(mc[i] and sc[i]==0)</text:p>
            <text:p text:style-name="Table_20_Contents"><text:tab/>{</text:p>
            <text:p text:style-name="Table_20_Contents"><text:tab/> <text:s/>for(j=1;j&lt;=n;j++)</text:p>
            <text:p text:style-name="Table_20_Contents"><text:tab/> <text:s text:c="3"/>if(st[i][j])</text:p>
            <text:p text:style-name="Table_20_Contents"><text:tab/> <text:s text:c="5"/>{ml[j]=i;sign = true;}</text:p>
            <text:p text:style-name="Table_20_Contents"><text:tab/> <text:s/>mark = true;<text:tab/></text:p>
            <text:p text:style-name="Table_20_Contents"><text:tab/> <text:s/>sc[i] = 1;</text:p>
            <text:p text:style-name="Table_20_Contents"><text:tab/>}</text:p>
            <text:p text:style-name="Table_20_Contents"><text:s text:c="2"/>}while(sign and mark);</text:p>
            <text:p text:style-name="Table_20_Contents"><text:s text:c="2"/></text:p>
            <text:p text:style-name="Table_20_Contents"><text:s text:c="2"/>if(!sign)// process 3 : enlarge the set</text:p>
            <text:p text:style-name="Table_20_Contents"><text:s text:c="4"/>{</text:p>
            <text:p text:style-name="Table_20_Contents"><text:s text:c="6"/>//find the first line without star</text:p>
            <text:p text:style-name="Table_20_Contents"><text:s text:c="6"/>for(i=1;i&lt;=n;i++)</text:p>
            <text:p text:style-name="Table_20_Contents"><text:tab/>if(mc[i])</text:p>
            <text:p text:style-name="Table_20_Contents"><text:tab/> <text:s/>{</text:p>
            <text:p text:style-name="Table_20_Contents"><text:tab/> <text:s text:c="3"/>for(j=1;j&lt;=n;j++)</text:p>
            <text:p text:style-name="Table_20_Contents"><text:tab/> <text:s text:c="5"/>if(st[i][j])</text:p>
            <text:p text:style-name="Table_20_Contents"><text:tab/><text:tab/>break;</text:p>
            <text:p text:style-name="Table_20_Contents"><text:tab/> <text:s text:c="3"/>if(j &gt; n)</text:p>
            <text:p text:style-name="Table_20_Contents"><text:tab/> <text:s text:c="5"/>{fc = i;break;}</text:p>
            <text:p text:style-name="Table_20_Contents"><text:tab/> <text:s/>}</text:p>
            <text:p text:style-name="Table_20_Contents"><text:s text:c="6"/>if(fc == -1) return;</text:p>
            <text:p text:style-name="Table_20_Contents"><text:s text:c="6"/>fl = mc[fc];</text:p>
            <text:p text:style-name="Table_20_Contents"><text:s text:c="6"/>//trace back</text:p>
            <text:p text:style-name="Table_20_Contents"><text:s text:c="6"/>mark = true;</text:p>
            <text:p text:style-name="Table_20_Contents"><text:s text:c="6"/>do{</text:p>
            <text:p text:style-name="Table_20_Contents"><text:tab/>if(mark)</text:p>
            <text:p text:style-name="Table_20_Contents"><text:soft-page-break/><text:tab/> <text:s/>{</text:p>
            <text:p text:style-name="Table_20_Contents"><text:tab/> <text:s text:c="3"/>st[fc][fl] = true,ans++;</text:p>
            <text:p text:style-name="Table_20_Contents"><text:tab/> <text:s text:c="3"/>fc = ml[fl];</text:p>
            <text:p text:style-name="Table_20_Contents"><text:tab/> <text:s text:c="3"/>mark = false;</text:p>
            <text:p text:style-name="Table_20_Contents"><text:tab/> <text:s/>}</text:p>
            <text:p text:style-name="Table_20_Contents"><text:tab/>else</text:p>
            <text:p text:style-name="Table_20_Contents"><text:tab/> <text:s/>{</text:p>
            <text:p text:style-name="Table_20_Contents"><text:tab/> <text:s text:c="3"/>st[fc][fl] = false,ans--;</text:p>
            <text:p text:style-name="Table_20_Contents"><text:tab/> <text:s text:c="3"/>fl = mc[fc];</text:p>
            <text:p text:style-name="Table_20_Contents"><text:tab/> <text:s text:c="3"/>mark = true;</text:p>
            <text:p text:style-name="Table_20_Contents"><text:tab/> <text:s/>}</text:p>
            <text:p text:style-name="Table_20_Contents"><text:s text:c="6"/>}while(fc not_eq -1);</text:p>
            <text:p text:style-name="Table_20_Contents"><text:s text:c="4"/>}</text:p>
            <text:p text:style-name="Table_20_Contents"><text:s text:c="2"/>return ;</text:p>
            <text:p text:style-name="Table_20_Contents">}</text:p>
            <text:p text:style-name="Table_20_Contents"/>
            <text:p text:style-name="Table_20_Contents">void hungry()</text:p>
            <text:p text:style-name="Table_20_Contents">{</text:p>
            <text:p text:style-name="Table_20_Contents"><text:s text:c="2"/>int i,j,k,min;</text:p>
            <text:p text:style-name="Table_20_Contents"><text:s text:c="2"/>//find the minus line and cross</text:p>
            <text:p text:style-name="Table_20_Contents"><text:s text:c="2"/>for(i=1;i&lt;=n;i++)</text:p>
            <text:p text:style-name="Table_20_Contents"><text:s text:c="4"/>{</text:p>
            <text:p text:style-name="Table_20_Contents"><text:s text:c="6"/>min = INF;</text:p>
            <text:p text:style-name="Table_20_Contents"><text:s text:c="6"/>for(j=1;j&lt;=n;j++)</text:p>
            <text:p text:style-name="Table_20_Contents"><text:tab/>if(min &gt; w[i][j])</text:p>
            <text:p text:style-name="Table_20_Contents"><text:tab/> <text:s/>min = w[i][j];</text:p>
            <text:p text:style-name="Table_20_Contents"><text:s text:c="6"/>if(min)</text:p>
            <text:p text:style-name="Table_20_Contents"><text:tab/>for(j=1;j&lt;=n;j++)</text:p>
            <text:p text:style-name="Table_20_Contents"><text:tab/> <text:s/>w[i][j]-=min;</text:p>
            <text:p text:style-name="Table_20_Contents"><text:s text:c="4"/>}</text:p>
            <text:p text:style-name="Table_20_Contents"><text:s text:c="2"/>for(i=1;i&lt;=n;i++)</text:p>
            <text:p text:style-name="Table_20_Contents"><text:s text:c="4"/>{</text:p>
            <text:p text:style-name="Table_20_Contents"><text:s text:c="6"/>min = INF;</text:p>
            <text:p text:style-name="Table_20_Contents"><text:s text:c="6"/>for(j=1;j&lt;=n;j++)</text:p>
            <text:p text:style-name="Table_20_Contents"><text:tab/>if(min &gt; w[j][i])</text:p>
            <text:p text:style-name="Table_20_Contents"><text:tab/> <text:s/>min = w[j][i];</text:p>
            <text:p text:style-name="Table_20_Contents"><text:s text:c="6"/>if(min)</text:p>
            <text:p text:style-name="Table_20_Contents"><text:tab/>for(j=1;j&lt;=n;j++)</text:p>
            <text:p text:style-name="Table_20_Contents"><text:tab/> <text:s/>w[j][i]-=min;</text:p>
            <text:p text:style-name="Table_20_Contents"><text:s text:c="4"/>}</text:p>
            <text:p text:style-name="Table_20_Contents"/>
            <text:p text:style-name="Table_20_Contents"><text:s text:c="2"/>//find the 0 set max independent set </text:p>
            <text:p text:style-name="Table_20_Contents"><text:s text:c="2"/>while(ans &lt; n)</text:p>
            <text:p text:style-name="Table_20_Contents"><text:s text:c="4"/>{ <text:s text:c="5"/></text:p>
            <text:p text:style-name="Table_20_Contents"><text:s text:c="6"/>//find max independent set</text:p>
            <text:p text:style-name="Table_20_Contents"><text:soft-page-break/><text:s text:c="6"/>do{</text:p>
            <text:p text:style-name="Table_20_Contents"><text:tab/>k=ans;</text:p>
            <text:p text:style-name="Table_20_Contents"><text:tab/>independent_set();</text:p>
            <text:p text:style-name="Table_20_Contents"><text:s text:c="6"/>}while(ans not_eq k);</text:p>
            <text:p text:style-name="Table_20_Contents"><text:s text:c="6"/></text:p>
            <text:p text:style-name="Table_20_Contents"><text:s text:c="6"/>k=INF;</text:p>
            <text:p text:style-name="Table_20_Contents"><text:s text:c="6"/>for(i=1;i&lt;=n;i++)</text:p>
            <text:p text:style-name="Table_20_Contents"><text:tab/>for(j=1;j&lt;=n;j++)</text:p>
            <text:p text:style-name="Table_20_Contents"><text:tab/> <text:s/>if((!mc[i] and ml[j]) and k &gt; w[i][j])</text:p>
            <text:p text:style-name="Table_20_Contents"><text:tab/> <text:s text:c="3"/>k = w[i][j];</text:p>
            <text:p text:style-name="Table_20_Contents"><text:s text:c="6"/>//k is the minium value no in cover</text:p>
            <text:p text:style-name="Table_20_Contents"><text:s text:c="6"/>for(i=1;i&lt;=n;i++)</text:p>
            <text:p text:style-name="Table_20_Contents"><text:tab/>for(j=1;j&lt;=n;j++)</text:p>
            <text:p text:style-name="Table_20_Contents"><text:tab/> <text:s/>if(mc[i] and !ml[j])//w(i,j) on the point of cover line &amp; cross</text:p>
            <text:p text:style-name="Table_20_Contents"><text:tab/> <text:s text:c="3"/>w[i][j]+=k;</text:p>
            <text:p text:style-name="Table_20_Contents"><text:tab/> <text:s/>else if(!mc[i] and ml[j])//w(i,j) not in the cover</text:p>
            <text:p text:style-name="Table_20_Contents"><text:tab/> <text:s text:c="3"/>w[i][j]-=k;</text:p>
            <text:p text:style-name="Table_20_Contents"><text:s text:c="4"/>}</text:p>
            <text:p text:style-name="Table_20_Contents"/>
            <text:p text:style-name="Table_20_Contents"><text:s text:c="2"/>//out put the set num &amp; set</text:p>
            <text:p text:style-name="Table_20_Contents"><text:s text:c="2"/>cout&lt;&lt;ans&lt;&lt;"\n";</text:p>
            <text:p text:style-name="Table_20_Contents"><text:s text:c="2"/>for(i=1;i&lt;=n;i++)</text:p>
            <text:p text:style-name="Table_20_Contents"><text:s text:c="4"/>{</text:p>
            <text:p text:style-name="Table_20_Contents"><text:s text:c="6"/>for(j=1;j&lt;=m;j++)</text:p>
            <text:p text:style-name="Table_20_Contents"><text:tab/>cout&lt;&lt;st[i][j]&lt;&lt;" ";</text:p>
            <text:p text:style-name="Table_20_Contents"><text:s text:c="6"/>cout&lt;&lt;"\n";</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t i,j;</text:p>
            <text:p text:style-name="Table_20_Contents"><text:s text:c="2"/>cin&gt;&gt;n&gt;&gt;m;</text:p>
            <text:p text:style-name="Table_20_Contents"><text:s text:c="2"/>for(i=1;i&lt;=n;i++)</text:p>
            <text:p text:style-name="Table_20_Contents"><text:s text:c="4"/>for(j=1;j&lt;=n;j++)</text:p>
            <text:p text:style-name="Table_20_Contents"><text:s text:c="6"/>cin&gt;&gt;w[i][j];</text:p>
            <text:p text:style-name="Table_20_Contents"><text:s text:c="2"/>//max sum solution</text:p>
            <text:p text:style-name="Table_20_Contents"><text:s text:c="2"/>/*</text:p>
            <text:p text:style-name="Table_20_Contents"><text:s text:c="2"/>for(i=1;i&lt;=n;i++)</text:p>
            <text:p text:style-name="Table_20_Contents"><text:s text:c="4"/>for(j=1;j&lt;=m;j++)</text:p>
            <text:p text:style-name="Table_20_Contents"><text:s text:c="6"/>w[i][j]=-w[i][j];</text:p>
            <text:p text:style-name="Table_20_Contents"><text:s text:c="2"/>*/</text:p>
            <text:p text:style-name="Table_20_Contents"><text:soft-page-break/><text:s text:c="2"/>n=n&lt;m?m:n;//unequal set;</text:p>
            <text:p text:style-name="Table_20_Contents"><text:s text:c="2"/>cout&lt;&lt;n&lt;&lt;"\n";</text:p>
            <text:p text:style-name="Table_20_Contents"><text:s text:c="2"/>hungry();</text:p>
            <text:p text:style-name="Table_20_Contents"/>
            <text:p text:style-name="Table_20_Contents"><text:s text:c="2"/>return 0;</text:p>
            <text:p text:style-name="Table_20_Contents">}</text:p>
          </table:table-cell>
        </table:table-row>
      </table:table>
      <text:p text:style-name="Text_20_body"/>
      <text:h text:style-name="P34" text:outline-level="3">KM</text:h>
      <text:p text:style-name="P6"/>
      <table:table table:name="表格20" table:style-name="表格20">
        <table:table-column table:style-name="表格20.A"/>
        <table:table-column table:style-name="表格20.B"/>
        <table:table-row>
          <table:table-cell table:style-name="表格20.A1" office:value-type="string">
            <text:p text:style-name="Table_20_Contents"/>
          </table:table-cell>
          <table:table-cell table:style-name="表格20.B1" office:value-type="string">
            <text:p text:style-name="Table_20_Contents">/*</text:p>
            <text:p text:style-name="Table_20_Contents">这里求的是除了最优匹配之外的图的权值</text:p>
            <text:p text:style-name="Table_20_Contents">*/</text:p>
            <text:p text:style-name="Table_20_Contents">#include &lt;cstdio&gt;</text:p>
            <text:p text:style-name="Table_20_Contents">#include &lt;cstring&gt;</text:p>
            <text:p text:style-name="Table_20_Contents">using namespace std;</text:p>
            <text:p text:style-name="Table_20_Contents"/>
            <text:p text:style-name="Table_20_Contents">const int maxn=160,OO=2147483647;</text:p>
            <text:p text:style-name="Table_20_Contents">int w[maxn][maxn];</text:p>
            <text:p text:style-name="Table_20_Contents">int lx[maxn],ly[maxn];</text:p>
            <text:p text:style-name="Table_20_Contents">int linky[maxn];</text:p>
            <text:p text:style-name="Table_20_Contents">int visx[maxn],visy[maxn];</text:p>
            <text:p text:style-name="Table_20_Contents">int N;</text:p>
            <text:p text:style-name="Table_20_Contents">int slack[maxn];</text:p>
            <text:p text:style-name="Table_20_Contents"/>
            <text:p text:style-name="Table_20_Contents">void input(){</text:p>
            <text:p text:style-name="Table_20_Contents"><text:tab/>scanf("%d",&amp;N);</text:p>
            <text:p text:style-name="Table_20_Contents"><text:tab/>for(int i=0;i&lt;N;++i)</text:p>
            <text:p text:style-name="Table_20_Contents"><text:tab/><text:tab/>for(int j=0;j&lt;N;++j)</text:p>
            <text:p text:style-name="Table_20_Contents"><text:tab/><text:tab/><text:tab/>scanf("%d",&amp;w[i][j]);</text:p>
            <text:p text:style-name="Table_20_Contents">}</text:p>
            <text:p text:style-name="Table_20_Contents">bool find(int x){</text:p>
            <text:p text:style-name="Table_20_Contents"><text:tab/>visx[x]=true;</text:p>
            <text:p text:style-name="Table_20_Contents"><text:tab/>for(int y=0;y&lt;N;++y){</text:p>
            <text:p text:style-name="Table_20_Contents"><text:tab/><text:tab/>if(visy[y])continue;</text:p>
            <text:p text:style-name="Table_20_Contents"><text:tab/><text:tab/>int t=lx[x]+ly[y]-w[x][y];</text:p>
            <text:p text:style-name="Table_20_Contents"><text:tab/><text:tab/>if(t==0){</text:p>
            <text:p text:style-name="Table_20_Contents"><text:tab/><text:tab/><text:tab/>visy[y]=true;</text:p>
            <text:p text:style-name="Table_20_Contents"><text:tab/><text:tab/><text:tab/>if(linky[y]==-1||find(linky[y])){</text:p>
            <text:p text:style-name="Table_20_Contents"><text:tab/><text:tab/><text:tab/><text:tab/>linky[y]=x;</text:p>
            <text:p text:style-name="Table_20_Contents"><text:tab/><text:tab/><text:tab/><text:tab/>return true;</text:p>
            <text:p text:style-name="Table_20_Contents"><text:tab/><text:tab/><text:tab/>}</text:p>
            <text:p text:style-name="Table_20_Contents"><text:tab/><text:tab/>}</text:p>
            <text:p text:style-name="Table_20_Contents"><text:tab/><text:tab/>else{</text:p>
            <text:p text:style-name="Table_20_Contents"><text:tab/><text:tab/><text:tab/>if(slack[y]&gt;t)</text:p>
            <text:p text:style-name="Table_20_Contents"><text:tab/><text:tab/><text:tab/><text:tab/>slack[y]=t;</text:p>
            <text:p text:style-name="Table_20_Contents"><text:tab/><text:tab/>}</text:p>
            <text:p text:style-name="Table_20_Contents"><text:tab/>}</text:p>
            <text:p text:style-name="Table_20_Contents"><text:soft-page-break/><text:tab/>return false;</text:p>
            <text:p text:style-name="Table_20_Contents">}</text:p>
            <text:p text:style-name="Table_20_Contents">void KM(){</text:p>
            <text:p text:style-name="Table_20_Contents"><text:tab/>memset(linky,-1,sizeof(linky));</text:p>
            <text:p text:style-name="Table_20_Contents"><text:tab/>memset(lx,0,sizeof(lx));</text:p>
            <text:p text:style-name="Table_20_Contents"><text:tab/>memset(ly,0,sizeof(ly));</text:p>
            <text:p text:style-name="Table_20_Contents"><text:tab/>for(int i=0;i&lt;N;++i)</text:p>
            <text:p text:style-name="Table_20_Contents"><text:tab/><text:tab/>for(int j=0;j&lt;N;++j)</text:p>
            <text:p text:style-name="Table_20_Contents"><text:tab/><text:tab/><text:tab/>if(w[i][j]&gt;lx[i])</text:p>
            <text:p text:style-name="Table_20_Contents"><text:tab/><text:tab/><text:tab/><text:tab/>lx[i]=w[i][j];</text:p>
            <text:p text:style-name="Table_20_Contents"><text:tab/>for(int x=0;x&lt;N;++x){</text:p>
            <text:p text:style-name="Table_20_Contents"><text:tab/><text:tab/>for(int i=0;i&lt;N;++i)</text:p>
            <text:p text:style-name="Table_20_Contents"><text:tab/><text:tab/><text:tab/>slack[i]=OO;</text:p>
            <text:p text:style-name="Table_20_Contents"><text:tab/><text:tab/>for(;;){</text:p>
            <text:p text:style-name="Table_20_Contents"><text:tab/><text:tab/><text:tab/>memset(visx,0,sizeof(visx));</text:p>
            <text:p text:style-name="Table_20_Contents"><text:tab/><text:tab/><text:tab/>memset(visy,0,sizeof(visy));</text:p>
            <text:p text:style-name="Table_20_Contents"><text:tab/><text:tab/><text:tab/>if(find(x))break;</text:p>
            <text:p text:style-name="Table_20_Contents"><text:tab/><text:tab/><text:tab/>int d=OO;</text:p>
            <text:p text:style-name="Table_20_Contents"><text:tab/><text:tab/><text:tab/>for(int i=0;i&lt;N;++i){</text:p>
            <text:p text:style-name="Table_20_Contents"><text:tab/><text:tab/><text:tab/><text:tab/>if(!visy[i])</text:p>
            <text:p text:style-name="Table_20_Contents"><text:tab/><text:tab/><text:tab/><text:tab/><text:tab/>if(d&gt;slack[i])</text:p>
            <text:p text:style-name="Table_20_Contents"><text:tab/><text:tab/><text:tab/><text:tab/><text:tab/><text:tab/>d=slack[i];</text:p>
            <text:p text:style-name="Table_20_Contents"><text:tab/><text:tab/><text:tab/>}</text:p>
            <text:p text:style-name="Table_20_Contents"><text:tab/><text:tab/><text:tab/>for(int i=0;i&lt;N;++i){</text:p>
            <text:p text:style-name="Table_20_Contents"><text:tab/><text:tab/><text:tab/><text:tab/>if(visx[i])</text:p>
            <text:p text:style-name="Table_20_Contents"><text:tab/><text:tab/><text:tab/><text:tab/><text:tab/>lx[i]-=d;</text:p>
            <text:p text:style-name="Table_20_Contents"><text:tab/><text:tab/><text:tab/>}</text:p>
            <text:p text:style-name="Table_20_Contents"><text:tab/><text:tab/><text:tab/>for(int i=0;i&lt;N;++i){</text:p>
            <text:p text:style-name="Table_20_Contents"><text:tab/><text:tab/><text:tab/><text:tab/>if(visy[i])</text:p>
            <text:p text:style-name="Table_20_Contents"><text:tab/><text:tab/><text:tab/><text:tab/><text:tab/>ly[i]+=d;</text:p>
            <text:p text:style-name="Table_20_Contents"><text:tab/><text:tab/><text:tab/><text:tab/>else</text:p>
            <text:p text:style-name="Table_20_Contents"><text:tab/><text:tab/><text:tab/><text:tab/><text:tab/>slack[i]-=d;</text:p>
            <text:p text:style-name="Table_20_Contents"><text:tab/><text:tab/><text:tab/>}</text:p>
            <text:p text:style-name="Table_20_Contents"><text:tab/><text:tab/>}</text:p>
            <text:p text:style-name="Table_20_Contents"><text:tab/>}</text:p>
            <text:p text:style-name="Table_20_Contents">}</text:p>
            <text:p text:style-name="Table_20_Contents">void output(){</text:p>
            <text:p text:style-name="Table_20_Contents"><text:tab/>int res=0;</text:p>
            <text:p text:style-name="Table_20_Contents"><text:tab/>/*</text:p>
            <text:p text:style-name="Table_20_Contents"><text:tab/>for(int i = 0 ; i &lt; N ; ++ i)</text:p>
            <text:p text:style-name="Table_20_Contents"><text:tab/> <text:s/>{</text:p>
            <text:p text:style-name="Table_20_Contents"><text:tab/> <text:s text:c="3"/>for(int j = 0 ; j &lt; N ; ++ j)</text:p>
            <text:p text:style-name="Table_20_Contents"><text:tab/> <text:s text:c="5"/>printf("%d ",w[ i ][ j ]);</text:p>
            <text:p text:style-name="Table_20_Contents"><text:tab/> <text:s text:c="3"/>printf("\n%d %d\n" ,linky[ i ] , w[ linky[ i ] ][ i ]);</text:p>
            <text:p text:style-name="Table_20_Contents"><text:tab/> <text:s/>}</text:p>
            <text:p text:style-name="Table_20_Contents"><text:tab/>*/</text:p>
            <text:p text:style-name="Table_20_Contents"><text:tab/>for(int j=0;j&lt;N;++j){</text:p>
            <text:p text:style-name="Table_20_Contents"><text:tab/><text:tab/>for(int i=0;i&lt;N;++i)</text:p>
            <text:p text:style-name="Table_20_Contents"><text:tab/><text:tab/><text:tab/>res+=w[i][j];</text:p>
            <text:p text:style-name="Table_20_Contents"><text:tab/><text:tab/>res-=w[linky[j]][j];</text:p>
            <text:p text:style-name="Table_20_Contents"><text:tab/>}</text:p>
            <text:p text:style-name="Table_20_Contents"><text:soft-page-break/><text:tab/>printf("%d\n",res);</text:p>
            <text:p text:style-name="Table_20_Contents">}</text:p>
            <text:p text:style-name="Table_20_Contents">int main(){</text:p>
            <text:p text:style-name="Table_20_Contents"><text:tab/>input();</text:p>
            <text:p text:style-name="Table_20_Contents"><text:tab/>KM();</text:p>
            <text:p text:style-name="Table_20_Contents"><text:tab/>output();</text:p>
            <text:p text:style-name="Table_20_Contents">}</text:p>
          </table:table-cell>
        </table:table-row>
      </table:table>
      <text:h text:style-name="P30" text:outline-level="2">Balanced Tree(平衡树)</text:h>
      <text:h text:style-name="P33" text:outline-level="3">Treap</text:h>
      <text:p text:style-name="P1">可能左旋和右旋时反的，使用时可能需要用注释掉的那段代码。</text:p>
      <text:p text:style-name="P1"/>
      <table:table table:name="表格13" table:style-name="表格13">
        <table:table-column table:style-name="表格13.A"/>
        <table:table-column table:style-name="表格13.B"/>
        <table:table-row>
          <table:table-cell table:style-name="表格13.A1" office:value-type="string">
            <text:p text:style-name="Table_20_Contents"/>
          </table:table-cell>
          <table:table-cell table:style-name="表格13.B1" office:value-type="string">
            <text:p text:style-name="Table_20_Contents">/* </text:p>
            <text:p text:style-name="Table_20_Contents"><text:s text:c="2"/>treap code sample </text:p>
            <text:p text:style-name="Table_20_Contents"><text:s text:c="2"/>by gestapolur </text:p>
            <text:p text:style-name="Table_20_Contents">2009.4.14 </text:p>
            <text:p text:style-name="Table_20_Contents"><text:s/>*/ </text:p>
            <text:p text:style-name="Table_20_Contents">#include&lt;iostream&gt; </text:p>
            <text:p text:style-name="Table_20_Contents">#define MAXN 1001 </text:p>
            <text:p text:style-name="Table_20_Contents">using std::cin; </text:p>
            <text:p text:style-name="Table_20_Contents">using std::cout; </text:p>
            <text:p text:style-name="Table_20_Contents"/>
            <text:p text:style-name="Table_20_Contents">int n,root; </text:p>
            <text:p text:style-name="Table_20_Contents"/>
            <text:p text:style-name="Table_20_Contents">class Node </text:p>
            <text:p text:style-name="Table_20_Contents">{ </text:p>
            <text:p text:style-name="Table_20_Contents">public: </text:p>
            <text:p text:style-name="Table_20_Contents"><text:s text:c="2"/>int key,rank,lc,rc,pa; </text:p>
            <text:p text:style-name="Table_20_Contents">}; </text:p>
            <text:p text:style-name="Table_20_Contents"/>
            <text:p text:style-name="Table_20_Contents">Node node[MAXN]; </text:p>
            <text:p text:style-name="Table_20_Contents"/>
            <text:p text:style-name="Table_20_Contents">int find(int k) </text:p>
            <text:p text:style-name="Table_20_Contents">{ </text:p>
            <text:p text:style-name="Table_20_Contents"><text:s text:c="2"/>int x=root; </text:p>
            <text:p text:style-name="Table_20_Contents"><text:s text:c="2"/>while( x and node[x].key not_eq k ) </text:p>
            <text:p text:style-name="Table_20_Contents"><text:s text:c="4"/>{ </text:p>
            <text:p text:style-name="Table_20_Contents"><text:s text:c="6"/>if( k &lt; node[x].key) </text:p>
            <text:p text:style-name="Table_20_Contents"><text:tab/>x=node[x].lc; </text:p>
            <text:p text:style-name="Table_20_Contents"><text:s text:c="6"/>else </text:p>
            <text:p text:style-name="Table_20_Contents"><text:tab/>x=node[x].rc; </text:p>
            <text:p text:style-name="Table_20_Contents"><text:s text:c="4"/>} </text:p>
            <text:p text:style-name="Table_20_Contents"><text:s text:c="2"/>return x; </text:p>
            <text:p text:style-name="Table_20_Contents">} </text:p>
            <text:p text:style-name="Table_20_Contents"><text:soft-page-break/></text:p>
            <text:p text:style-name="Table_20_Contents">int getmin(int x) </text:p>
            <text:p text:style-name="Table_20_Contents">{ </text:p>
            <text:p text:style-name="Table_20_Contents"><text:s text:c="2"/>while(node[x].lc) </text:p>
            <text:p text:style-name="Table_20_Contents"><text:s text:c="4"/>x=node[x].lc; </text:p>
            <text:p text:style-name="Table_20_Contents"><text:s text:c="2"/>return x; </text:p>
            <text:p text:style-name="Table_20_Contents">} </text:p>
            <text:p text:style-name="Table_20_Contents"/>
            <text:p text:style-name="Table_20_Contents">int getmax(int x) </text:p>
            <text:p text:style-name="Table_20_Contents">{ </text:p>
            <text:p text:style-name="Table_20_Contents"><text:s text:c="2"/>while(node[x].rc) </text:p>
            <text:p text:style-name="Table_20_Contents"><text:s text:c="4"/>x=node[x].rc; </text:p>
            <text:p text:style-name="Table_20_Contents">} </text:p>
            <text:p text:style-name="Table_20_Contents"/>
            <text:p text:style-name="Table_20_Contents">int successor(int x) </text:p>
            <text:p text:style-name="Table_20_Contents">{ </text:p>
            <text:p text:style-name="Table_20_Contents"><text:s text:c="2"/>if(node[x].rc) </text:p>
            <text:p text:style-name="Table_20_Contents"><text:s text:c="4"/>return getmin(node[x].lc); <text:s text:c="2"/></text:p>
            <text:p text:style-name="Table_20_Contents"><text:s text:c="2"/>int y=node[x].pa; </text:p>
            <text:p text:style-name="Table_20_Contents"><text:s text:c="2"/>while( y and x==node[y].rc) </text:p>
            <text:p text:style-name="Table_20_Contents"><text:s text:c="4"/>{ </text:p>
            <text:p text:style-name="Table_20_Contents"><text:s text:c="6"/>x=y; </text:p>
            <text:p text:style-name="Table_20_Contents"><text:s text:c="6"/>y=node[y].pa; </text:p>
            <text:p text:style-name="Table_20_Contents"><text:s text:c="4"/>} </text:p>
            <text:p text:style-name="Table_20_Contents"><text:s text:c="2"/>return y; </text:p>
            <text:p text:style-name="Table_20_Contents">} </text:p>
            <text:p text:style-name="Table_20_Contents">int pred(int x) </text:p>
            <text:p text:style-name="Table_20_Contents">{ </text:p>
            <text:p text:style-name="Table_20_Contents"><text:s text:c="2"/>if(node[x].lc) </text:p>
            <text:p text:style-name="Table_20_Contents"><text:s text:c="4"/>return getmax(node[x].lc); </text:p>
            <text:p text:style-name="Table_20_Contents"><text:s text:c="2"/>int y=node[x].pa; </text:p>
            <text:p text:style-name="Table_20_Contents"><text:s text:c="2"/>while( y and x==node[y].lc) </text:p>
            <text:p text:style-name="Table_20_Contents"><text:s text:c="4"/>{ </text:p>
            <text:p text:style-name="Table_20_Contents"><text:s text:c="6"/>x=y; </text:p>
            <text:p text:style-name="Table_20_Contents"><text:s text:c="6"/>y=node[y].pa; </text:p>
            <text:p text:style-name="Table_20_Contents"><text:s text:c="4"/>} </text:p>
            <text:p text:style-name="Table_20_Contents"><text:s text:c="2"/>return y; </text:p>
            <text:p text:style-name="Table_20_Contents">} </text:p>
            <text:p text:style-name="Table_20_Contents">/* </text:p>
            <text:p text:style-name="Table_20_Contents">void leftratote(int x) </text:p>
            <text:p text:style-name="Table_20_Contents">{ </text:p>
            <text:p text:style-name="Table_20_Contents"><text:s text:c="2"/>int y = node[x].pa; </text:p>
            <text:p text:style-name="Table_20_Contents"><text:s text:c="2"/>if(y==root) root=x; </text:p>
            <text:p text:style-name="Table_20_Contents"><text:s text:c="2"/>node[x].pa=node[y].pa; </text:p>
            <text:p text:style-name="Table_20_Contents"><text:soft-page-break/><text:s text:c="2"/>node[node[x].rc].pa=y; </text:p>
            <text:p text:style-name="Table_20_Contents"><text:s text:c="2"/>node[y].lc=node[x].rc; </text:p>
            <text:p text:style-name="Table_20_Contents"><text:s text:c="2"/>node[x].rc=y; </text:p>
            <text:p text:style-name="Table_20_Contents"><text:s text:c="2"/>if(node[node[y].pa].lc==y) </text:p>
            <text:p text:style-name="Table_20_Contents"><text:s text:c="4"/>node[node[y].pa].lc=x; </text:p>
            <text:p text:style-name="Table_20_Contents"><text:s text:c="2"/>else </text:p>
            <text:p text:style-name="Table_20_Contents"><text:s text:c="4"/>node[node[y].pa].rc=x; </text:p>
            <text:p text:style-name="Table_20_Contents"><text:s text:c="2"/>node[y].pa=x; </text:p>
            <text:p text:style-name="Table_20_Contents"><text:s text:c="2"/>return; </text:p>
            <text:p text:style-name="Table_20_Contents">} </text:p>
            <text:p text:style-name="Table_20_Contents"/>
            <text:p text:style-name="Table_20_Contents">void rightratote(int x) </text:p>
            <text:p text:style-name="Table_20_Contents">{ </text:p>
            <text:p text:style-name="Table_20_Contents"><text:s text:c="2"/>int y=node[x].pa; </text:p>
            <text:p text:style-name="Table_20_Contents"><text:s text:c="2"/>if(y==root) root = x; </text:p>
            <text:p text:style-name="Table_20_Contents"><text:s text:c="2"/>node[x].pa=node[y].pa; </text:p>
            <text:p text:style-name="Table_20_Contents"><text:s text:c="2"/>node[node[x].lc].pa=y; </text:p>
            <text:p text:style-name="Table_20_Contents"><text:s text:c="2"/>node[y].rc=node[x].lc; </text:p>
            <text:p text:style-name="Table_20_Contents"><text:s text:c="2"/>node[x].lc=y; </text:p>
            <text:p text:style-name="Table_20_Contents"><text:s text:c="2"/>if(node[node[y].pa].lc==y) </text:p>
            <text:p text:style-name="Table_20_Contents"><text:s text:c="4"/>node[node[y].pa].lc=x; </text:p>
            <text:p text:style-name="Table_20_Contents"><text:s text:c="2"/>else </text:p>
            <text:p text:style-name="Table_20_Contents"><text:s text:c="4"/>node[node[y].pa].rc=x; </text:p>
            <text:p text:style-name="Table_20_Contents"><text:s text:c="2"/>node[y].pa=x; </text:p>
            <text:p text:style-name="Table_20_Contents"><text:s text:c="2"/>return; </text:p>
            <text:p text:style-name="Table_20_Contents">} </text:p>
            <text:p text:style-name="Table_20_Contents">*/ </text:p>
            <text:p text:style-name="Table_20_Contents"/>
            <text:p text:style-name="Table_20_Contents">void rightratote(int x) </text:p>
            <text:p text:style-name="Table_20_Contents">{ </text:p>
            <text:p text:style-name="Table_20_Contents"><text:s text:c="2"/>int y; </text:p>
            <text:p text:style-name="Table_20_Contents"><text:s text:c="2"/>y=node[x].pa; </text:p>
            <text:p text:style-name="Table_20_Contents"><text:s text:c="2"/>node[y].lc=node[x].rc; </text:p>
            <text:p text:style-name="Table_20_Contents"><text:s text:c="2"/>if(y) root = x; </text:p>
            <text:p text:style-name="Table_20_Contents"><text:s text:c="2"/>node[x].pa=node[y].pa; </text:p>
            <text:p text:style-name="Table_20_Contents"><text:s text:c="2"/>if(node[node[y].pa].lc == y) </text:p>
            <text:p text:style-name="Table_20_Contents"><text:s text:c="4"/>node[y].lc = x; </text:p>
            <text:p text:style-name="Table_20_Contents"><text:s text:c="2"/>if(node[node[y].pa].rc == y) </text:p>
            <text:p text:style-name="Table_20_Contents"><text:s text:c="4"/>node[y].rc = x; </text:p>
            <text:p text:style-name="Table_20_Contents"><text:s text:c="2"/>node[x].rc = y; </text:p>
            <text:p text:style-name="Table_20_Contents"><text:s text:c="2"/>node[y].pa = x; </text:p>
            <text:p text:style-name="Table_20_Contents"><text:s text:c="2"/>return ; </text:p>
            <text:p text:style-name="Table_20_Contents"><text:soft-page-break/>} </text:p>
            <text:p text:style-name="Table_20_Contents"/>
            <text:p text:style-name="Table_20_Contents">void leftratote(int x) </text:p>
            <text:p text:style-name="Table_20_Contents">{ </text:p>
            <text:p text:style-name="Table_20_Contents"><text:s text:c="2"/>int y; </text:p>
            <text:p text:style-name="Table_20_Contents"><text:s text:c="2"/>y=node[x].rc; </text:p>
            <text:p text:style-name="Table_20_Contents"><text:s text:c="2"/>node[x].rc=node[y].lc; </text:p>
            <text:p text:style-name="Table_20_Contents"><text:s text:c="2"/>if(node[y].lc) </text:p>
            <text:p text:style-name="Table_20_Contents"><text:s text:c="4"/>node[node[y].lc].pa=x; </text:p>
            <text:p text:style-name="Table_20_Contents"><text:s text:c="2"/>node[y].pa=node[x].pa; </text:p>
            <text:p text:style-name="Table_20_Contents"><text:s text:c="2"/>if(node[x].pa)//x is the root </text:p>
            <text:p text:style-name="Table_20_Contents"><text:s text:c="4"/>root = y; </text:p>
            <text:p text:style-name="Table_20_Contents"><text:s text:c="2"/>if(node[node[x].pa].lc == x)//where is x original stayed </text:p>
            <text:p text:style-name="Table_20_Contents"><text:s text:c="4"/>node[node[x].pa].lc=y;//and change the x and y's position </text:p>
            <text:p text:style-name="Table_20_Contents"><text:s text:c="2"/>else </text:p>
            <text:p text:style-name="Table_20_Contents"><text:s text:c="4"/>node[node[x].pa].rc=y; </text:p>
            <text:p text:style-name="Table_20_Contents"><text:s text:c="2"/>node[y].lc=x; </text:p>
            <text:p text:style-name="Table_20_Contents"><text:s text:c="2"/>node[x].pa=y; </text:p>
            <text:p text:style-name="Table_20_Contents"><text:s text:c="2"/>return ; </text:p>
            <text:p text:style-name="Table_20_Contents">} </text:p>
            <text:p text:style-name="Table_20_Contents"/>
            <text:p text:style-name="Table_20_Contents"/>
            <text:p text:style-name="Table_20_Contents">void insert(int val) </text:p>
            <text:p text:style-name="Table_20_Contents">{ </text:p>
            <text:p text:style-name="Table_20_Contents"><text:s/>node[++n].key=val; </text:p>
            <text:p text:style-name="Table_20_Contents"><text:s/>node[n].lc=node[n].rc=node[n].pa=0; </text:p>
            <text:p text:style-name="Table_20_Contents"><text:s/>node[n].rank=rand(); </text:p>
            <text:p text:style-name="Table_20_Contents"><text:s/>int x = root,y=0; </text:p>
            <text:p text:style-name="Table_20_Contents"><text:s/>while(x) </text:p>
            <text:p text:style-name="Table_20_Contents"><text:s/>{ </text:p>
            <text:p text:style-name="Table_20_Contents"><text:s text:c="3"/>y=x; </text:p>
            <text:p text:style-name="Table_20_Contents"><text:s text:c="3"/>if(node[n].key &lt; node[x].key) </text:p>
            <text:p text:style-name="Table_20_Contents"><text:s text:c="5"/>x=node[x].lc; </text:p>
            <text:p text:style-name="Table_20_Contents"><text:s text:c="3"/>else </text:p>
            <text:p text:style-name="Table_20_Contents"><text:s text:c="5"/>x=node[x].rc; </text:p>
            <text:p text:style-name="Table_20_Contents"><text:s/>} </text:p>
            <text:p text:style-name="Table_20_Contents"/>
            <text:p text:style-name="Table_20_Contents"><text:s/>if(y) </text:p>
            <text:p text:style-name="Table_20_Contents"><text:s text:c="3"/>{ </text:p>
            <text:p text:style-name="Table_20_Contents"><text:s text:c="5"/>node[n].pa=y; </text:p>
            <text:p text:style-name="Table_20_Contents"><text:s text:c="5"/>if(node[n].key &lt; node[y].key) </text:p>
            <text:p text:style-name="Table_20_Contents"><text:s text:c="7"/>node[y].lc=n; </text:p>
            <text:p text:style-name="Table_20_Contents"><text:soft-page-break/><text:s text:c="5"/>else </text:p>
            <text:p text:style-name="Table_20_Contents"><text:s text:c="7"/>node[y].rc=n; </text:p>
            <text:p text:style-name="Table_20_Contents"><text:s text:c="3"/>} </text:p>
            <text:p text:style-name="Table_20_Contents"><text:s/>else </text:p>
            <text:p text:style-name="Table_20_Contents"><text:s text:c="3"/>root=n; </text:p>
            <text:p text:style-name="Table_20_Contents"><text:s/>//keep the heap </text:p>
            <text:p text:style-name="Table_20_Contents"><text:s/>while(node[n].pa and node[node[n].pa].rank &gt; node[n].rank ) </text:p>
            <text:p text:style-name="Table_20_Contents"><text:s text:c="3"/>if( node[node[n].pa].lc==n) </text:p>
            <text:p text:style-name="Table_20_Contents"><text:s text:c="5"/>leftratote(n); </text:p>
            <text:p text:style-name="Table_20_Contents"><text:s text:c="3"/>else </text:p>
            <text:p text:style-name="Table_20_Contents"><text:s text:c="5"/>rightratote(n); </text:p>
            <text:p text:style-name="Table_20_Contents"><text:s/>return; </text:p>
            <text:p text:style-name="Table_20_Contents">} </text:p>
            <text:p text:style-name="Table_20_Contents"/>
            <text:p text:style-name="Table_20_Contents">void del(int pos) </text:p>
            <text:p text:style-name="Table_20_Contents">{ </text:p>
            <text:p text:style-name="Table_20_Contents"><text:s text:c="2"/>while(node[pos].lc or node[pos].rc) </text:p>
            <text:p text:style-name="Table_20_Contents"><text:s text:c="4"/>if(node[node[pos].lc].rank &lt; node[node[pos].rc].rank) </text:p>
            <text:p text:style-name="Table_20_Contents"><text:s text:c="6"/>leftratote(node[pos].lc); </text:p>
            <text:p text:style-name="Table_20_Contents"><text:s text:c="4"/>else </text:p>
            <text:p text:style-name="Table_20_Contents"><text:s text:c="6"/>rightratote(node[pos].rc); </text:p>
            <text:p text:style-name="Table_20_Contents"><text:s text:c="2"/>if(node[node[pos].pa].lc==pos) </text:p>
            <text:p text:style-name="Table_20_Contents"><text:s text:c="4"/>node[node[pos].pa].lc=0; </text:p>
            <text:p text:style-name="Table_20_Contents"><text:s text:c="2"/>else </text:p>
            <text:p text:style-name="Table_20_Contents"><text:s text:c="4"/>node[node[pos].pa].rc=0; </text:p>
            <text:p text:style-name="Table_20_Contents"><text:s text:c="2"/>node[pos].key=0; </text:p>
            <text:p text:style-name="Table_20_Contents"><text:s text:c="2"/>node[pos].rank=0; </text:p>
            <text:p text:style-name="Table_20_Contents"><text:s text:c="2"/>node[pos].pa=0; </text:p>
            <text:p text:style-name="Table_20_Contents"><text:s text:c="2"/>return; </text:p>
            <text:p text:style-name="Table_20_Contents">} </text:p>
            <text:p text:style-name="Table_20_Contents"/>
            <text:p text:style-name="Table_20_Contents">void dis(int pos) </text:p>
            <text:p text:style-name="Table_20_Contents">{ </text:p>
            <text:p text:style-name="Table_20_Contents"><text:s text:c="2"/>if(node[pos].lc) </text:p>
            <text:p text:style-name="Table_20_Contents"><text:s text:c="4"/>dis(node[pos].lc); </text:p>
            <text:p text:style-name="Table_20_Contents"><text:s text:c="2"/>cout&lt;&lt;"num:"&lt;&lt;pos&lt;&lt;" key: "&lt;&lt;node[pos].key&lt;&lt;" rank: "&lt;&lt;node[pos].rank&lt;&lt;" lc:"&lt;&lt;node[pos].lc&lt;&lt;" rc:"&lt;&lt;node[pos].rc&lt;&lt;" p: "&lt;&lt;node[pos].pa&lt;&lt;"\n"; </text:p>
            <text:p text:style-name="Table_20_Contents"><text:s text:c="2"/>if(node[pos].rc) </text:p>
            <text:p text:style-name="Table_20_Contents"><text:s text:c="4"/>dis(node[pos].rc); </text:p>
            <text:p text:style-name="Table_20_Contents"><text:s text:c="2"/>return ; </text:p>
            <text:p text:style-name="Table_20_Contents">} </text:p>
            <text:p text:style-name="Table_20_Contents"/>
            <text:p text:style-name="Table_20_Contents"><text:soft-page-break/>int main() </text:p>
            <text:p text:style-name="Table_20_Contents">{ </text:p>
            <text:p text:style-name="Table_20_Contents"><text:s text:c="2"/>int ins,k; </text:p>
            <text:p text:style-name="Table_20_Contents"><text:s text:c="2"/>while(1) </text:p>
            <text:p text:style-name="Table_20_Contents"><text:s text:c="4"/>{ </text:p>
            <text:p text:style-name="Table_20_Contents"><text:s text:c="6"/>cin&gt;&gt;ins; </text:p>
            <text:p text:style-name="Table_20_Contents"><text:s text:c="6"/>if(ins == 1){cin&gt;&gt;ins;insert(ins);} </text:p>
            <text:p text:style-name="Table_20_Contents"><text:s text:c="6"/>else if(ins == 2){cin&gt;&gt;ins;del(ins);} </text:p>
            <text:p text:style-name="Table_20_Contents"><text:s text:c="6"/>else <text:s/>break; </text:p>
            <text:p text:style-name="Table_20_Contents"><text:s text:c="6"/>dis(root); </text:p>
            <text:p text:style-name="Table_20_Contents"><text:s text:c="4"/>} </text:p>
            <text:p text:style-name="Table_20_Contents"><text:s/>return 0; </text:p>
            <text:p text:style-name="Table_20_Contents">}</text:p>
          </table:table-cell>
        </table:table-row>
      </table:table>
      <text:h text:style-name="Heading_20_3" text:outline-level="3">Splay Tree*</text:h>
      <text:p text:style-name="Text_20_body"/>
      <text:h text:style-name="P30" text:outline-level="2">String Problems(串相关问题)</text:h>
      <text:p text:style-name="P1"/>
      <text:h text:style-name="P33" text:outline-level="3">循环字符串与最小表示法</text:h>
      <text:p text:style-name="P1"/>
      <text:h text:style-name="Heading_20_3" text:outline-level="3">AC Automate *</text:h>
      <text:p text:style-name="P1">//Aho-Corasick Automaton </text:p>
      <text:p text:style-name="P1">移动函数(goto function) </text:p>
      <text:p text:style-name="P1">失败函数(failure function)</text:p>
      <text:p text:style-name="P1">构造方式：设当前节点为a，沿着他父亲（father）的失败指针（假设指向节点X）走，如果节点X中有一个儿子c的字母与节点a相同，则节点a的失败指针就指向节点c。否则继续沿着节点X的失败指针走，直至失败指针指向root。</text:p>
      <text:h text:style-name="Heading_20_4" text:outline-level="4">自动机DP问题</text:h>
      <text:p text:style-name="P1"/>
      <text:h text:style-name="Heading_20_3" text:outline-level="3">KMP及其应用*</text:h>
      <text:p text:style-name="P8">KMP算法注记</text:p>
      <text:p text:style-name="Text_20_body"><text:tab/>所谓KMP简言之可以理解为先用pattern匹配自己得出来如果自己与自己的<text:span text:style-name="T18">前一个(这个可以理解为向前错一位以后的匹配结果)</text:span>不匹配的话前面的最长匹配的长度是多少。这个就是所谓的pie<text:soft-page-break/>函数，做好这个函数之后再和文本去用同样的方法匹配就可以了，因为如果不匹配的话就会产生一个类似于自动机的过程去跳转到上一个最长匹配的串的长度，所以可以一直往下走。所谓pie函数也就是一个记录如果不匹配的话之前的最长匹配到哪里的一个数组。</text:p>
      <text:p text:style-name="Text_20_body"><text:tab/>利用pie数组的这个性质可以解决这样的问题：已知字符串S由一个字符串重复多次构成，问这个重复的字符串的最短长度（所谓的字符串的循环节，POJ 2406）<text:note text:id="ftn3" text:note-class="footnote"><text:note-citation>3</text:note-citation><text:note-body><text:p text:style-name="Footnote">http://poj.org/problem?id=2406</text:p></text:note-body></text:note>。</text:p>
      <text:p text:style-name="P8">KMP参考代码</text:p>
      <text:p text:style-name="Text_20_body">hint:KMP读入一直用的是char型的字符串从1开始读，因为如果从0开始读的话脚标有点不好处理不过最后还是解决了可以用string从0开始读入，参见type2.</text:p>
      <text:p text:style-name="Text_20_body">type1:</text:p>
      <table:table table:name="表格10" table:style-name="表格10">
        <table:table-column table:style-name="表格10.A"/>
        <table:table-column table:style-name="表格10.B"/>
        <table:table-row>
          <table:table-cell table:style-name="表格10.A1" office:value-type="string">
            <text:p text:style-name="Table_20_Contents"/>
          </table:table-cell>
          <table:table-cell table:style-name="表格10.B1" office:value-type="string">
            <text:p text:style-name="Table_20_Contents">//The KMP algorthim </text:p>
            <text:p text:style-name="Table_20_Contents">#include&lt;iostream&gt; </text:p>
            <text:p text:style-name="Table_20_Contents">using std::cin; </text:p>
            <text:p text:style-name="Table_20_Contents">using std::cout; </text:p>
            <text:p text:style-name="Table_20_Contents"/>
            <text:p text:style-name="Table_20_Contents">int* compute_prefix_fun(char P[]) </text:p>
            <text:p text:style-name="Table_20_Contents"><text:s/>{ </text:p>
            <text:p text:style-name="Table_20_Contents"><text:s text:c="2"/>int n,k,q; <text:s text:c="6"/></text:p>
            <text:p text:style-name="Table_20_Contents"><text:s text:c="2"/>n=strlen(P+1); </text:p>
            <text:p text:style-name="Table_20_Contents"><text:s text:c="2"/>int *pie=new int[n+1]; </text:p>
            <text:p text:style-name="Table_20_Contents"><text:s text:c="2"/>pie[1]=0; </text:p>
            <text:p text:style-name="Table_20_Contents"><text:s text:c="2"/>k=0; <text:s text:c="5"/></text:p>
            <text:p text:style-name="Table_20_Contents"><text:s text:c="2"/>for(q=2;q&lt;=n;q++) <text:s text:c="4"/></text:p>
            <text:p text:style-name="Table_20_Contents"><text:s text:c="5"/>{ </text:p>
            <text:p text:style-name="Table_20_Contents"><text:s text:c="5"/>while(k&gt;0 and P[k+1] not_eq P[q]) <text:s text:c="18"/></text:p>
            <text:p text:style-name="Table_20_Contents"><text:s text:c="9"/>k=pie[k]; </text:p>
            <text:p text:style-name="Table_20_Contents"><text:s text:c="5"/>if(P[k+1]==P[q]) </text:p>
            <text:p text:style-name="Table_20_Contents"><text:s text:c="9"/>k++; <text:s text:c="18"/></text:p>
            <text:p text:style-name="Table_20_Contents"><text:s text:c="5"/>pie[q]=k; </text:p>
            <text:p text:style-name="Table_20_Contents"><text:s text:c="5"/>} </text:p>
            <text:p text:style-name="Table_20_Contents"><text:s text:c="2"/>return pie; </text:p>
            <text:p text:style-name="Table_20_Contents"><text:s/>} </text:p>
            <text:p text:style-name="Table_20_Contents"/>
            <text:p text:style-name="Table_20_Contents">void KMP(char T[],char P[]) </text:p>
            <text:p text:style-name="Table_20_Contents"><text:s/>{ </text:p>
            <text:p text:style-name="Table_20_Contents"><text:s text:c="2"/>int n,m,q,i,j; <text:s text:c="2"/></text:p>
            <text:p text:style-name="Table_20_Contents"><text:s text:c="2"/>int *pie; </text:p>
            <text:p text:style-name="Table_20_Contents"><text:s text:c="2"/>n=strlen(T+1); </text:p>
            <text:p text:style-name="Table_20_Contents"><text:s text:c="2"/>m=strlen(P+1); </text:p>
            <text:p text:style-name="Table_20_Contents"><text:s text:c="2"/>pie=compute_prefix_fun(P); <text:s text:c="2"/></text:p>
            <text:p text:style-name="Table_20_Contents"><text:soft-page-break/><text:s text:c="2"/>q=0; </text:p>
            <text:p text:style-name="Table_20_Contents"><text:s text:c="2"/>for(i=1;i&lt;=n;i++) <text:s text:c="5"/></text:p>
            <text:p text:style-name="Table_20_Contents"><text:s text:c="4"/>{ </text:p>
            <text:p text:style-name="Table_20_Contents"><text:s text:c="5"/>while(q&gt;0 and P[q+1] not_eq T[i]) </text:p>
            <text:p text:style-name="Table_20_Contents"><text:s text:c="8"/>q=pie[q]; </text:p>
            <text:p text:style-name="Table_20_Contents"><text:s text:c="5"/>if(P[q+1]==T[i]) </text:p>
            <text:p text:style-name="Table_20_Contents"><text:s text:c="8"/>q++; </text:p>
            <text:p text:style-name="Table_20_Contents"><text:s text:c="5"/>if(q==m) </text:p>
            <text:p text:style-name="Table_20_Contents"><text:s text:c="9"/>{ </text:p>
            <text:p text:style-name="Table_20_Contents"><text:s text:c="8"/>cout&lt;&lt;"Parttern Shift Occured\n"; </text:p>
            <text:p text:style-name="Table_20_Contents"><text:s text:c="8"/>q=pie[q]; <text:s text:c="27"/></text:p>
            <text:p text:style-name="Table_20_Contents"><text:s text:c="9"/>} </text:p>
            <text:p text:style-name="Table_20_Contents"><text:s text:c="4"/>} </text:p>
            <text:p text:style-name="Table_20_Contents"><text:s text:c="2"/>return; </text:p>
            <text:p text:style-name="Table_20_Contents"><text:s/>} </text:p>
            <text:p text:style-name="Table_20_Contents"/>
            <text:p text:style-name="Table_20_Contents">int main() </text:p>
            <text:p text:style-name="Table_20_Contents"><text:s/>{ </text:p>
            <text:p text:style-name="Table_20_Contents"><text:s/>char T[100],P[100]; </text:p>
            <text:p text:style-name="Table_20_Contents"><text:s/>cin&gt;&gt;T+1&gt;&gt;P+1; </text:p>
            <text:p text:style-name="Table_20_Contents"><text:s/>KMP(T,P); <text:s text:c="11"/></text:p>
            <text:p text:style-name="Table_20_Contents"><text:s/>return 0; <text:s text:c="9"/></text:p>
            <text:p text:style-name="Table_20_Contents"><text:s/>}</text:p>
          </table:table-cell>
        </table:table-row>
      </table:table>
      <text:p text:style-name="Standard">type2:</text:p>
      <table:table table:name="表格23" table:style-name="表格23">
        <table:table-column table:style-name="表格23.A"/>
        <table:table-column table:style-name="表格23.B"/>
        <table:table-row>
          <table:table-cell table:style-name="表格23.A1" office:value-type="string">
            <text:p text:style-name="Table_20_Contents"/>
          </table:table-cell>
          <table:table-cell table:style-name="表格23.B1" office:value-type="string">
            <text:p text:style-name="Table_20_Contents">/*</text:p>
            <text:p text:style-name="Table_20_Contents"><text:s text:c="2"/>KMP algorithm</text:p>
            <text:p text:style-name="Table_20_Contents"><text:s text:c="2"/>gestapolur</text:p>
            <text:p text:style-name="Table_20_Contents">*/</text:p>
            <text:p text:style-name="Table_20_Contents">#include&lt;iostream&gt;</text:p>
            <text:p text:style-name="Table_20_Contents">#include&lt;string&gt;</text:p>
            <text:p text:style-name="Table_20_Contents">#define MAXN 100005</text:p>
            <text:p text:style-name="Table_20_Contents">using namespace std;</text:p>
            <text:p text:style-name="Table_20_Contents"/>
            <text:p text:style-name="Table_20_Contents">int pi[ MAXN ];</text:p>
            <text:p text:style-name="Table_20_Contents">string text , pattern;</text:p>
            <text:p text:style-name="Table_20_Contents">int n , m;</text:p>
            <text:p text:style-name="Table_20_Contents"/>
            <text:p text:style-name="Table_20_Contents">void prefix()</text:p>
            <text:p text:style-name="Table_20_Contents">{</text:p>
            <text:p text:style-name="Table_20_Contents"><text:s text:c="2"/>int k;</text:p>
            <text:p text:style-name="Table_20_Contents"/>
            <text:p text:style-name="Table_20_Contents"><text:s text:c="2"/>k = -1;</text:p>
            <text:p text:style-name="Table_20_Contents"><text:s text:c="2"/>pi[ 0 ] = -1;</text:p>
            <text:p text:style-name="Table_20_Contents"><text:soft-page-break/></text:p>
            <text:p text:style-name="Table_20_Contents"><text:s text:c="2"/>for( int i = 1 ; i &lt; m ; ++ i )</text:p>
            <text:p text:style-name="Table_20_Contents"><text:s text:c="4"/>{</text:p>
            <text:p text:style-name="Table_20_Contents"><text:s text:c="6"/>while( k &gt;= 0 and pattern[ k + 1 ] not_eq pattern[ i ] )</text:p>
            <text:p text:style-name="Table_20_Contents"><text:s text:c="8"/>k = pi[ k ]; </text:p>
            <text:p text:style-name="Table_20_Contents"><text:s text:c="6"/>if( pattern[ k + 1 ] == pattern[ i ] )</text:p>
            <text:p text:style-name="Table_20_Contents"><text:s text:c="8"/>++ k;</text:p>
            <text:p text:style-name="Table_20_Contents"><text:s text:c="6"/>pi[ i ] = k;</text:p>
            <text:p text:style-name="Table_20_Contents"/>
            <text:p text:style-name="Table_20_Contents"><text:s text:c="4"/>}</text:p>
            <text:p text:style-name="Table_20_Contents"/>
            <text:p text:style-name="Table_20_Contents"><text:s text:c="2"/>return ;</text:p>
            <text:p text:style-name="Table_20_Contents">}</text:p>
            <text:p text:style-name="Table_20_Contents"/>
            <text:p text:style-name="Table_20_Contents">void kmp()</text:p>
            <text:p text:style-name="Table_20_Contents">{</text:p>
            <text:p text:style-name="Table_20_Contents"><text:s text:c="2"/>int q;</text:p>
            <text:p text:style-name="Table_20_Contents"><text:s/></text:p>
            <text:p text:style-name="Table_20_Contents"><text:s text:c="2"/>q = -1;</text:p>
            <text:p text:style-name="Table_20_Contents"><text:s text:c="2"/></text:p>
            <text:p text:style-name="Table_20_Contents"><text:s text:c="2"/>for( int i = 0 ; i &lt; n ; ++ i )</text:p>
            <text:p text:style-name="Table_20_Contents"><text:s text:c="4"/>{</text:p>
            <text:p text:style-name="Table_20_Contents"><text:s text:c="6"/>while( q &gt;= 0 and pattern[ q + 1 ] not_eq text[ i ] )</text:p>
            <text:p text:style-name="Table_20_Contents"><text:s text:c="8"/>q = pi[ q ];</text:p>
            <text:p text:style-name="Table_20_Contents"><text:s text:c="6"/>if( pattern[ q + 1 ] == text[ i ] )</text:p>
            <text:p text:style-name="Table_20_Contents"><text:s text:c="8"/>++ q;</text:p>
            <text:p text:style-name="Table_20_Contents"/>
            <text:p text:style-name="Table_20_Contents"><text:s text:c="6"/>if( q == m - 1 )</text:p>
            <text:p text:style-name="Table_20_Contents"><text:s text:c="8"/>{</text:p>
            <text:p text:style-name="Table_20_Contents"><text:s text:c="10"/>cout&lt;&lt; i + 1 &lt;&lt;"\n";</text:p>
            <text:p text:style-name="Table_20_Contents"><text:s text:c="10"/>//cout&lt;&lt;"pattern shift occured\n";</text:p>
            <text:p text:style-name="Table_20_Contents"><text:s text:c="10"/>q = pi[ q ];</text:p>
            <text:p text:style-name="Table_20_Contents"><text:s text:c="8"/>}</text:p>
            <text:p text:style-name="Table_20_Contents"><text:s text:c="4"/>}</text:p>
            <text:p text:style-name="Table_20_Contents"/>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cin&gt;&gt;text&gt;&gt;pattern;</text:p>
            <text:p text:style-name="Table_20_Contents"/>
            <text:p text:style-name="Table_20_Contents"><text:s text:c="2"/>n = text.size();</text:p>
            <text:p text:style-name="Table_20_Contents"><text:soft-page-break/><text:s text:c="2"/>m = pattern.size();</text:p>
            <text:p text:style-name="Table_20_Contents"/>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
            <text:p text:style-name="Table_20_Contents"><text:s text:c="2"/>prefix();</text:p>
            <text:p text:style-name="Table_20_Contents"><text:s text:c="2"/></text:p>
            <text:p text:style-name="Table_20_Contents"><text:s text:c="2"/>kmp();</text:p>
            <text:p text:style-name="Table_20_Contents"/>
            <text:p text:style-name="Table_20_Contents"><text:s text:c="2"/>return 0;</text:p>
            <text:p text:style-name="Table_20_Contents">}</text:p>
          </table:table-cell>
        </table:table-row>
      </table:table>
      <text:p text:style-name="Standard"/>
      <text:h text:style-name="Heading_20_4" text:outline-level="4">KMP-Extend(扩展KMP)*</text:h>
      <text:p text:style-name="Text_20_body"/>
      <text:h text:style-name="P30" text:outline-level="2">RMQ(區間極值問題)</text:h>
      <text:h text:style-name="Heading_20_3" text:outline-level="3">RMQ问题的sparse table 算法</text:h>
      <text:p text:style-name="P1">ST算法的解释： </text:p>
      <text:p text:style-name="P1">dp过程，选取[i,i+2^j-1],[i+2^j,i-1]的极值。边界条件是i + 2^j -1 &lt;= n </text:p>
      <text:p text:style-name="P1">对于查询的解释：f[i,j] = max(f[i,k] , f[j - 2^k + 1 , k])比较的是区间[i,i+2^k-1]和[j-2^k + 1 , j]的大小，这两段区间必然会覆盖区间 </text:p>
      <text:p text:style-name="P1">[i,j],因为2^k &gt;= (j - i + 1) / 2.所以能够取到该段区间的最大值。</text:p>
      <text:h text:style-name="Heading_20_3" text:outline-level="3">树状数组 *</text:h>
      <text:p text:style-name="P1">树状数组用来计算一段序列一段连续区间的和，可以快速更改序列某个元素的值</text:p>
      <text:p text:style-name="P1">2^k=i&amp;(i^(i-1)) 标号为最右边的1的从左往右数的位置。tree[lowbit(x)]记录data[x]压缩后的值。计算1..x的和的过程就是在沿树上行。</text:p>
      <text:h text:style-name="P37" text:outline-level="4">计算逆序对的方法</text:h>
      <text:p text:style-name="P1">TIMUS1090</text:p>
      <table:table table:name="表格21" table:style-name="表格21">
        <table:table-column table:style-name="表格21.A"/>
        <table:table-row>
          <table:table-cell table:style-name="表格21.A1" office:value-type="string">
            <text:p text:style-name="Table_20_Contents">//TIMUS 1090 </text:p>
            <text:p text:style-name="Table_20_Contents">/* </text:p>
            <text:p text:style-name="Table_20_Contents">the follow is a kid of merge sort that count the </text:p>
            <text:p text:style-name="Table_20_Contents"><text:soft-page-break/>invesertion part. </text:p>
            <text:p text:style-name="Table_20_Contents"/>
            <text:p text:style-name="Table_20_Contents">#include&lt;iostream&gt; </text:p>
            <text:p text:style-name="Table_20_Contents">#define MAXN 100006 </text:p>
            <text:p text:style-name="Table_20_Contents">using std::cin; </text:p>
            <text:p text:style-name="Table_20_Contents">using std::cout; </text:p>
            <text:p text:style-name="Table_20_Contents"/>
            <text:p text:style-name="Table_20_Contents">int a[MAXN]; </text:p>
            <text:p text:style-name="Table_20_Contents">int tot=0,n,mt=0,ans; </text:p>
            <text:p text:style-name="Table_20_Contents"/>
            <text:p text:style-name="Table_20_Contents">void merge(int l,int r) </text:p>
            <text:p text:style-name="Table_20_Contents">{ </text:p>
            <text:p text:style-name="Table_20_Contents"><text:s text:c="2"/>if(l&gt;=r) </text:p>
            <text:p text:style-name="Table_20_Contents"><text:s text:c="4"/>return ; </text:p>
            <text:p text:style-name="Table_20_Contents"><text:s text:c="2"/>int i,j,k; </text:p>
            <text:p text:style-name="Table_20_Contents"><text:s text:c="2"/>int m=l+r&gt;&gt;1; </text:p>
            <text:p text:style-name="Table_20_Contents"><text:s text:c="2"/>int n1=m-l+1; </text:p>
            <text:p text:style-name="Table_20_Contents"><text:s text:c="2"/>int n2=r-m; </text:p>
            <text:p text:style-name="Table_20_Contents"><text:s text:c="2"/>int *L=new int [n1+1]; </text:p>
            <text:p text:style-name="Table_20_Contents"><text:s text:c="2"/>int *R=new int [n2+1]; </text:p>
            <text:p text:style-name="Table_20_Contents"><text:s text:c="2"/>merge(l,m); </text:p>
            <text:p text:style-name="Table_20_Contents"><text:s text:c="2"/>merge(m+1,r); </text:p>
            <text:p text:style-name="Table_20_Contents"/>
            <text:p text:style-name="Table_20_Contents"><text:s text:c="2"/>for(i=l;i&lt;=m;i++) </text:p>
            <text:p text:style-name="Table_20_Contents"><text:s text:c="4"/>L[i-l]=a[i]; </text:p>
            <text:p text:style-name="Table_20_Contents"><text:s text:c="2"/>for(j=m+1;j&lt;=r;j++) </text:p>
            <text:p text:style-name="Table_20_Contents"><text:s text:c="4"/>R[j-m-1]=a[j]; </text:p>
            <text:p text:style-name="Table_20_Contents"/>
            <text:p text:style-name="Table_20_Contents"><text:s text:c="2"/>i=0,j=0; </text:p>
            <text:p text:style-name="Table_20_Contents"/>
            <text:p text:style-name="Table_20_Contents"><text:s text:c="2"/>for(k=l;k&lt;=r;k++) </text:p>
            <text:p text:style-name="Table_20_Contents"><text:s text:c="4"/>if(i&lt;n1 and j&lt;n2) </text:p>
            <text:p text:style-name="Table_20_Contents"><text:s text:c="6"/>{ </text:p>
            <text:p text:style-name="Table_20_Contents"><text:tab/>if(L[i] &lt; R[j]) </text:p>
            <text:p text:style-name="Table_20_Contents"><text:tab/> <text:s text:c="3"/>{ </text:p>
            <text:p text:style-name="Table_20_Contents"><text:tab/> <text:s text:c="5"/>a[k]=L[i]; </text:p>
            <text:p text:style-name="Table_20_Contents"><text:tab/> <text:s text:c="5"/>i++; </text:p>
            <text:p text:style-name="Table_20_Contents"><text:tab/> <text:s text:c="3"/>} </text:p>
            <text:p text:style-name="Table_20_Contents"><text:tab/>else </text:p>
            <text:p text:style-name="Table_20_Contents"><text:tab/> <text:s/>{ </text:p>
            <text:p text:style-name="Table_20_Contents"><text:tab/> <text:s text:c="3"/>tot+=i+1; </text:p>
            <text:p text:style-name="Table_20_Contents"><text:tab/> <text:s text:c="3"/>a[k]=R[j]; </text:p>
            <text:p text:style-name="Table_20_Contents"><text:tab/> <text:s text:c="3"/>j++; </text:p>
            <text:p text:style-name="Table_20_Contents"><text:tab/> <text:s/>} <text:s text:c="5"/></text:p>
            <text:p text:style-name="Table_20_Contents"><text:s text:c="6"/>} </text:p>
            <text:p text:style-name="Table_20_Contents"><text:s text:c="4"/>else </text:p>
            <text:p text:style-name="Table_20_Contents"><text:soft-page-break/><text:s text:c="6"/>break; </text:p>
            <text:p text:style-name="Table_20_Contents"/>
            <text:p text:style-name="Table_20_Contents"><text:s text:c="2"/>if(i== n1 and j &lt; n2) </text:p>
            <text:p text:style-name="Table_20_Contents"><text:s text:c="4"/>while(j&lt;n2) </text:p>
            <text:p text:style-name="Table_20_Contents"><text:s text:c="6"/>a[k++]=R[j++]; </text:p>
            <text:p text:style-name="Table_20_Contents"><text:s text:c="2"/>if(i&lt;n1 and j==n2) </text:p>
            <text:p text:style-name="Table_20_Contents"><text:s text:c="4"/>while(i&lt;n1) </text:p>
            <text:p text:style-name="Table_20_Contents"><text:s text:c="6"/>a[k++]=L[i++]; </text:p>
            <text:p text:style-name="Table_20_Contents"/>
            <text:p text:style-name="Table_20_Contents"><text:s text:c="2"/>free(L); </text:p>
            <text:p text:style-name="Table_20_Contents"><text:s text:c="2"/>free(R); </text:p>
            <text:p text:style-name="Table_20_Contents"/>
            <text:p text:style-name="Table_20_Contents">} </text:p>
            <text:p text:style-name="Table_20_Contents"/>
            <text:p text:style-name="Table_20_Contents">int main() </text:p>
            <text:p text:style-name="Table_20_Contents">{ </text:p>
            <text:p text:style-name="Table_20_Contents"><text:s text:c="2"/>int i,j,k; <text:s/></text:p>
            <text:p text:style-name="Table_20_Contents"><text:s text:c="2"/></text:p>
            <text:p text:style-name="Table_20_Contents"><text:s text:c="2"/>cin&gt;&gt;n&gt;&gt;k; </text:p>
            <text:p text:style-name="Table_20_Contents"><text:s text:c="2"/>for(j=1;j&lt;=k;j++) </text:p>
            <text:p text:style-name="Table_20_Contents"><text:s text:c="4"/>{ </text:p>
            <text:p text:style-name="Table_20_Contents"><text:s text:c="6"/>for(i=1;i&lt;=n;i++) </text:p>
            <text:p text:style-name="Table_20_Contents"><text:tab/>cin&gt;&gt;a[i]; </text:p>
            <text:p text:style-name="Table_20_Contents"><text:s text:c="6"/>merge(1,n); </text:p>
            <text:p text:style-name="Table_20_Contents"><text:s text:c="6"/>if(tot&gt;mt) </text:p>
            <text:p text:style-name="Table_20_Contents"><text:tab/>mt=tot,ans=j; </text:p>
            <text:p text:style-name="Table_20_Contents"><text:s text:c="6"/>tot=0; </text:p>
            <text:p text:style-name="Table_20_Contents"><text:s text:c="4"/>} </text:p>
            <text:p text:style-name="Table_20_Contents"><text:s text:c="2"/>cout&lt;&lt;ans&lt;&lt;"\n"; </text:p>
            <text:p text:style-name="Table_20_Contents"><text:s text:c="2"/></text:p>
            <text:p text:style-name="Table_20_Contents"><text:s text:c="2"/></text:p>
            <text:p text:style-name="Table_20_Contents"><text:s text:c="2"/>cin&gt;&gt;n; </text:p>
            <text:p text:style-name="Table_20_Contents"><text:s text:c="2"/>for(i=1;i&lt;=n;i++) </text:p>
            <text:p text:style-name="Table_20_Contents"><text:s text:c="4"/>cin&gt;&gt;a[i]; </text:p>
            <text:p text:style-name="Table_20_Contents"><text:s text:c="2"/>merge(1,n); </text:p>
            <text:p text:style-name="Table_20_Contents"><text:s text:c="2"/>for(i=1;i&lt;=n;i++) </text:p>
            <text:p text:style-name="Table_20_Contents"><text:s text:c="4"/>cout&lt;&lt;a[i]&lt;&lt;" "; </text:p>
            <text:p text:style-name="Table_20_Contents"><text:s text:c="2"/>cout&lt;&lt;"\n"; </text:p>
            <text:p text:style-name="Table_20_Contents"><text:s text:c="2"/>cout&lt;&lt;tot&lt;&lt;"\n"; </text:p>
            <text:p text:style-name="Table_20_Contents"><text:s text:c="2"/></text:p>
            <text:p text:style-name="Table_20_Contents"><text:s text:c="2"/>return 0; </text:p>
            <text:p text:style-name="Table_20_Contents">} </text:p>
            <text:p text:style-name="Table_20_Contents"><text:soft-page-break/>*/ </text:p>
            <text:p text:style-name="Table_20_Contents"/>
            <text:p text:style-name="Table_20_Contents">#include&lt;iostream&gt; </text:p>
            <text:p text:style-name="Table_20_Contents">#define MAXN 10002 </text:p>
            <text:p text:style-name="Table_20_Contents">using std::cin; </text:p>
            <text:p text:style-name="Table_20_Contents">using std::cout; </text:p>
            <text:p text:style-name="Table_20_Contents"/>
            <text:p text:style-name="Table_20_Contents">int n,k,max=-1,ans; </text:p>
            <text:p text:style-name="Table_20_Contents">int idt[MAXN]; </text:p>
            <text:p text:style-name="Table_20_Contents"/>
            <text:p text:style-name="Table_20_Contents">int L(int k) </text:p>
            <text:p text:style-name="Table_20_Contents">{return (k bitand -k);} </text:p>
            <text:p text:style-name="Table_20_Contents"/>
            <text:p text:style-name="Table_20_Contents">int getsum(int idx)//srch </text:p>
            <text:p text:style-name="Table_20_Contents">{ </text:p>
            <text:p text:style-name="Table_20_Contents"><text:s text:c="2"/>int s=0; </text:p>
            <text:p text:style-name="Table_20_Contents"><text:s text:c="2"/>while(idx&gt;0) </text:p>
            <text:p text:style-name="Table_20_Contents"><text:s text:c="4"/>{ </text:p>
            <text:p text:style-name="Table_20_Contents"><text:s text:c="6"/>s+=idt[idx]; </text:p>
            <text:p text:style-name="Table_20_Contents"><text:s text:c="6"/>idx-=L(idx); </text:p>
            <text:p text:style-name="Table_20_Contents"><text:s text:c="6"/>//idx &amp;= idx - 1; </text:p>
            <text:p text:style-name="Table_20_Contents"><text:s text:c="4"/>} </text:p>
            <text:p text:style-name="Table_20_Contents"><text:s text:c="2"/>return s; </text:p>
            <text:p text:style-name="Table_20_Contents">} </text:p>
            <text:p text:style-name="Table_20_Contents"/>
            <text:p text:style-name="Table_20_Contents">void bit_update(int idx)//add </text:p>
            <text:p text:style-name="Table_20_Contents">{ </text:p>
            <text:p text:style-name="Table_20_Contents"><text:s text:c="2"/>while(idx&lt;=n) </text:p>
            <text:p text:style-name="Table_20_Contents"><text:s text:c="4"/>{ </text:p>
            <text:p text:style-name="Table_20_Contents"><text:s text:c="6"/>++idt[idx];//the count value is 1 </text:p>
            <text:p text:style-name="Table_20_Contents"><text:s text:c="6"/>idx+= l(idx); </text:p>
            <text:p text:style-name="Table_20_Contents"><text:s text:c="6"/>//idx+= idx &amp; -idx;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j,sum,a; </text:p>
            <text:p text:style-name="Table_20_Contents"><text:s text:c="2"/>cin&gt;&gt;n&gt;&gt;k; </text:p>
            <text:p text:style-name="Table_20_Contents"><text:s text:c="2"/>for(i=1;i&lt;=k;i++) </text:p>
            <text:p text:style-name="Table_20_Contents"><text:s text:c="4"/>{ </text:p>
            <text:p text:style-name="Table_20_Contents"><text:s text:c="6"/>sum=0; </text:p>
            <text:p text:style-name="Table_20_Contents"><text:s text:c="6"/>for(j=0;j&lt;=n;j++) </text:p>
            <text:p text:style-name="Table_20_Contents"><text:tab/>idt[j]=0; </text:p>
            <text:p text:style-name="Table_20_Contents"><text:soft-page-break/></text:p>
            <text:p text:style-name="Table_20_Contents"><text:s text:c="6"/>for(j=0;j&lt;n;j++) </text:p>
            <text:p text:style-name="Table_20_Contents"><text:tab/>{ </text:p>
            <text:p text:style-name="Table_20_Contents"><text:tab/> <text:s/>cin&gt;&gt;a; </text:p>
            <text:p text:style-name="Table_20_Contents"><text:tab/> <text:s/>a=n+1-a;//why inversion here? </text:p>
            <text:p text:style-name="Table_20_Contents"><text:tab/> <text:s/>sum+=getsum(a); </text:p>
            <text:p text:style-name="Table_20_Contents"><text:tab/> <text:s/>bit_update(a); </text:p>
            <text:p text:style-name="Table_20_Contents"><text:tab/>} </text:p>
            <text:p text:style-name="Table_20_Contents"/>
            <text:p text:style-name="Table_20_Contents"><text:s text:c="6"/>if(sum &gt; max) </text:p>
            <text:p text:style-name="Table_20_Contents"><text:tab/>{max = sum;ans=i;} </text:p>
            <text:p text:style-name="Table_20_Contents"><text:s text:c="4"/>} </text:p>
            <text:p text:style-name="Table_20_Contents"/>
            <text:p text:style-name="Table_20_Contents"><text:s text:c="2"/>cout&lt;&lt;ans&lt;&lt;"\n"; </text:p>
            <text:p text:style-name="Table_20_Contents"><text:s text:c="2"/>return 0; </text:p>
            <text:p text:style-name="Table_20_Contents">}</text:p>
          </table:table-cell>
        </table:table-row>
      </table:table>
      <text:p text:style-name="P1"/>
      <text:h text:style-name="P37" text:outline-level="4">树状数组的应用</text:h>
      <text:p text:style-name="P1"/>
      <text:h text:style-name="Heading_20_3" text:outline-level="3">LCA *</text:h>
      <text:p text:style-name="Text_20_body"><text:tab/>用DFS的方式转化为RMQ问题或者±1RMQ，但是后者感觉好复杂，一般RMQ的ST算法就够了吧。</text:p>
      <text:h text:style-name="Heading_20_4" text:outline-level="4">RMQ计算LCA的方法*</text:h>
      <text:h text:style-name="Heading_20_3" text:outline-level="3">线段树 Segmental Tree </text:h>
      <text:h text:style-name="P37" text:outline-level="4">不遍历到根结点就可以维护线段树的方法</text:h>
      <text:p text:style-name="P1"><text:tab/>不遍历到根节点就能够维护的线段树的方法可以这么搞，在线段树结点的标记上弄一个标记，标记当前这个结点的两个孩子是否都有值，如果都有值就标记1，否则是2，没有结点有值为0.</text:p>
      <text:p text:style-name="P1"><text:tab/>在加入一段区间的时候，如果恰好有一个结点的L,R符合加入结点的区间，则将它和它的孩子都标记为1，否则如果这个结点只是在插入路径上的经过的结点，那么就说明他的某一个孩子上有值，所以将这个结点标记为2.对标记为2的结点更新它的孩子之后，可能原先没有被线段占满的结点在更新的过程中被某条加入的线段占满了，所以加入完成之后如果发现这个结点的左右孩子的标记都为1的话，也将这个结点的标记更新为1。</text:p>
      <text:p text:style-name="P1"><text:tab/>查找的时候如果发现标记为1的结点就返回这个要查找的值而不必遍历下面要找的那个结点，因为这个结点和它下面的子树都有值了，否则如果是2的话就沿树继续查找。</text:p>
      <table:table table:name="表格1" table:style-name="表格1">
        <table:table-column table:style-name="表格1.A"/>
        <table:table-row>
          <table:table-cell table:style-name="表格1.A1" office:value-type="string">
            <text:p text:style-name="Table_20_Contents">program segtree; </text:p>
            <text:p text:style-name="Table_20_Contents"><text:soft-page-break/>type treenode = record </text:p>
            <text:p text:style-name="Table_20_Contents"><text:tab/><text:tab/> <text:s text:c="2"/>sum,l,r : longint; </text:p>
            <text:p text:style-name="Table_20_Contents"><text:tab/><text:tab/>end;<text:tab/> <text:s text:c="2"/></text:p>
            <text:p text:style-name="Table_20_Contents">var<text:tab/><text:tab/><text:tab/> <text:s text:c="2"/></text:p>
            <text:p text:style-name="Table_20_Contents"><text:s text:c="3"/>node<text:tab/> <text:s text:c="3"/>: array[0..2000000] of treenode; </text:p>
            <text:p text:style-name="Table_20_Contents"><text:s text:c="3"/>n,m<text:tab/> <text:s text:c="3"/>: longint; </text:p>
            <text:p text:style-name="Table_20_Contents"><text:s text:c="3"/>a,b<text:tab/> <text:s text:c="3"/>: longint; </text:p>
            <text:p text:style-name="Table_20_Contents"><text:s text:c="3"/>i<text:tab/> <text:s text:c="3"/>: integer; </text:p>
            <text:p text:style-name="Table_20_Contents"><text:s text:c="3"/>cin,cout : text; </text:p>
            <text:p text:style-name="Table_20_Contents">procedure create(l,r,s: longint ); </text:p>
            <text:p text:style-name="Table_20_Contents">var </text:p>
            <text:p text:style-name="Table_20_Contents"><text:s text:c="3"/>mid : longint; </text:p>
            <text:p text:style-name="Table_20_Contents">begin </text:p>
            <text:p text:style-name="Table_20_Contents"><text:s text:c="3"/>node[ s ].l := l; </text:p>
            <text:p text:style-name="Table_20_Contents"><text:s text:c="3"/>node[ s ].r := r; </text:p>
            <text:p text:style-name="Table_20_Contents"><text:s text:c="3"/>node[ s ].sum := 0; </text:p>
            <text:p text:style-name="Table_20_Contents"><text:s text:c="3"/></text:p>
            <text:p text:style-name="Table_20_Contents"><text:s text:c="3"/>if l &lt;&gt; r then </text:p>
            <text:p text:style-name="Table_20_Contents"><text:s text:c="3"/>begin </text:p>
            <text:p text:style-name="Table_20_Contents"><text:s text:c="6"/>mid := (l + r) shr 1 ; </text:p>
            <text:p text:style-name="Table_20_Contents"><text:s text:c="6"/>create(l,mid,s shl 1 ); </text:p>
            <text:p text:style-name="Table_20_Contents"><text:s text:c="6"/>create(mid + 1 , r , s shl 1 + 1 ); </text:p>
            <text:p text:style-name="Table_20_Contents"><text:s text:c="3"/>end; </text:p>
            <text:p text:style-name="Table_20_Contents">end; { create } </text:p>
            <text:p text:style-name="Table_20_Contents"/>
            <text:p text:style-name="Table_20_Contents">procedure insert(l,r,s : longint ); </text:p>
            <text:p text:style-name="Table_20_Contents">var </text:p>
            <text:p text:style-name="Table_20_Contents"><text:s text:c="3"/>mid : longint; </text:p>
            <text:p text:style-name="Table_20_Contents">begin </text:p>
            <text:p text:style-name="Table_20_Contents"><text:s text:c="3"/></text:p>
            <text:p text:style-name="Table_20_Contents"><text:s text:c="3"/>if (node[ s ].l = l) and ( node[ s ].r = r ) and (node[ s ].sum &lt;&gt; 2) then </text:p>
            <text:p text:style-name="Table_20_Contents"><text:s text:c="3"/>begin </text:p>
            <text:p text:style-name="Table_20_Contents"><text:s text:c="6"/>node[ s ].sum := 1 ; </text:p>
            <text:p text:style-name="Table_20_Contents"><text:s text:c="6"/>node[ s shl 1 ].sum := 1 ; </text:p>
            <text:p text:style-name="Table_20_Contents"><text:s text:c="6"/>node[ s shl 1 or 1 ].sum := 1 ; </text:p>
            <text:p text:style-name="Table_20_Contents"><text:s text:c="3"/>end </text:p>
            <text:p text:style-name="Table_20_Contents"><text:s text:c="3"/>else </text:p>
            <text:p text:style-name="Table_20_Contents"><text:s text:c="6"/>node[ s ].sum := 2; </text:p>
            <text:p text:style-name="Table_20_Contents"/>
            <text:p text:style-name="Table_20_Contents"><text:s text:c="3"/>if node[ s ].l = node[ s ].r then </text:p>
            <text:p text:style-name="Table_20_Contents"><text:s text:c="6"/>exit; </text:p>
            <text:p text:style-name="Table_20_Contents"><text:s text:c="3"/></text:p>
            <text:p text:style-name="Table_20_Contents"><text:s text:c="3"/>mid := (node[ s ].l + node[ s ].r) shr 1; </text:p>
            <text:p text:style-name="Table_20_Contents"><text:soft-page-break/><text:s text:c="2"/></text:p>
            <text:p text:style-name="Table_20_Contents"><text:s text:c="3"/>if mid &gt;= r then </text:p>
            <text:p text:style-name="Table_20_Contents"><text:s text:c="6"/>insert( l , r , s shl 1 ) </text:p>
            <text:p text:style-name="Table_20_Contents"><text:s text:c="3"/>else if mid &lt; l then </text:p>
            <text:p text:style-name="Table_20_Contents"><text:s text:c="6"/>insert( l , r , s shl 1 or 1 ) </text:p>
            <text:p text:style-name="Table_20_Contents"><text:s text:c="3"/>else </text:p>
            <text:p text:style-name="Table_20_Contents"><text:s text:c="3"/>begin </text:p>
            <text:p text:style-name="Table_20_Contents"><text:s text:c="6"/>insert( l , mid , s shl 1 ); </text:p>
            <text:p text:style-name="Table_20_Contents"><text:s text:c="6"/>insert( mid + 1 , r , s shl 1 or 1 ); </text:p>
            <text:p text:style-name="Table_20_Contents"><text:s text:c="3"/>end; </text:p>
            <text:p text:style-name="Table_20_Contents"/>
            <text:p text:style-name="Table_20_Contents"><text:s text:c="3"/>if node[ s shl 1 ].sum = node[ s shl 1 or 1 ].sum then </text:p>
            <text:p text:style-name="Table_20_Contents"><text:s text:c="6"/>node[ s ].sum := node[ s shl 1 ].sum; </text:p>
            <text:p text:style-name="Table_20_Contents"><text:s text:c="3"/></text:p>
            <text:p text:style-name="Table_20_Contents">end; { insert } </text:p>
            <text:p text:style-name="Table_20_Contents"/>
            <text:p text:style-name="Table_20_Contents">function find(l,r,s : longint ):longint; </text:p>
            <text:p text:style-name="Table_20_Contents">var </text:p>
            <text:p text:style-name="Table_20_Contents"><text:s text:c="3"/>mid : longint; </text:p>
            <text:p text:style-name="Table_20_Contents">begin </text:p>
            <text:p text:style-name="Table_20_Contents"><text:s text:c="3"/>{writeln(l,' ',r,' ',s);} </text:p>
            <text:p text:style-name="Table_20_Contents"><text:s text:c="3"/>if ( node[ s ].l = l ) and ( node[ s ].r = r ) and ( node[ s ].sum &lt;&gt; 2 )then </text:p>
            <text:p text:style-name="Table_20_Contents"><text:s text:c="3"/>begin </text:p>
            <text:p text:style-name="Table_20_Contents"><text:s text:c="6"/>if node[ s ].sum = 1 then </text:p>
            <text:p text:style-name="Table_20_Contents"><text:tab/> exit( r - l + 1 ) </text:p>
            <text:p text:style-name="Table_20_Contents"><text:s text:c="6"/>else </text:p>
            <text:p text:style-name="Table_20_Contents"><text:tab/> exit( 0 ); </text:p>
            <text:p text:style-name="Table_20_Contents"><text:s text:c="3"/>end; </text:p>
            <text:p text:style-name="Table_20_Contents"><text:s text:c="3"/>if node[ s ].l = node[ s ].r then </text:p>
            <text:p text:style-name="Table_20_Contents"><text:s text:c="6"/>exit( 0 ) </text:p>
            <text:p text:style-name="Table_20_Contents"><text:s text:c="3"/>else </text:p>
            <text:p text:style-name="Table_20_Contents"><text:s text:c="3"/>begin </text:p>
            <text:p text:style-name="Table_20_Contents"><text:s text:c="6"/>mid := (node[ s ].l + node[ s ].r) shr 1 ; </text:p>
            <text:p text:style-name="Table_20_Contents"><text:s text:c="6"/>if mid &gt;= r then </text:p>
            <text:p text:style-name="Table_20_Contents"><text:tab/> exit(find( l , r , s shl 1 )) </text:p>
            <text:p text:style-name="Table_20_Contents"><text:s text:c="6"/>else if mid &lt; l then </text:p>
            <text:p text:style-name="Table_20_Contents"><text:tab/> exit(find( l , r , s shl 1 + 1 )) </text:p>
            <text:p text:style-name="Table_20_Contents"><text:s text:c="6"/>else </text:p>
            <text:p text:style-name="Table_20_Contents"><text:tab/> exit(find( l , mid , s shl 1 ) + find( mid + 1 , r , s shl 1 + 1 )) </text:p>
            <text:p text:style-name="Table_20_Contents"><text:s text:c="3"/>end; </text:p>
            <text:p text:style-name="Table_20_Contents">end; </text:p>
            <text:p text:style-name="Table_20_Contents"/>
            <text:p text:style-name="Table_20_Contents">begin </text:p>
            <text:p text:style-name="Table_20_Contents"><text:soft-page-break/><text:s text:c="3"/>assign(cin,'test.in'); </text:p>
            <text:p text:style-name="Table_20_Contents"><text:s text:c="3"/>assign(cout,'out2.ans'); </text:p>
            <text:p text:style-name="Table_20_Contents"><text:s text:c="3"/>reset(cin); </text:p>
            <text:p text:style-name="Table_20_Contents"><text:s text:c="3"/>rewrite(cout); </text:p>
            <text:p text:style-name="Table_20_Contents"><text:s text:c="3"/>while not eof do </text:p>
            <text:p text:style-name="Table_20_Contents"><text:s text:c="3"/>begin </text:p>
            <text:p text:style-name="Table_20_Contents"><text:s text:c="6"/>readln(n,m); </text:p>
            <text:p text:style-name="Table_20_Contents"><text:s text:c="6"/>create( 1 , n , 1 ); </text:p>
            <text:p text:style-name="Table_20_Contents"><text:s text:c="6"/>for i := 1 to m do </text:p>
            <text:p text:style-name="Table_20_Contents"><text:s text:c="6"/>begin </text:p>
            <text:p text:style-name="Table_20_Contents"><text:tab/> readln(cin,a,b); </text:p>
            <text:p text:style-name="Table_20_Contents"><text:tab/> writeln(cout,find(a,b,1)); </text:p>
            <text:p text:style-name="Table_20_Contents"><text:tab/> insert(a,b,1); </text:p>
            <text:p text:style-name="Table_20_Contents"><text:s text:c="6"/>end; </text:p>
            <text:p text:style-name="Table_20_Contents"><text:s text:c="6"/>writeln(cout); </text:p>
            <text:p text:style-name="Table_20_Contents"><text:s text:c="3"/>end; </text:p>
            <text:p text:style-name="Table_20_Contents">end.</text:p>
          </table:table-cell>
        </table:table-row>
      </table:table>
      <text:p text:style-name="P1"/>
      <text:h text:style-name="P37" text:outline-level="4">二维线段树*</text:h>
      <text:h text:style-name="P30" text:outline-level="2">Number Theory (数论问题)* </text:h>
      <text:h text:style-name="Heading_20_3" text:outline-level="3">快速幂算法</text:h>
      <table:table table:name="表格30" table:style-name="表格30">
        <table:table-column table:style-name="表格30.A"/>
        <table:table-row>
          <table:table-cell table:style-name="表格30.A1" office:value-type="string">
            <text:p text:style-name="Table_20_Contents">/* </text:p>
            <text:p text:style-name="Table_20_Contents"><text:s text:c="2"/>quick power resolve </text:p>
            <text:p text:style-name="Table_20_Contents"><text:s text:c="2"/>2012-03-28 </text:p>
            <text:p text:style-name="Table_20_Contents"><text:s text:c="2"/>gestapolur </text:p>
            <text:p text:style-name="Table_20_Contents">*/ </text:p>
            <text:p text:style-name="Table_20_Contents">#include&lt;cstdlib&gt; </text:p>
            <text:p text:style-name="Table_20_Contents">#include&lt;cstdio&gt; </text:p>
            <text:p text:style-name="Table_20_Contents"/>
            <text:p text:style-name="Table_20_Contents">int a , b , c; </text:p>
            <text:p text:style-name="Table_20_Contents">/* </text:p>
            <text:p text:style-name="Table_20_Contents">inline long long pow2( long long x ) </text:p>
            <text:p text:style-name="Table_20_Contents">{ return x * x; } </text:p>
            <text:p text:style-name="Table_20_Contents">*/ </text:p>
            <text:p text:style-name="Table_20_Contents">long long resolve( int b ) </text:p>
            <text:p text:style-name="Table_20_Contents">{ </text:p>
            <text:p text:style-name="Table_20_Contents"><text:s text:c="2"/>if( b == 2 ) </text:p>
            <text:p text:style-name="Table_20_Contents"><text:s text:c="4"/>return a * a % c; </text:p>
            <text:p text:style-name="Table_20_Contents"><text:s text:c="2"/>else if( b == 1 ) </text:p>
            <text:p text:style-name="Table_20_Contents"><text:soft-page-break/><text:s text:c="4"/>return a; </text:p>
            <text:p text:style-name="Table_20_Contents"><text:s text:c="2"/>else if( b &amp; 1 ) </text:p>
            <text:p text:style-name="Table_20_Contents"><text:s text:c="4"/>return resolve( b - 1 ) * a % c; </text:p>
            <text:p text:style-name="Table_20_Contents"><text:s text:c="2"/>else </text:p>
            <text:p text:style-name="Table_20_Contents"><text:s text:c="4"/>{ </text:p>
            <text:p text:style-name="Table_20_Contents"><text:s text:c="6"/>long long t = resolve( b &gt;&gt; 1 ); </text:p>
            <text:p text:style-name="Table_20_Contents"><text:s text:c="6"/>return t * t % c; </text:p>
            <text:p text:style-name="Table_20_Contents"><text:s text:c="4"/>} </text:p>
            <text:p text:style-name="Table_20_Contents">} </text:p>
            <text:p text:style-name="Table_20_Contents"/>
            <text:p text:style-name="Table_20_Contents">int main() </text:p>
            <text:p text:style-name="Table_20_Contents">{ </text:p>
            <text:p text:style-name="Table_20_Contents"><text:s text:c="2"/>while( scanf("%d%d%d" , &amp;a , &amp;b , &amp;c ) not_eq EOF ) </text:p>
            <text:p text:style-name="Table_20_Contents"><text:s text:c="4"/>printf( "%Ld\n" , resolve( b ) ); </text:p>
            <text:p text:style-name="Table_20_Contents"><text:s text:c="2"/>return 0; </text:p>
            <text:p text:style-name="Table_20_Contents">}</text:p>
          </table:table-cell>
        </table:table-row>
      </table:table>
      <text:p text:style-name="P1"/>
      <text:h text:style-name="Heading_20_2" text:outline-level="2">Combinatoric Problems(組合數學問題)</text:h>
      <text:p text:style-name="P1">特殊计数数列</text:p>
      <text:p text:style-name="P1">Catalan数</text:p>
      <text:p text:style-name="P1">burnside</text:p>
      <text:p text:style-name="P1"/>
      <text:h text:style-name="P30" text:outline-level="2">Game Theory(數論算法)*</text:h>
      <text:p text:style-name="Text_20_body"/>
      <text:h text:style-name="P30" text:outline-level="2">Algebra Problems(代數問題) *</text:h>
      <text:p text:style-name="P1">牛顿迭代 高斯消元法</text:p>
      <text:p text:style-name="P1"/>
      <text:h text:style-name="P30" text:outline-level="2">Computing Geometry(計算幾何) *</text:h>
      <text:h text:style-name="P37" text:outline-level="4">线段判交（常规/非常规相交）</text:h>
      <text:p text:style-name="P1"/>
      <table:table table:name="表格40" table:style-name="表格40">
        <table:table-column table:style-name="表格40.A"/>
        <table:table-column table:style-name="表格40.B"/>
        <table:table-row>
          <table:table-cell table:style-name="表格40.A1" office:value-type="string">
            <text:p text:style-name="Table_20_Contents"/>
          </table:table-cell>
          <table:table-cell table:style-name="表格40.B1" office:value-type="string">
            <text:p text:style-name="Table_20_Contents">#include&lt;iostream&gt; </text:p>
            <text:p text:style-name="Table_20_Contents">#include&lt;cmath&gt; </text:p>
            <text:p text:style-name="Table_20_Contents">using std::cin; </text:p>
            <text:p text:style-name="Table_20_Contents"><text:soft-page-break/>using std::cout; </text:p>
            <text:p text:style-name="Table_20_Contents"/>
            <text:p text:style-name="Table_20_Contents">class point </text:p>
            <text:p text:style-name="Table_20_Contents">{ </text:p>
            <text:p text:style-name="Table_20_Contents">public: </text:p>
            <text:p text:style-name="Table_20_Contents"><text:s text:c="2"/>double x,y; </text:p>
            <text:p text:style-name="Table_20_Contents">}; </text:p>
            <text:p text:style-name="Table_20_Contents"/>
            <text:p text:style-name="Table_20_Contents">const double pre = 0.00000000001; </text:p>
            <text:p text:style-name="Table_20_Contents"/>
            <text:p text:style-name="Table_20_Contents">int dblcmp(double d) </text:p>
            <text:p text:style-name="Table_20_Contents">{ </text:p>
            <text:p text:style-name="Table_20_Contents"><text:s text:c="2"/>if(fabs(d)&lt;pre) </text:p>
            <text:p text:style-name="Table_20_Contents"><text:s text:c="4"/>return 0; </text:p>
            <text:p text:style-name="Table_20_Contents"><text:s text:c="2"/>return (d&gt;0)?1:-1; </text:p>
            <text:p text:style-name="Table_20_Contents">} </text:p>
            <text:p text:style-name="Table_20_Contents"/>
            <text:p text:style-name="Table_20_Contents">double det(double x1,double y1,double x2,double y2) </text:p>
            <text:p text:style-name="Table_20_Contents">{return x1*y2-x2*y1;} </text:p>
            <text:p text:style-name="Table_20_Contents"/>
            <text:p text:style-name="Table_20_Contents">double cross(point a,point b,point c) </text:p>
            <text:p text:style-name="Table_20_Contents">{return det(b.x-a.x,b.y-a.y,c.x-a.x,c.y-a.y);} </text:p>
            <text:p text:style-name="Table_20_Contents"/>
            <text:p text:style-name="Table_20_Contents">double dotdet(double x1,double y1,double x2,double y2) </text:p>
            <text:p text:style-name="Table_20_Contents">{ </text:p>
            <text:p text:style-name="Table_20_Contents"><text:s text:c="2"/>cout&lt;&lt;x1&lt;&lt;" "&lt;&lt;y1&lt;&lt;" "&lt;&lt;x2&lt;&lt;" "&lt;&lt;y2&lt;&lt;"\n"; </text:p>
            <text:p text:style-name="Table_20_Contents"><text:s text:c="2"/>cout&lt;&lt;x1*x2+y1*y2&lt;&lt;"\n"; </text:p>
            <text:p text:style-name="Table_20_Contents"><text:s text:c="2"/>return x1*x2+y1*y2; </text:p>
            <text:p text:style-name="Table_20_Contents">} </text:p>
            <text:p text:style-name="Table_20_Contents"/>
            <text:p text:style-name="Table_20_Contents">double dot(point a,point b,point c) </text:p>
            <text:p text:style-name="Table_20_Contents">{return dotdet(b.x-a.x,b.y-a.y,c.x-a.x,c.y-a.y);} </text:p>
            <text:p text:style-name="Table_20_Contents"/>
            <text:p text:style-name="Table_20_Contents">int betweencmp(point a,point b,point c) </text:p>
            <text:p text:style-name="Table_20_Contents">{return dblcmp(dot(a,b,c));} </text:p>
            <text:p text:style-name="Table_20_Contents"/>
            <text:p text:style-name="Table_20_Contents">int seg(point a,point b,point c,point d) </text:p>
            <text:p text:style-name="Table_20_Contents">{ </text:p>
            <text:p text:style-name="Table_20_Contents"><text:s text:c="2"/>int ta,tb,tc,td; </text:p>
            <text:p text:style-name="Table_20_Contents"><text:s text:c="2"/>int t1,t2; </text:p>
            <text:p text:style-name="Table_20_Contents"><text:s text:c="2"/>ta=dblcmp(cross(a,b,c)); </text:p>
            <text:p text:style-name="Table_20_Contents"><text:s text:c="2"/>tb=dblcmp(cross(a,b,d)); </text:p>
            <text:p text:style-name="Table_20_Contents"><text:s text:c="2"/>tc=dblcmp(cross(c,d,a)); </text:p>
            <text:p text:style-name="Table_20_Contents"><text:s text:c="2"/>td=dblcmp(cross(c,d,b)); </text:p>
            <text:p text:style-name="Table_20_Contents"><text:s text:c="2"/>cout&lt;&lt;ta&lt;&lt;" "&lt;&lt;tb&lt;&lt;" "&lt;&lt;tc&lt;&lt;" "&lt;&lt;td&lt;&lt;"\n"; </text:p>
            <text:p text:style-name="Table_20_Contents"><text:s text:c="2"/>t1=ta^tb,t2=tc^td; </text:p>
            <text:p text:style-name="Table_20_Contents"><text:s text:c="2"/>cout&lt;&lt;t1&lt;&lt;" "&lt;&lt;t2&lt;&lt;"\n"; </text:p>
            <text:p text:style-name="Table_20_Contents"><text:soft-page-break/><text:s text:c="2"/>cout&lt;&lt;"cord:\n"; </text:p>
            <text:p text:style-name="Table_20_Contents"><text:s text:c="2"/>cout&lt;&lt;a.x&lt;&lt;" "&lt;&lt;a.y&lt;&lt;"\n"&lt;&lt;b.x&lt;&lt;" "&lt;&lt;b.y&lt;&lt;"\n"; </text:p>
            <text:p text:style-name="Table_20_Contents"><text:s text:c="2"/>cout&lt;&lt;c.x&lt;&lt;" "&lt;&lt;c.y&lt;&lt;"\n"&lt;&lt;d.x&lt;&lt;" "&lt;&lt;d.y&lt;&lt;"\n"; </text:p>
            <text:p text:style-name="Table_20_Contents"><text:s text:c="2"/>if(t1==-2 and t2==-2) </text:p>
            <text:p text:style-name="Table_20_Contents"><text:s text:c="4"/>return 1; </text:p>
            <text:p text:style-name="Table_20_Contents"><text:s text:c="2"/>if((ta==0 and betweencmp(c,a,b)&lt;=0) or </text:p>
            <text:p text:style-name="Table_20_Contents"><text:tab/> <text:s/>(tb==0 and betweencmp(d,a,b)&lt;=0) or </text:p>
            <text:p text:style-name="Table_20_Contents"><text:tab/> <text:s/>(tc==0 and betweencmp(a,c,d)&lt;=0) or </text:p>
            <text:p text:style-name="Table_20_Contents"><text:tab/> <text:s/>(td==0 and betweencmp(b,c,d)&lt;=0) </text:p>
            <text:p text:style-name="Table_20_Contents"><text:tab/> <text:s/>) </text:p>
            <text:p text:style-name="Table_20_Contents"><text:s text:c="4"/>return 2; </text:p>
            <text:p text:style-name="Table_20_Contents"><text:s text:c="2"/>return 0; </text:p>
            <text:p text:style-name="Table_20_Contents">} </text:p>
            <text:p text:style-name="Table_20_Contents"/>
            <text:p text:style-name="Table_20_Contents">int main() </text:p>
            <text:p text:style-name="Table_20_Contents">{ </text:p>
            <text:p text:style-name="Table_20_Contents"><text:s text:c="2"/>point a,b,c,d; </text:p>
            <text:p text:style-name="Table_20_Contents"><text:s text:c="2"/>cin&gt;&gt;a.x&gt;&gt;a.y&gt;&gt;b.x&gt;&gt;b.y&gt;&gt;c.x&gt;&gt;c.y&gt;&gt;d.x&gt;&gt;d.y; </text:p>
            <text:p text:style-name="Table_20_Contents"><text:s text:c="2"/>cout&lt;&lt;seg(a,b,c,d)&lt;&lt;"\n"; </text:p>
            <text:p text:style-name="Table_20_Contents"><text:s text:c="2"/>return 0; </text:p>
            <text:p text:style-name="Table_20_Contents">}</text:p>
          </table:table-cell>
        </table:table-row>
      </table:table>
      <text:p text:style-name="P28"/>
      <text:h text:style-name="P30" text:outline-level="2">位运算技巧</text:h>
      <text:p text:style-name="P1">-x是x的反码+1. </text:p>
      <text:p text:style-name="P1">x&amp;-x是取最右边的1，这个操作即是树状数组的lowbit操作</text:p>
      <text:h text:style-name="P37" text:outline-level="4">位运算计算N皇后问题解的数目</text:h>
      <text:p text:style-name="P1"><text:note text:id="ftn4" text:note-class="footnote"><text:note-citation>4</text:note-citation><text:note-body><text:p text:style-name="Footnote">方法来自matrix67's blog</text:p></text:note-body></text:note></text:p>
      <table:table table:name="表格43" table:style-name="表格43">
        <table:table-column table:style-name="表格43.A"/>
        <table:table-column table:style-name="表格43.B"/>
        <table:table-row>
          <table:table-cell table:style-name="表格43.A1" office:value-type="string">
            <text:p text:style-name="Table_20_Contents"/>
          </table:table-cell>
          <table:table-cell table:style-name="表格43.B1" office:value-type="string">
            <text:p text:style-name="Table_20_Contents">/* </text:p>
            <text:p text:style-name="Table_20_Contents">ID: gestapo1 </text:p>
            <text:p text:style-name="Table_20_Contents">PROG: checker </text:p>
            <text:p text:style-name="Table_20_Contents">LANG: C++ </text:p>
            <text:p text:style-name="Table_20_Contents">*/ </text:p>
            <text:p text:style-name="Table_20_Contents"/>
            <text:p text:style-name="Table_20_Contents">#include&lt;fstream&gt; </text:p>
            <text:p text:style-name="Table_20_Contents">//#include&lt;iostream&gt; </text:p>
            <text:p text:style-name="Table_20_Contents">//#include&lt;windows.h&gt; </text:p>
            <text:p text:style-name="Table_20_Contents">#define N 15 </text:p>
            <text:p text:style-name="Table_20_Contents">/* </text:p>
            <text:p text:style-name="Table_20_Contents">using std::cin; </text:p>
            <text:p text:style-name="Table_20_Contents">using std::cout; </text:p>
            <text:p text:style-name="Table_20_Contents"><text:soft-page-break/>*/ </text:p>
            <text:p text:style-name="Table_20_Contents">using std::ifstream; </text:p>
            <text:p text:style-name="Table_20_Contents">using std::ofstream; </text:p>
            <text:p text:style-name="Table_20_Contents">ifstream cin("checker.in"); </text:p>
            <text:p text:style-name="Table_20_Contents">ofstream cout("checker.out"); </text:p>
            <text:p text:style-name="Table_20_Contents"/>
            <text:p text:style-name="Table_20_Contents"/>
            <text:p text:style-name="Table_20_Contents">int a[N],n,pt=0,ul; </text:p>
            <text:p text:style-name="Table_20_Contents"/>
            <text:p text:style-name="Table_20_Contents">void compute(int row, int ld, int rd) </text:p>
            <text:p text:style-name="Table_20_Contents"><text:s text:c="4"/>{ <text:s text:c="4"/></text:p>
            <text:p text:style-name="Table_20_Contents"><text:s text:c="3"/>int pos,p; </text:p>
            <text:p text:style-name="Table_20_Contents"><text:s text:c="3"/>if (row not_eq ul) </text:p>
            <text:p text:style-name="Table_20_Contents"><text:s text:c="5"/>{ <text:s/></text:p>
            <text:p text:style-name="Table_20_Contents"><text:s text:c="3"/>pos=ul bitand ~(row bitor ld bitor rd); <text:s/></text:p>
            <text:p text:style-name="Table_20_Contents"><text:s text:c="3"/>while (pos not_eq 0) </text:p>
            <text:p text:style-name="Table_20_Contents"><text:s text:c="7"/>{ <text:s/></text:p>
            <text:p text:style-name="Table_20_Contents"><text:s text:c="6"/>p=pos bitand -pos; <text:s/></text:p>
            <text:p text:style-name="Table_20_Contents"><text:s text:c="6"/>pos-=p; <text:s/></text:p>
            <text:p text:style-name="Table_20_Contents"><text:s text:c="6"/>compute(row+p,ld+p&lt;&lt;1,rd+p&gt;&gt;1); <text:s/></text:p>
            <text:p text:style-name="Table_20_Contents"><text:s text:c="7"/>} <text:s text:c="3"/></text:p>
            <text:p text:style-name="Table_20_Contents"><text:s text:c="5"/>} </text:p>
            <text:p text:style-name="Table_20_Contents"><text:s text:c="3"/>else </text:p>
            <text:p text:style-name="Table_20_Contents"><text:s text:c="6"/>++pt; <text:s/></text:p>
            <text:p text:style-name="Table_20_Contents"><text:s text:c="4"/>} <text:s/></text:p>
            <text:p text:style-name="Table_20_Contents"/>
            <text:p text:style-name="Table_20_Contents">bool trys(int i,int k) </text:p>
            <text:p text:style-name="Table_20_Contents">{ </text:p>
            <text:p text:style-name="Table_20_Contents"><text:s text:c="2"/>int j=1; </text:p>
            <text:p text:style-name="Table_20_Contents"><text:s text:c="2"/>while(j&lt;k) <text:s/></text:p>
            <text:p text:style-name="Table_20_Contents"><text:s text:c="4"/>{ </text:p>
            <text:p text:style-name="Table_20_Contents"><text:s text:c="4"/>if((a[j]==i)||(abs(a[j]-i)==abs(j-k))) </text:p>
            <text:p text:style-name="Table_20_Contents"><text:s text:c="10"/>{return false;} //CAN NOT PLACE. <text:s text:c="27"/></text:p>
            <text:p text:style-name="Table_20_Contents"><text:s text:c="4"/>++j; <text:s text:c="5"/></text:p>
            <text:p text:style-name="Table_20_Contents"><text:s text:c="4"/>} </text:p>
            <text:p text:style-name="Table_20_Contents"><text:s text:c="3"/>return true;//COULD PLACE. </text:p>
            <text:p text:style-name="Table_20_Contents">} </text:p>
            <text:p text:style-name="Table_20_Contents"/>
            <text:p text:style-name="Table_20_Contents">void place(int k) </text:p>
            <text:p text:style-name="Table_20_Contents">{ </text:p>
            <text:p text:style-name="Table_20_Contents"><text:s text:c="2"/>int i; </text:p>
            <text:p text:style-name="Table_20_Contents"><text:s text:c="2"/>if(k&gt;n) <text:s/></text:p>
            <text:p text:style-name="Table_20_Contents"><text:s text:c="4"/>{ </text:p>
            <text:p text:style-name="Table_20_Contents"><text:s text:c="4"/>if(pt&lt;3) </text:p>
            <text:p text:style-name="Table_20_Contents"><text:soft-page-break/><text:s text:c="9"/>{ </text:p>
            <text:p text:style-name="Table_20_Contents"><text:s text:c="7"/>for(i=1;i&lt;=n;i++) <text:s text:c="6"/></text:p>
            <text:p text:style-name="Table_20_Contents"><text:s text:c="11"/>if(a[i]!=0) </text:p>
            <text:p text:style-name="Table_20_Contents"><text:s text:c="15"/>{ </text:p>
            <text:p text:style-name="Table_20_Contents"><text:s text:c="13"/>cout&lt;&lt;a[i]; </text:p>
            <text:p text:style-name="Table_20_Contents"><text:s text:c="13"/>if(i not_eq n) </text:p>
            <text:p text:style-name="Table_20_Contents"><text:s text:c="15"/>cout&lt;&lt;" "; <text:s/></text:p>
            <text:p text:style-name="Table_20_Contents"><text:s text:c="15"/>} <text:s text:c="4"/></text:p>
            <text:p text:style-name="Table_20_Contents"><text:s text:c="7"/>cout&lt;&lt;"\n"; <text:s text:c="7"/></text:p>
            <text:p text:style-name="Table_20_Contents"><text:s text:c="9"/>} </text:p>
            <text:p text:style-name="Table_20_Contents"><text:s text:c="4"/>else </text:p>
            <text:p text:style-name="Table_20_Contents"><text:s text:c="6"/>return ; <text:s text:c="4"/></text:p>
            <text:p text:style-name="Table_20_Contents"><text:s text:c="4"/>pt++; </text:p>
            <text:p text:style-name="Table_20_Contents"><text:s text:c="4"/>} </text:p>
            <text:p text:style-name="Table_20_Contents"><text:s text:c="3"/>else </text:p>
            <text:p text:style-name="Table_20_Contents"><text:s text:c="4"/>{ </text:p>
            <text:p text:style-name="Table_20_Contents"><text:s text:c="4"/>if(pt&gt;=3) </text:p>
            <text:p text:style-name="Table_20_Contents"><text:s text:c="6"/>return ; </text:p>
            <text:p text:style-name="Table_20_Contents"><text:s text:c="4"/>for(i=1;i&lt;=n;i++)// A line number. </text:p>
            <text:p text:style-name="Table_20_Contents"><text:s text:c="6"/>if (trys(i,k)) </text:p>
            <text:p text:style-name="Table_20_Contents"><text:s text:c="8"/>{ </text:p>
            <text:p text:style-name="Table_20_Contents"><text:s text:c="8"/>a[k]=i; <text:s text:c="3"/></text:p>
            <text:p text:style-name="Table_20_Contents"><text:s text:c="9"/>place(k+1); <text:s text:c="13"/></text:p>
            <text:p text:style-name="Table_20_Contents"><text:s text:c="8"/>} <text:s text:c="2"/></text:p>
            <text:p text:style-name="Table_20_Contents"><text:s text:c="4"/>} </text:p>
            <text:p text:style-name="Table_20_Contents"><text:s text:c="3"/>return ; </text:p>
            <text:p text:style-name="Table_20_Contents"><text:s text:c="2"/>} </text:p>
            <text:p text:style-name="Table_20_Contents"><text:s/></text:p>
            <text:p text:style-name="Table_20_Contents">int main() </text:p>
            <text:p text:style-name="Table_20_Contents">{ </text:p>
            <text:p text:style-name="Table_20_Contents"><text:s text:c="4"/>cin&gt;&gt;n; </text:p>
            <text:p text:style-name="Table_20_Contents"><text:s text:c="4"/>place(1);//use place. </text:p>
            <text:p text:style-name="Table_20_Contents"><text:s text:c="4"/>ul=(1&lt;&lt;n)-1; </text:p>
            <text:p text:style-name="Table_20_Contents"><text:s text:c="4"/>pt=0; </text:p>
            <text:p text:style-name="Table_20_Contents"><text:s text:c="4"/>compute(0,0,0); </text:p>
            <text:p text:style-name="Table_20_Contents"><text:s text:c="4"/>cout&lt;&lt;pt&lt;&lt;"\n"; </text:p>
            <text:p text:style-name="Table_20_Contents"/>
            <text:p text:style-name="Table_20_Contents"><text:s text:c="4"/>cin.close(); </text:p>
            <text:p text:style-name="Table_20_Contents"><text:s text:c="4"/>cout.close(); </text:p>
            <text:p text:style-name="Table_20_Contents"><text:s text:c="4"/>return 0; </text:p>
            <text:p text:style-name="Table_20_Contents">}</text:p>
          </table:table-cell>
        </table:table-row>
      </table:table>
      <text:h text:style-name="Heading_20_2" text:outline-level="2"><text:soft-page-break/><text:span text:style-name="T19">arbitrary-precision arithmetic (高精度計算)</text:span></text:h>
      <text:h text:style-name="Heading_20_3" text:outline-level="3">加法（普通/万位）</text:h>
      <text:p text:style-name="Text_20_body"/>
      <text:h text:style-name="Heading_20_3" text:outline-level="3">减法（普通/万位）</text:h>
      <text:p text:style-name="Text_20_body"/>
      <text:h text:style-name="Heading_20_3" text:outline-level="3">乘法（普通/万位）</text:h>
      <text:p text:style-name="Text_20_body"/>
      <text:h text:style-name="Heading_20_3" text:outline-level="3">除法</text:h>
      <text:p text:style-name="Text_20_body"/>
      <text:h text:style-name="Heading_20_3" text:outline-level="3">操作符重载方法的高精度</text:h>
      <table:table table:name="表格18" table:style-name="表格18">
        <table:table-column table:style-name="表格18.A"/>
        <table:table-row>
          <table:table-cell table:style-name="表格18.A1" office:value-type="string">
            <text:p text:style-name="P22">#include&lt;fstream&gt; </text:p>
            <text:p text:style-name="P22">#include&lt;iostream&gt; </text:p>
            <text:p text:style-name="P22">#include&lt;cstdio&gt; </text:p>
            <text:p text:style-name="P22">using namespace std; </text:p>
            <text:p text:style-name="P22">#define REP(i,n) for(int i=0;i&lt;(n);i++) </text:p>
            <text:p text:style-name="P22">ifstream fin("a.in"); </text:p>
            <text:p text:style-name="P22">ofstream fout("a.out"); </text:p>
            <text:p text:style-name="P22"/>
            <text:p text:style-name="P22">const int MAXN=200; </text:p>
            <text:p text:style-name="P22">struct bign{ </text:p>
            <text:p text:style-name="P22"><text:s text:c="2"/>int len,s[MAXN]; <text:s text:c="4"/></text:p>
            <text:p text:style-name="P22"><text:s text:c="2"/></text:p>
            <text:p text:style-name="P22"><text:s text:c="2"/>bign() <text:s text:c="4"/></text:p>
            <text:p text:style-name="P22"><text:s text:c="4"/>{ </text:p>
            <text:p text:style-name="P22"><text:s text:c="4"/>memset(s,0,sizeof(s)); <text:s text:c="8"/></text:p>
            <text:p text:style-name="P22"><text:s text:c="4"/>len=1; <text:s text:c="8"/></text:p>
            <text:p text:style-name="P22"><text:s text:c="4"/>} <text:s text:c="2"/></text:p>
            <text:p text:style-name="P22"><text:s text:c="2"/></text:p>
            <text:p text:style-name="P22"><text:s text:c="2"/>bign(int num) <text:s text:c="6"/></text:p>
            <text:p text:style-name="P22"><text:s text:c="4"/>{*this=num;} <text:s text:c="2"/></text:p>
            <text:p text:style-name="P22"><text:s text:c="2"/></text:p>
            <text:p text:style-name="P22"><text:s text:c="2"/>bign(const char* num) </text:p>
            <text:p text:style-name="P22"><text:s text:c="4"/>{*this =num;} <text:s text:c="2"/></text:p>
            <text:p text:style-name="P22"><text:s text:c="2"/></text:p>
            <text:p text:style-name="P22"><text:s text:c="2"/>bign operator =(int num) </text:p>
            <text:p text:style-name="P22"><text:s text:c="4"/>{ </text:p>
            <text:p text:style-name="P22"><text:s text:c="4"/>char s[MAXN]; <text:s text:c="11"/></text:p>
            <text:p text:style-name="P22"><text:s text:c="4"/>sprintf(s,"%d",num); </text:p>
            <text:p text:style-name="P22"><text:soft-page-break/><text:s text:c="4"/>*this =s; </text:p>
            <text:p text:style-name="P22"><text:s text:c="4"/>return *this; <text:s text:c="11"/></text:p>
            <text:p text:style-name="P22"><text:s text:c="4"/>} </text:p>
            <text:p text:style-name="P22"><text:s text:c="2"/></text:p>
            <text:p text:style-name="P22"><text:s text:c="2"/>bign operator =(const char* num) </text:p>
            <text:p text:style-name="P22"><text:s text:c="4"/>{ </text:p>
            <text:p text:style-name="P22"><text:s text:c="4"/>len=strlen(num); </text:p>
            <text:p text:style-name="P22"><text:s text:c="4"/>REP(i,len) s[i]=num[len-i-1]-'0'; </text:p>
            <text:p text:style-name="P22"><text:s text:c="4"/>return *this; <text:s text:c="11"/></text:p>
            <text:p text:style-name="P22"><text:s text:c="4"/>} </text:p>
            <text:p text:style-name="P22"><text:s text:c="2"/></text:p>
            <text:p text:style-name="P22"><text:s text:c="2"/>string str() const </text:p>
            <text:p text:style-name="P22"><text:s text:c="4"/>{ </text:p>
            <text:p text:style-name="P22"><text:s text:c="4"/>string res= ""; </text:p>
            <text:p text:style-name="P22"><text:s text:c="4"/>REP(i,len) res=(char)(s[i]+'0')+res; </text:p>
            <text:p text:style-name="P22"><text:s text:c="4"/>if(res=="") res="0"; </text:p>
            <text:p text:style-name="P22"><text:s text:c="4"/>return res; <text:s text:c="8"/></text:p>
            <text:p text:style-name="P22"><text:s text:c="4"/>} <text:s/></text:p>
            <text:p text:style-name="P22"><text:s text:c="6"/></text:p>
            <text:p text:style-name="P22"><text:s text:c="2"/>void clean() </text:p>
            <text:p text:style-name="P22"><text:s text:c="4"/>{ </text:p>
            <text:p text:style-name="P22"><text:s text:c="2"/>while(len&gt;1 and !s[len-1]) len--; </text:p>
            <text:p text:style-name="P22"><text:s text:c="4"/>} </text:p>
            <text:p text:style-name="P22"><text:s text:c="2"/></text:p>
            <text:p text:style-name="P22"><text:s text:c="2"/>bign operator + (const bign&amp; b) </text:p>
            <text:p text:style-name="P22"><text:s text:c="4"/>{ </text:p>
            <text:p text:style-name="P22"><text:s text:c="4"/>int i,g; </text:p>
            <text:p text:style-name="P22"><text:s text:c="4"/>bign c; <text:s text:c="11"/></text:p>
            <text:p text:style-name="P22"><text:s text:c="4"/>c.len=0; </text:p>
            <text:p text:style-name="P22"><text:s text:c="4"/>for(i=0,g=0;g or i&lt; max(len,b.len);i++) </text:p>
            <text:p text:style-name="P22"><text:s text:c="6"/>{ </text:p>
            <text:p text:style-name="P22"><text:s text:c="6"/>int x=g; <text:s text:c="11"/></text:p>
            <text:p text:style-name="P22"><text:s text:c="6"/>if(i&lt;len) x+=s[i]; </text:p>
            <text:p text:style-name="P22"><text:s text:c="6"/>if(i&lt;b.len) x+=b.s[i]; <text:s text:c="11"/></text:p>
            <text:p text:style-name="P22"><text:s text:c="6"/>c.s[c.len++]=x%10; </text:p>
            <text:p text:style-name="P22"><text:s text:c="6"/>g=x/10; </text:p>
            <text:p text:style-name="P22"><text:s text:c="6"/>} <text:s text:c="11"/></text:p>
            <text:p text:style-name="P22"><text:s text:c="4"/>return c; </text:p>
            <text:p text:style-name="P22"><text:s text:c="4"/>} </text:p>
            <text:p text:style-name="P22"><text:s text:c="2"/></text:p>
            <text:p text:style-name="P22"><text:s text:c="2"/>bign operator * (const bign&amp; b) </text:p>
            <text:p text:style-name="P22"><text:s text:c="4"/>{ </text:p>
            <text:p text:style-name="P22"><text:s text:c="5"/>bign c; </text:p>
            <text:p text:style-name="P22"><text:s text:c="5"/>c.len=len+b.len; </text:p>
            <text:p text:style-name="P22"><text:s text:c="5"/>REP(i,len) REP(j,b.len) c.s[i+j]+=s[i]*b.s[j]; <text:s text:c="11"/></text:p>
            <text:p text:style-name="P22"><text:s text:c="5"/>REP(i,c.len-1) </text:p>
            <text:p text:style-name="P22"><text:s text:c="7"/>{ </text:p>
            <text:p text:style-name="P22"><text:s text:c="7"/>c.s[i+1]+=c.s[i]/10; </text:p>
            <text:p text:style-name="P22"><text:s text:c="7"/>c.s[i]%=10; <text:s text:c="16"/></text:p>
            <text:p text:style-name="P22"><text:s text:c="7"/>} <text:s text:c="10"/></text:p>
            <text:p text:style-name="P22"><text:s text:c="5"/>c.clean(); </text:p>
            <text:p text:style-name="P22"><text:soft-page-break/><text:s text:c="5"/>return c; </text:p>
            <text:p text:style-name="P22"><text:s text:c="4"/>} </text:p>
            <text:p text:style-name="P22"><text:s text:c="2"/></text:p>
            <text:p text:style-name="P22"><text:s text:c="2"/>bign operator - (const bign&amp; b) </text:p>
            <text:p text:style-name="P22"><text:s text:c="4"/>{ </text:p>
            <text:p text:style-name="P22"><text:s text:c="5"/>int i,x,g; </text:p>
            <text:p text:style-name="P22"><text:s text:c="5"/>bign c; </text:p>
            <text:p text:style-name="P22"><text:s text:c="5"/>c.len=0; </text:p>
            <text:p text:style-name="P22"><text:s text:c="5"/>for(i=0,g=0;i&lt;len;i++) </text:p>
            <text:p text:style-name="P22"><text:s text:c="7"/>{ </text:p>
            <text:p text:style-name="P22"><text:s text:c="7"/>x=s[i]-g; <text:s text:c="20"/></text:p>
            <text:p text:style-name="P22"><text:s text:c="7"/>if(i&lt;b.len) x-=b.s[i]; </text:p>
            <text:p text:style-name="P22"><text:s text:c="7"/>if(x&gt;=0) g=0; <text:s text:c="19"/></text:p>
            <text:p text:style-name="P22"><text:s text:c="7"/>else </text:p>
            <text:p text:style-name="P22"><text:s text:c="8"/>{g=1;x+=10;} </text:p>
            <text:p text:style-name="P22"><text:s text:c="7"/>c.s[c.len++]=x; </text:p>
            <text:p text:style-name="P22"><text:s text:c="7"/>} <text:s text:c="3"/></text:p>
            <text:p text:style-name="P22"><text:s text:c="5"/>c.clean(); <text:s text:c="9"/></text:p>
            <text:p text:style-name="P22"><text:s text:c="5"/>return c; </text:p>
            <text:p text:style-name="P22"><text:s text:c="4"/>} </text:p>
            <text:p text:style-name="P22"><text:s text:c="2"/></text:p>
            <text:p text:style-name="P22"><text:s text:c="2"/>bool operator &lt;(const bign&amp; b) </text:p>
            <text:p text:style-name="P22"><text:s text:c="4"/>{ </text:p>
            <text:p text:style-name="P22"><text:s text:c="4"/>if(len not_eq b.len) return len&lt;b.len; <text:s text:c="11"/></text:p>
            <text:p text:style-name="P22"><text:s text:c="4"/>for(int i=0;i&lt;len;i++) </text:p>
            <text:p text:style-name="P22"><text:s text:c="6"/>if(s[i] not_eq b.s[i]) return s[i]&lt;b.s[i]; </text:p>
            <text:p text:style-name="P22"><text:s text:c="4"/>return false; <text:s text:c="13"/></text:p>
            <text:p text:style-name="P22"><text:s text:c="4"/>} </text:p>
            <text:p text:style-name="P22"><text:s text:c="2"/></text:p>
            <text:p text:style-name="P22"><text:s text:c="2"/>void operator &gt;?= (const bign&amp; b) </text:p>
            <text:p text:style-name="P22"><text:s text:c="4"/>{ </text:p>
            <text:p text:style-name="P22"><text:s text:c="4"/>if(*this &lt;b) *this =b; <text:s text:c="27"/></text:p>
            <text:p text:style-name="P22"><text:s text:c="4"/>} </text:p>
            <text:p text:style-name="P22">}; </text:p>
            <text:p text:style-name="P22"/>
            <text:p text:style-name="P22"><text:s/>istream&amp; operator &gt;&gt; (istream &amp;in ,bign&amp; x) </text:p>
            <text:p text:style-name="P22"><text:s text:c="3"/>{ </text:p>
            <text:p text:style-name="P22"><text:s text:c="2"/>string s; </text:p>
            <text:p text:style-name="P22"><text:s text:c="2"/>in&gt;&gt;s; <text:s text:c="7"/></text:p>
            <text:p text:style-name="P22"><text:s text:c="2"/>x=s.c_str(); </text:p>
            <text:p text:style-name="P22"><text:s text:c="2"/>return in; <text:s text:c="10"/></text:p>
            <text:p text:style-name="P22"><text:s text:c="3"/>} </text:p>
            <text:p text:style-name="P22"/>
            <text:p text:style-name="P22"><text:s/>ostream&amp; operator &lt;&lt; (ostream &amp;out,bign&amp; x) </text:p>
            <text:p text:style-name="P22"><text:s text:c="3"/>{ </text:p>
            <text:p text:style-name="P22"><text:s text:c="2"/>out&lt;&lt;x.str(); <text:s text:c="7"/></text:p>
            <text:p text:style-name="P22"><text:s text:c="2"/>return out; <text:s text:c="8"/></text:p>
            <text:p text:style-name="P22"><text:s text:c="3"/>} </text:p>
            <text:p text:style-name="P22"/>
            <text:p text:style-name="P22">int main() </text:p>
            <text:p text:style-name="P22"><text:s/>{ </text:p>
            <text:p text:style-name="P22"><text:soft-page-break/><text:s text:c="2"/>bign a,b; </text:p>
            <text:p text:style-name="P22"><text:s text:c="2"/>char c[5]; </text:p>
            <text:p text:style-name="P22"><text:s text:c="2"/>fin&gt;&gt;c&gt;&gt;a&gt;&gt;c&gt;&gt;b; </text:p>
            <text:p text:style-name="P22"><text:s text:c="2"/>a=a+b; </text:p>
            <text:p text:style-name="P22"><text:s text:c="2"/>fout&lt;&lt;a.len&lt;&lt;"\n"; </text:p>
            <text:p text:style-name="P22"><text:s text:c="2"/>fout&lt;&lt;a&lt;&lt;"\n"; <text:s text:c="7"/></text:p>
            <text:p text:style-name="P22"><text:s text:c="2"/>fin.close(); </text:p>
            <text:p text:style-name="P22"><text:s text:c="2"/>fout.close(); </text:p>
            <text:p text:style-name="P22"><text:s text:c="2"/>//system("pause"); <text:s text:c="7"/></text:p>
            <text:p text:style-name="P22"><text:s text:c="2"/>return 0; <text:s text:c="8"/></text:p>
            <text:p text:style-name="P22"><text:s/>}</text:p>
          </table:table-cell>
        </table:table-row>
      </table:table>
      <text:p text:style-name="Standard"/>
      <text:h text:style-name="P30" text:outline-level="2">Randomization(近似算法) *</text:h>
      <text:h text:style-name="P33" text:outline-level="3">模拟退火</text:h>
      <text:p text:style-name="P1"/>
      <text:h text:style-name="P33" text:outline-level="3">遗传算法</text:h>
      <text:p text:style-name="P1"/>
      <text:h text:style-name="P30" text:outline-level="2">Shell Command tips</text:h>
      <text:p text:style-name="P3">一个通用的对拍脚本</text:p>
      <table:table table:name="表格27" table:style-name="表格27">
        <table:table-column table:style-name="表格27.A"/>
        <table:table-column table:style-name="表格27.B"/>
        <table:table-row>
          <table:table-cell table:style-name="表格27.A1" office:value-type="string">
            <text:p text:style-name="Table_20_Contents"/>
          </table:table-cell>
          <table:table-cell table:style-name="表格27.B1" office:value-type="string">
            <text:p text:style-name="P24"># A general data test bash</text:p>
            <text:p text:style-name="P24"># 2012-04-05</text:p>
            <text:p text:style-name="P24"># write by gestapolur</text:p>
            <text:p text:style-name="P24"># &lt;prog1_name&gt; &lt;prog2_name&gt; &lt;generator&gt;</text:p>
            <text:p text:style-name="P24"># plz use bash to run this script e.g: bash ./&lt;this_script&gt;</text:p>
            <text:p text:style-name="P24"># $1 = prog1 $2 = prog2 $3 = generator</text:p>
            <text:p text:style-name="P24"/>
            <text:p text:style-name="P24">./$3 &gt; test.in</text:p>
            <text:p text:style-name="P24">./$1 &lt; test.in &gt; $1.out</text:p>
            <text:p text:style-name="P24">./$2 &lt; test.in &gt; $2.out</text:p>
            <text:p text:style-name="P24">diff $1.out $2.out</text:p>
            <text:p text:style-name="P24"/>
            <text:p text:style-name="P24">while ["`diff $1.out $2.out`" == ""]</text:p>
            <text:p text:style-name="P24">do</text:p>
            <text:p text:style-name="P24"><text:s text:c="4"/>./$3 &gt; test.in</text:p>
            <text:p text:style-name="P24"><text:s text:c="4"/>./$1 &lt; test.in &gt; $1.out</text:p>
            <text:p text:style-name="P24"><text:s text:c="4"/>./$2 &lt; test.in &gt; $2.out</text:p>
            <text:p text:style-name="P24"><text:s text:c="4"/>diff $1.out $2.out</text:p>
            <text:p text:style-name="P24"><text:s text:c="4"/>echo "test okay"</text:p>
            <text:p text:style-name="P24">done</text:p>
          </table:table-cell>
        </table:table-row>
      </table:table>
      <text:p text:style-name="P1"/>
      <text:p text:style-name="P8">文件流读入控制和对拍的简单操作</text:p>
      <text:p text:style-name="Text_20_body"><text:soft-page-break/>while ["`diff out1.out out2.out `" == ""]</text:p>
      <text:p text:style-name="Text_20_body">do</text:p>
      <text:p text:style-name="Text_20_body"><text:s text:c="4"/>./gen &gt; input.in</text:p>
      <text:p text:style-name="Text_20_body"><text:s text:c="4"/>./prob1 &lt;./input.in &gt; ./out1.out</text:p>
      <text:p text:style-name="Text_20_body"><text:s text:c="4"/>./prob2 &lt;./input.in &gt; ./out2.out </text:p>
      <text:p text:style-name="Text_20_body"><text:s text:c="4"/>echo "test okay"</text:p>
      <text:p text:style-name="Text_20_body">done</text:p>
      <text:p text:style-name="P8">if使用方法</text:p>
      <text:p text:style-name="Text_20_body">if [&lt;expression1&gt;] &lt;operator &gt; &lt; = &lt;&gt; &gt; [&lt;expression2&gt;];</text:p>
      <text:p text:style-name="P1">&lt;...&gt;</text:p>
      <text:p text:style-name="P1">endif</text:p>
      <text:p text:style-name="P1">while循环的使用</text:p>
      <table:table table:name="表格41" table:style-name="表格41">
        <table:table-column table:style-name="表格41.A"/>
        <table:table-row>
          <table:table-cell table:style-name="表格41.A1" office:value-type="string">
            <text:p text:style-name="Table_20_Contents">declare -i cnt</text:p>
            <text:p text:style-name="Table_20_Contents">cnt=1</text:p>
            <text:p text:style-name="Table_20_Contents">while [ $cnt != 10 ]</text:p>
            <text:p text:style-name="Table_20_Contents">do</text:p>
            <text:p text:style-name="Table_20_Contents"><text:s text:c="4"/>cnt=$[$cnt+1]</text:p>
            <text:p text:style-name="Table_20_Contents"><text:s text:c="4"/>echo $cnt</text:p>
            <text:p text:style-name="Table_20_Contents">done</text:p>
          </table:table-cell>
        </table:table-row>
      </table:table>
      <text:p text:style-name="P1"/>
      <text:h text:style-name="P30" text:outline-level="2">C/CPP tips</text:h>
      <text:p text:style-name="Standard">g++ 的编译命令 -D 可以定义宏 比如 -DmarcoName 就定义了一个名为marcoName的宏</text:p>
      <text:p text:style-name="Standard"/>
      <text:p text:style-name="P8">I/O问题</text:p>
      <text:p text:style-name="Text_20_body">*注意输出一个序列时最后有可能多输出一个空格导致WA</text:p>
      <text:p text:style-name="Text_20_body">*getline(),getchar(),读入前如果有其他的输入需要相应的getline()来吃掉换行</text:p>
      <text:p text:style-name="Text_20_body">*每行输出的要求</text:p>
      <text:p text:style-name="Text_20_body">*空格的读入，getline(),gets()都可以，但是gets()在某些版本的g++下会报警</text:p>
      <text:p text:style-name="P1">*G++版本问题</text:p>
      <text:p text:style-name="P1">*cin,cout取消同步：bool sync_with_stdio( bool sync = false );</text:p>
      <text:p text:style-name="Standard">构造函数</text:p>
      <text:p text:style-name="Standard"/>
      <text:h text:style-name="Heading_20_3" text:outline-level="3">STL参考*</text:h>
      <text:p text:style-name="P1">更多可以参考cpplus.com上的内容。</text:p>
      <text:p text:style-name="P1"><text:soft-page-break/>map</text:p>
      <text:p text:style-name="P1">queue</text:p>
      <text:p text:style-name="P1">stack</text:p>
      <text:p text:style-name="P1">list</text:p>
      <text:p text:style-name="P1"/>
      <text:h text:style-name="P30" text:outline-level="2">Python Tips*</text:h>
      <text:p text:style-name="P1"><text:tab/>现在ubuntu上预装的是python2.7+的版本，和python3有一些不同，所以这里还是用python2.7+的版本作为例子好了。</text:p>
      <text:p text:style-name="P3">Console I/O</text:p>
      <table:table table:name="表格32" table:style-name="表格32">
        <table:table-column table:style-name="表格32.A"/>
        <table:table-row>
          <table:table-cell table:style-name="表格32.A1" office:value-type="string">
            <text:p text:style-name="P2">#python3</text:p>
            <text:p text:style-name="P2">var_name = input()</text:p>
            <text:p text:style-name="P2">splite()#delete some char</text:p>
          </table:table-cell>
        </table:table-row>
      </table:table>
      <text:p text:style-name="P2"/>
      <text:p text:style-name="P3">文件读写</text:p>
      <text:p text:style-name="P1"/>
      <table:table table:name="表格31" table:style-name="表格31">
        <table:table-column table:style-name="表格31.A"/>
        <table:table-row>
          <table:table-cell table:style-name="表格31.A1" office:value-type="string">
            <text:p text:style-name="P1">f = open('&lt;filename&gt;' , '&lt;w/r/r+&gt;')#r+ could both read &amp; write</text:p>
            <text:p text:style-name="P1">f.write(&lt;str&gt;)#write can only output string, but could change others to string( str(&lt;variety_name&gt;)) before output.</text:p>
          </table:table-cell>
        </table:table-row>
      </table:table>
      <text:p text:style-name="P1"/>
      <text:p text:style-name="P3">随机数</text:p>
      <table:table table:name="表格33" table:style-name="表格33">
        <table:table-column table:style-name="表格33.A"/>
        <table:table-row>
          <table:table-cell table:style-name="表格33.A1" office:value-type="string">
            <text:p text:style-name="P26">&gt;&gt;&gt; random.random() <text:s text:c="7"/># Random float x, 0.0 &lt;= x &lt; 1.0</text:p>
            <text:p text:style-name="P26">0.37444887175646646</text:p>
            <text:p text:style-name="P26">&gt;&gt;&gt; random.uniform(1, 10) <text:s/># Random float x, 1.0 &lt;= x &lt; 10.0</text:p>
            <text:p text:style-name="P26">1.1800146073117523</text:p>
            <text:p text:style-name="P26">&gt;&gt;&gt; random.randint(1, 10) <text:s/># Integer from 1 to 10, endpoints included</text:p>
            <text:p text:style-name="P26">7</text:p>
            <text:p text:style-name="P26">&gt;&gt;&gt; random.randrange(0, 101, 2) <text:s/># Even integer from 0 to 100</text:p>
            <text:p text:style-name="P26">26</text:p>
            <text:p text:style-name="P26">&gt;&gt;&gt; random.choice('abcdefghij') <text:s/># Choose a random element</text:p>
            <text:p text:style-name="P26">'c'</text:p>
            <text:p text:style-name="P26"/>
            <text:p text:style-name="P26">&gt;&gt;&gt; items = [1, 2, 3, 4, 5, 6, 7]</text:p>
            <text:p text:style-name="P26">&gt;&gt;&gt; random.shuffle(items)</text:p>
            <text:p text:style-name="P26">&gt;&gt;&gt; items</text:p>
            <text:p text:style-name="P26">[7, 3, 2, 5, 6, 4, 1]</text:p>
            <text:p text:style-name="P26"/>
            <text:p text:style-name="P26">&gt;&gt;&gt; random.sample([1, 2, 3, 4, 5], <text:s/>3) <text:s/># Choose 3 elements</text:p>
            <text:p text:style-name="P26">[4, 1, 5]</text:p>
            <text:p text:style-name="P21"/>
          </table:table-cell>
        </table:table-row>
      </table:table>
      <text:p text:style-name="P1"/>
      <text:h text:style-name="P30" text:outline-level="2"><text:soft-page-break/>Java Tips*</text:h>
      <text:h text:style-name="Heading_20_3" text:outline-level="3">Console I/O</text:h>
      <text:h text:style-name="Heading_20_4" text:outline-level="4">读入以空格分隔的数据</text:h>
      <text:p text:style-name="P1">使用Scanner.nextInt()，Scanner.next()</text:p>
      <text:p text:style-name="P1">注意读入的异常抛出 throws Exception</text:p>
      <table:table table:name="表格34" table:style-name="表格34">
        <table:table-column table:style-name="表格34.A"/>
        <table:table-row>
          <table:table-cell table:style-name="表格34.A1" office:value-type="string">
            <text:p text:style-name="Table_20_Contents">//Console I/O sample</text:p>
            <text:p text:style-name="Table_20_Contents">import java.io.*;</text:p>
            <text:p text:style-name="Table_20_Contents">import java.util.Scanner;</text:p>
            <text:p text:style-name="Table_20_Contents"/>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 , line;</text:p>
            <text:p text:style-name="Table_20_Contents"><text:s text:c="8"/>int i , n;</text:p>
            <text:p text:style-name="Table_20_Contents"><text:s text:c="8"/>int []arr = new int[ 100 ];</text:p>
            <text:p text:style-name="Table_20_Contents"><text:s text:c="8"/></text:p>
            <text:p text:style-name="Table_20_Contents"><text:s text:c="8"/>Scanner in = new Scanner( System.in );</text:p>
            <text:p text:style-name="Table_20_Contents"><text:s text:c="8"/></text:p>
            <text:p text:style-name="Table_20_Contents"><text:s text:c="8"/>ca = in.next();</text:p>
            <text:p text:style-name="Table_20_Contents"><text:s text:c="8"/>cb = in.nextLine();</text:p>
            <text:p text:style-name="Table_20_Contents"><text:s text:c="8"/>line = in.nextLine();</text:p>
            <text:p text:style-name="Table_20_Contents"><text:s text:c="8"/>n = in.nextInt();</text:p>
            <text:p text:style-name="Table_20_Contents"><text:s text:c="8"/>for( i = 1 ; i &lt;= n ; ++ i )</text:p>
            <text:p text:style-name="Table_20_Contents"><text:s text:c="12"/>arr[ i ] = in.nextInt( );</text:p>
            <text:p text:style-name="Table_20_Contents"><text:s text:c="8"/>System.out.printf( "%d\n" , n );</text:p>
            <text:p text:style-name="Table_20_Contents"><text:s text:c="8"/>for( i = 1 ; i &lt;= n ; ++ i )</text:p>
            <text:p text:style-name="Table_20_Contents"><text:s text:c="12"/>System.out.printf( "%d " , arr[ i ] );</text:p>
            <text:p text:style-name="Table_20_Contents"><text:s text:c="8"/>System.out.printf( "\n" );</text:p>
            <text:p text:style-name="Table_20_Contents"><text:s text:c="4"/>}</text:p>
            <text:p text:style-name="Table_20_Contents">}</text:p>
          </table:table-cell>
        </table:table-row>
      </table:table>
      <text:p text:style-name="P1">读取整行的数据</text:p>
      <text:h text:style-name="Heading_20_4" text:outline-level="4">文件读写</text:h>
      <table:table table:name="表格35" table:style-name="表格35">
        <table:table-column table:style-name="表格35.A"/>
        <table:table-row>
          <table:table-cell table:style-name="表格35.A1" office:value-type="string">
            <text:p text:style-name="Table_20_Contents">import java.io.*;</text:p>
            <text:p text:style-name="Table_20_Contents"><text:s/></text:p>
            <text:p text:style-name="Table_20_Contents">public class fileio{</text:p>
            <text:p text:style-name="Table_20_Contents"><text:s text:c="4"/>public static void main(String[] args) throws Exception {</text:p>
            <text:p text:style-name="Table_20_Contents"><text:s text:c="8"/></text:p>
            <text:p text:style-name="Table_20_Contents"><text:soft-page-break/><text:s text:c="8"/>BufferedReader br = null;</text:p>
            <text:p text:style-name="Table_20_Contents"><text:s text:c="8"/></text:p>
            <text:p text:style-name="Table_20_Contents"><text:s text:c="8"/>String sCurrentLine;</text:p>
            <text:p text:style-name="Table_20_Contents"><text:s text:c="8"/></text:p>
            <text:p text:style-name="Table_20_Contents"><text:s text:c="8"/>br = new BufferedReader(new FileReader("./input.in"));</text:p>
            <text:p text:style-name="Table_20_Contents"><text:s text:c="8"/></text:p>
            <text:p text:style-name="Table_20_Contents"><text:s text:c="8"/>while ((sCurrentLine = br.readLine()) != null)</text:p>
            <text:p text:style-name="Table_20_Contents"><text:s text:c="12"/>System.out.println(sCurrentLine);</text:p>
            <text:p text:style-name="Table_20_Contents"><text:s text:c="4"/>}</text:p>
            <text:p text:style-name="Table_20_Contents">}</text:p>
          </table:table-cell>
        </table:table-row>
      </table:table>
      <text:p text:style-name="P1"/>
      <text:h text:style-name="Heading_20_3" text:outline-level="3">高精度调用</text:h>
      <table:table table:name="表格36" table:style-name="表格36">
        <table:table-column table:style-name="表格36.A"/>
        <table:table-row>
          <table:table-cell table:style-name="表格36.A1" office:value-type="string">
            <text:p text:style-name="Table_20_Contents">import java.io.*;</text:p>
            <text:p text:style-name="Table_20_Contents">import java.util.Scanner;</text:p>
            <text:p text:style-name="Table_20_Contents">import java.math.BigDecimal;//高精度实数</text:p>
            <text:p text:style-name="Table_20_Contents">/*</text:p>
            <text:p text:style-name="Table_20_Contents">构造器</text:p>
            <text:p text:style-name="Table_20_Contents">BigDecimal(double val) </text:p>
            <text:p text:style-name="Table_20_Contents"><text:s text:c="10"/>Translates a double into a BigDecimal. </text:p>
            <text:p text:style-name="Table_20_Contents">BigDecimal(String val) </text:p>
            <text:p text:style-name="Table_20_Contents"><text:s text:c="10"/>Translates the String repre sentation of a BigDecimal into a BigDecimal.</text:p>
            <text:p text:style-name="Table_20_Contents"/>
            <text:p text:style-name="Table_20_Contents">常用方法</text:p>
            <text:p text:style-name="Table_20_Contents">a.add(b);</text:p>
            <text:p text:style-name="Table_20_Contents">a.subtract(b);</text:p>
            <text:p text:style-name="Table_20_Contents">a.multiply(b);</text:p>
            <text:p text:style-name="Table_20_Contents">a.divide(b,scale,BigDecimal.ROUND_HALF_UP);</text:p>
            <text:p text:style-name="Table_20_Contents">a.compareTo(b);</text:p>
            <text:p text:style-name="Table_20_Contents">a.doubleValue();</text:p>
            <text:p text:style-name="Table_20_Contents">a.toString();</text:p>
            <text:p text:style-name="Table_20_Contents">*/</text:p>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text:p>
            <text:p text:style-name="Table_20_Contents"><text:s text:c="8"/>BigDecimal a , b;</text:p>
            <text:p text:style-name="Table_20_Contents"><text:s text:c="8"/></text:p>
            <text:p text:style-name="Table_20_Contents"><text:s text:c="8"/>Scanner in = new Scanner( System.in );</text:p>
            <text:p text:style-name="Table_20_Contents"><text:s text:c="8"/></text:p>
            <text:p text:style-name="Table_20_Contents"><text:s text:c="8"/>ca = in.next();</text:p>
            <text:p text:style-name="Table_20_Contents"><text:s text:c="8"/>cb = in.next();</text:p>
            <text:p text:style-name="Table_20_Contents"/>
            <text:p text:style-name="Table_20_Contents"><text:soft-page-break/><text:s text:c="8"/>a = new BigDecimal( ca );</text:p>
            <text:p text:style-name="Table_20_Contents"><text:s text:c="8"/>b = new BigDecimal( cb );</text:p>
            <text:p text:style-name="Table_20_Contents"/>
            <text:p text:style-name="Table_20_Contents"><text:s text:c="8"/>/*</text:p>
            <text:p text:style-name="Table_20_Contents"><text:s text:c="10"/>a.add(b);</text:p>
            <text:p text:style-name="Table_20_Contents"><text:s text:c="10"/>a.subtract(b);</text:p>
            <text:p text:style-name="Table_20_Contents"><text:s text:c="10"/>a.multiply(b);</text:p>
            <text:p text:style-name="Table_20_Contents"><text:s text:c="10"/>a.divide(b,scale,BigDecimal.ROUND_HALF_UP);</text:p>
            <text:p text:style-name="Table_20_Contents"><text:s text:c="10"/>a.compareTo(b);</text:p>
            <text:p text:style-name="Table_20_Contents"><text:s text:c="10"/>a.doubleValue();</text:p>
            <text:p text:style-name="Table_20_Contents"><text:s text:c="10"/>a.toString();</text:p>
            <text:p text:style-name="Table_20_Contents"><text:s text:c="9"/>*/</text:p>
            <text:p text:style-name="Table_20_Contents"/>
            <text:p text:style-name="Table_20_Contents"><text:s text:c="8"/>System.out.println( a.add( b ) );</text:p>
            <text:p text:style-name="Table_20_Contents"><text:s text:c="8"/>System.out.println( a.multiply( b ) );</text:p>
            <text:p text:style-name="Table_20_Contents"><text:s text:c="8"/>System.out.println( a.divide( b , 10 , BigDecimal.ROUND_HALF_UP ) );</text:p>
            <text:p text:style-name="Table_20_Contents"/>
            <text:p text:style-name="Table_20_Contents"><text:s text:c="4"/>}</text:p>
            <text:p text:style-name="Table_20_Contents">}</text:p>
          </table:table-cell>
        </table:table-row>
      </table:table>
      <text:p text:style-name="P1"/>
      <text:h text:style-name="Heading_20_2" text:outline-level="2">Pascal Tips*</text:h>
      <text:h text:style-name="Heading_20_2" text:outline-level="2">Scheme Tip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QYFPA+TimesNewRoman" svg:font-family="AQYFPA+TimesNewRoman"/>
    <style:font-face style:name="AQYFPA+ËÎÌå" svg:font-family="AQYFPA+ËÎÌå"/>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1-06-15T22:16:26</meta:creation-date>
    <dc:date>2012-09-17T10:50:11</dc:date>
    <dc:creator>csuacm </dc:creator>
    <meta:editing-duration>P4DT1H28M53S</meta:editing-duration>
    <meta:editing-cycles>165</meta:editing-cycles>
    <meta:generator>LibreOffice/3.5$Linux_x86 LibreOffice_project/350m1$Build-2</meta:generator>
    <meta:document-statistic meta:table-count="44" meta:image-count="0" meta:object-count="0" meta:page-count="86" meta:paragraph-count="3113" meta:word-count="9414" meta:character-count="62986" meta:non-whitespace-character-count="46690"/>
  </office:meta>
</office:document-meta>
</file>